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Inherit" svg:font-family="Inherit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92mm"/>
    </style:style>
    <style:style style:name="co2" style:family="table-column">
      <style:table-column-properties fo:break-before="auto" style:column-width="61.38mm"/>
    </style:style>
    <style:style style:name="co3" style:family="table-column">
      <style:table-column-properties fo:break-before="auto" style:column-width="44.8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38.1mm"/>
    </style:style>
    <style:style style:name="co6" style:family="table-column">
      <style:table-column-properties fo:break-before="auto" style:column-width="38.45mm"/>
    </style:style>
    <style:style style:name="co7" style:family="table-column">
      <style:table-column-properties fo:break-before="auto" style:column-width="40.22mm"/>
    </style:style>
    <style:style style:name="co8" style:family="table-column">
      <style:table-column-properties fo:break-before="auto" style:column-width="43.74mm"/>
    </style:style>
    <style:style style:name="co9" style:family="table-column">
      <style:table-column-properties fo:break-before="auto" style:column-width="55.39mm"/>
    </style:style>
    <style:style style:name="co10" style:family="table-column">
      <style:table-column-properties fo:break-before="auto" style:column-width="85.74mm"/>
    </style:style>
    <style:style style:name="co11" style:family="table-column">
      <style:table-column-properties fo:break-before="auto" style:column-width="28.58mm"/>
    </style:style>
    <style:style style:name="co12" style:family="table-column">
      <style:table-column-properties fo:break-before="auto" style:column-width="69.87mm"/>
    </style:style>
    <style:style style:name="co13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Carbon_20_Facto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53d5f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53d5f" style:vertical-align="bottom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53d5f" fo:background-color="#d9d9d9" style:diagonal-bl-tr="none" style:diagonal-tl-br="none" fo:border-left="1.76pt solid #000000" fo:border-right="none" style:rotation-align="none" fo:border-top="0.74pt solid #053d5f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53d5f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53d5f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order-bottom="0.74pt solid #053d5f" fo:background-color="#d9d9d9" style:diagonal-bl-tr="none" style:diagonal-tl-br="none" fo:border-left="0.74pt solid #053d5f" fo:border-right="none" style:rotation-align="none" fo:border-top="0.74pt solid #053d5f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53d5f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53d5f" style:vertical-align="middle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53d5f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eutral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</style:style>
    <style:style style:name="ce18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20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2" style:family="table-cell" style:parent-style-name="Excel_20_Built-in_20_Neutral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0.74pt solid #053d5f" fo:background-color="#d9d9d9" style:diagonal-bl-tr="none" style:diagonal-tl-br="none" fo:border-left="1.76pt solid #000000" fo:border-right="1.76pt solid #000000" style:rotation-align="none" fo:border-top="0.74pt solid #053d5f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53d5f" style:diagonal-bl-tr="none" style:diagonal-tl-br="none" fo:border-left="1.76pt solid #000000" fo:border-right="1.76pt solid #000000" style:rotation-align="none" fo:border-top="0.74pt solid #053d5f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21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29" style:family="table-cell" style:parent-style-name="Default">
      <style:table-cell-properties fo:border-bottom="0.74pt solid #053d5f" style:diagonal-bl-tr="none" style:diagonal-tl-br="none" fo:border-left="1.76pt solid #000000" fo:border-right="1.76pt solid #000000" style:rotation-align="none" fo:border-top="0.74pt solid #053d5f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53d5f" style:diagonal-bl-tr="none" style:diagonal-tl-br="none" fo:border-left="1.76pt solid #000000" fo:border-right="1.76pt solid #000000" style:rotation-align="none" fo:border-top="0.74pt solid #053d5f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3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53d5f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53d5f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21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Calculation" style:data-style-name="N121">
      <style:table-cell-properties fo:border-bottom="0.74pt solid #7f7f7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7f7f7f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Default" style:data-style-name="N123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53d5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</style:style>
    <style:style style:name="ce42" style:family="table-cell" style:parent-style-name="Excel_20_Built-in_20_Calculation" style:data-style-name="N121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7f7f7f" style:vertical-align="bottom" loext:vertical-justify="auto"/>
      <style:paragraph-properties fo:text-align="end" css3t:text-justify="auto" fo:margin-left="0mm" style:writing-mode="page"/>
    </style:style>
    <style:style style:name="ce43" style:family="table-cell" style:parent-style-name="Excel_20_Built-in_20_Calculation" style:data-style-name="N12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7f7f7f" style:vertical-align="bottom" loext:vertical-justify="auto"/>
      <style:paragraph-properties fo:text-align="end" css3t:text-justify="auto" fo:margin-left="0mm" style:writing-mode="page"/>
    </style:style>
    <style:style style:name="ce44" style:family="table-cell" style:parent-style-name="Excel_20_Built-in_20_Calculation" style:data-style-name="N13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5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74pt solid #053d5f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21">
      <style:table-cell-properties fo:border-bottom="0.74pt solid #053d5f" style:diagonal-bl-tr="none" style:diagonal-tl-br="none" style:text-align-source="fix" style:repeat-content="false" fo:wrap-option="wrap" fo:border-left="0.74pt solid #053d5f" style:direction="ltr" fo:border-right="none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121">
      <style:table-cell-properties fo:border-bottom="0.74pt solid #053d5f" style:diagonal-bl-tr="none" style:diagonal-tl-br="none" style:text-align-source="fix" style:repeat-content="false" fo:wrap-option="no-wrap" fo:border-left="0.74pt solid #053d5f" style:direction="ltr" fo:border-right="none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2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53d5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21">
      <style:table-cell-properties fo:border-bottom="0.74pt solid #053d5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121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123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121">
      <style:table-cell-properties fo:border-bottom="0.74pt solid #053d5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Calculation" style:data-style-name="N121">
      <style:table-cell-properties fo:border-bottom="0.74pt solid #7f7f7f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7f7f7f" style:vertical-align="bottom" loext:vertical-justify="auto"/>
      <style:paragraph-properties fo:text-align="end" css3t:text-justify="auto" fo:margin-left="0mm" style:writing-mode="page"/>
    </style:style>
    <style:style style:name="ce58" style:family="table-cell" style:parent-style-name="Default" style:data-style-name="N147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30">
      <style:table-cell-properties fo:border-bottom="0.74pt solid #053d5f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48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Normal_20_14_20_2_20_2_20_2" style:data-style-name="N130">
      <style:table-cell-properties fo:border-bottom="0.74pt solid #053d5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53d5f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48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47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21">
      <style:table-cell-properties fo:border-bottom="0.74pt solid #053d5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49">
      <style:table-cell-properties fo:border-bottom="0.74pt solid #053d5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Comma" style:data-style-name="N151">
      <style:table-cell-properties fo:border-bottom="0.74pt solid #053d5f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Comma_20_10" style:data-style-name="N150">
      <style:table-cell-properties fo:border-bottom="0.74pt solid #053d5f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Comma_20_10" style:data-style-name="N150">
      <style:table-cell-properties fo:border-bottom="0.74pt solid #053d5f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Comma_20_10" style:data-style-name="N150">
      <style:table-cell-properties fo:border-bottom="0.74pt solid #053d5f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121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30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21">
      <style:table-cell-properties fo:border-bottom="0.74pt solid #053d5f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21">
      <style:table-cell-properties fo:border-bottom="0.74pt solid #053d5f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middle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30">
      <style:table-cell-properties fo:border-bottom="0.74pt solid #053d5f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Normal_20_17_20_4" style:data-style-name="N147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17_20_4" style:data-style-name="N147">
      <style:table-cell-properties fo:border-bottom="0.74pt solid #053d5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53d5f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</style:style>
    <style:style style:name="ce79" style:family="table-cell" style:parent-style-name="Default">
      <style:table-cell-properties style:diagonal-bl-tr="none" style:diagonal-tl-br="none" fo:border="none" style:rotation-align="none"/>
    </style:style>
    <style:style style:name="ce80" style:family="table-cell" style:parent-style-name="Default">
      <style:table-cell-properties style:rotation-align="none"/>
    </style:style>
    <style:style style:name="ce8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8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</style:style>
    <style:style style:name="ce8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8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86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</style:style>
    <style:style style:name="ce87" style:family="table-cell" style:parent-style-name="Default" style:data-style-name="N121">
      <style:table-cell-properties style:diagonal-bl-tr="none" style:diagonal-tl-br="none" fo:border="0.74pt solid #053d5f" style:rotation-align="none"/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8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90" style:family="table-cell" style:parent-style-name="Default" style:data-style-name="N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91" style:family="table-cell" style:parent-style-name="Default" style:data-style-name="N3">
      <style:table-cell-properties fo:border-bottom="none" style:diagonal-bl-tr="none" style:diagonal-tl-br="none" fo:border-left="1.76pt solid #000000" fo:border-right="0.74pt solid #000000" style:rotation-align="none" fo:border-top="0.74pt solid #000000"/>
    </style:style>
    <style:style style:name="ce92" style:family="table-cell" style:parent-style-name="Default" style:data-style-name="N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93" style:family="table-cell" style:parent-style-name="Default" style:data-style-name="N3">
      <style:table-cell-properties style:diagonal-bl-tr="none" style:diagonal-tl-br="none" fo:border="none" style:rotation-align="none"/>
    </style:style>
    <style:style style:name="ce9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96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97" style:family="table-cell" style:parent-style-name="Default" style:data-style-name="N120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98" style:family="table-cell" style:parent-style-name="Default" style:data-style-name="N120">
      <style:table-cell-properties style:diagonal-bl-tr="none" style:diagonal-tl-br="none" fo:border="none" style:rotation-align="none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7.85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6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6.78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69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5.99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5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02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fo:font-family="Tahoma" style:font-family-generic="swiss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fo:font-family="Tahoma" style:font-family-generic="swiss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bon Fa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9" table:default-cell-style-name="ce8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00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2007-08</text:p>
          </table:table-cell>
          <table:table-cell office:value-type="string" calcext:value-type="string">
            <text:p>2008-09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2013-14</text:p>
          </table:table-cell>
          <table:table-cell office:value-type="string" calcext:value-type="string">
            <text:p>2014-15</text:p>
          </table:table-cell>
          <table:table-cell office:value-type="string" calcext:value-type="string">
            <text:p>2015-16</text:p>
          </table:table-cell>
          <table:table-cell office:value-type="string" calcext:value-type="string">
            <text:p>2016-17</text:p>
          </table:table-cell>
          <table:table-cell table:style-name="Default" office:value-type="string" calcext:value-type="string">
            <text:p>2017-18</text:p>
          </table:table-cell>
          <table:table-cell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office:annotation draw:style-name="gr1" draw:text-style-name="P2" svg:width="79.91mm" svg:height="19.85mm" svg:x="128.88mm" svg:y="11.74mm" draw:caption-point-x="-4.07mm" draw:caption-point-y="-6.78mm">
              <dc:date>2017-11-24T00:00:00</dc:date>
              <text:p text:style-name="P1">Emissions associated with the generation of electricity at a power station. <text:s/>Electricity generation factors do not include transmission and distribution.</text:p>
            </office:annotation>
            <text:p>Electricity generated</text:p>
          </table:table-cell>
          <table:table-cell table:style-name="ce2" office:value-type="string" calcext:value-type="string">
            <text:p>Electricity: UK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2" calcext:value-type="float">
            <text:p>2</text:p>
          </table:table-cell>
          <table:table-cell table:style-name="ce35" office:value-type="float" office:value="0.46673" calcext:value-type="float">
            <text:p>0.46673</text:p>
          </table:table-cell>
          <table:table-cell table:style-name="ce35" office:value-type="float" office:value="0.49608" calcext:value-type="float">
            <text:p>0.49608</text:p>
          </table:table-cell>
          <table:table-cell table:style-name="ce35" office:value-type="float" office:value="0.49381" calcext:value-type="float">
            <text:p>0.49381</text:p>
          </table:table-cell>
          <table:table-cell table:style-name="ce35" office:value-type="float" office:value="0.48531" calcext:value-type="float">
            <text:p>0.48531</text:p>
          </table:table-cell>
          <table:table-cell table:style-name="ce35" office:value-type="float" office:value="0.45205" calcext:value-type="float">
            <text:p>0.45205</text:p>
          </table:table-cell>
          <table:table-cell table:style-name="ce35" office:value-type="float" office:value="0.46002" calcext:value-type="float">
            <text:p>0.46002</text:p>
          </table:table-cell>
          <table:table-cell table:style-name="ce35" office:value-type="float" office:value="0.44548" calcext:value-type="float">
            <text:p>0.44548</text:p>
          </table:table-cell>
          <table:table-cell table:style-name="ce35" office:value-type="float" office:value="0.49426" calcext:value-type="float">
            <text:p>0.49426</text:p>
          </table:table-cell>
          <table:table-cell table:style-name="ce35" office:value-type="float" office:value="0.46219" calcext:value-type="float">
            <text:p>0.46219</text:p>
          </table:table-cell>
          <table:table-cell table:style-name="ce50" office:value-type="float" office:value="0.41205" calcext:value-type="float">
            <text:p>0.41205</text:p>
          </table:table-cell>
          <table:table-cell table:style-name="ce37" office:value-type="float" office:value="0.35156" calcext:value-type="float">
            <text:p><text:s text:c="2"/>0.35156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1" office:value-type="string" calcext:value-type="string">
            <office:annotation draw:style-name="gr2" draw:text-style-name="P2" svg:width="79.91mm" svg:height="18.52mm" svg:x="128.88mm" svg:y="17.41mm" draw:caption-point-x="-4.07mm" draw:caption-point-y="-7.58mm">
              <dc:date>2017-11-24T00:00:00</dc:date>
              <text:p text:style-name="P1">Emissions impact of the efficiency losses experienced in getting electricity from the power plant to the end user</text:p>
            </office:annotation>
            <text:p>T&amp;D- UK electricity</text:p>
          </table:table-cell>
          <table:table-cell table:style-name="ce2" office:value-type="string" calcext:value-type="string">
            <text:p>Electricity: UK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5" office:value-type="float" office:value="0.03646" calcext:value-type="float">
            <text:p>0.03646</text:p>
          </table:table-cell>
          <table:table-cell table:style-name="ce35" office:value-type="float" office:value="0.03857" calcext:value-type="float">
            <text:p>0.03857</text:p>
          </table:table-cell>
          <table:table-cell table:style-name="ce35" office:value-type="float" office:value="0.0391" calcext:value-type="float">
            <text:p>0.0391</text:p>
          </table:table-cell>
          <table:table-cell table:style-name="ce35" office:value-type="float" office:value="0.03908" calcext:value-type="float">
            <text:p>0.03908</text:p>
          </table:table-cell>
          <table:table-cell table:style-name="ce35" office:value-type="float" office:value="0.03863" calcext:value-type="float">
            <text:p>0.03863</text:p>
          </table:table-cell>
          <table:table-cell table:style-name="ce35" office:value-type="float" office:value="0.03634" calcext:value-type="float">
            <text:p>0.03634</text:p>
          </table:table-cell>
          <table:table-cell table:style-name="ce35" office:value-type="float" office:value="0.03809" calcext:value-type="float">
            <text:p>0.03809</text:p>
          </table:table-cell>
          <table:table-cell table:style-name="ce35" office:value-type="float" office:value="0.04322" calcext:value-type="float">
            <text:p>0.04322</text:p>
          </table:table-cell>
          <table:table-cell table:style-name="ce37" office:value-type="float" office:value="0.03816" calcext:value-type="float">
            <text:p><text:s text:c="2"/>0.03816 </text:p>
          </table:table-cell>
          <table:table-cell table:style-name="ce51" office:value-type="float" office:value="0.03727" calcext:value-type="float">
            <text:p><text:s text:c="2"/>0.03727 </text:p>
          </table:table-cell>
          <table:table-cell table:style-name="ce58" office:value-type="float" office:value="0.03287" calcext:value-type="float">
            <text:p>0.03287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office:annotation draw:style-name="gr3" draw:text-style-name="P2" svg:width="79.91mm" svg:height="18.78mm" svg:x="128.88mm" svg:y="22.27mm" draw:caption-point-x="-4.07mm" draw:caption-point-y="-7.57mm">
              <dc:date>2017-11-24T00:00:00</dc:date>
              <text:p text:style-name="P1">Emissions associated with the upstream extraction, refining and transportation of fuels for electricity generation prior to the point of combustion</text:p>
            </office:annotation>
            <text:p>WTT- UK electricity (generation)</text:p>
          </table:table-cell>
          <table:table-cell table:style-name="ce2" office:value-type="string" calcext:value-type="string">
            <text:p>Electricity: UK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5" office:value-type="float" office:value="0.06368" calcext:value-type="float">
            <text:p>0.06368</text:p>
          </table:table-cell>
          <table:table-cell table:style-name="ce35" office:value-type="float" office:value="0.06888" calcext:value-type="float">
            <text:p>0.06888</text:p>
          </table:table-cell>
          <table:table-cell table:style-name="ce35" office:value-type="float" office:value="0.06694" calcext:value-type="float">
            <text:p>0.06694</text:p>
          </table:table-cell>
          <table:table-cell table:style-name="ce35" office:value-type="float" office:value="0.06492" calcext:value-type="float">
            <text:p>0.06492</text:p>
          </table:table-cell>
          <table:table-cell table:style-name="ce35" office:value-type="float" office:value="0.06423" calcext:value-type="float">
            <text:p>0.06423</text:p>
          </table:table-cell>
          <table:table-cell table:style-name="ce35" office:value-type="float" office:value="0.069" calcext:value-type="float">
            <text:p>0.069</text:p>
          </table:table-cell>
          <table:table-cell table:style-name="ce35" office:value-type="float" office:value="0.07033" calcext:value-type="float">
            <text:p>0.07033</text:p>
          </table:table-cell>
          <table:table-cell table:style-name="ce35" office:value-type="float" office:value="0.07527" calcext:value-type="float">
            <text:p>0.07527</text:p>
          </table:table-cell>
          <table:table-cell table:style-name="ce37" office:value-type="float" office:value="0.06888" calcext:value-type="float">
            <text:p><text:s text:c="2"/>0.06888 </text:p>
          </table:table-cell>
          <table:table-cell table:style-name="ce51" office:value-type="float" office:value="0.06188" calcext:value-type="float">
            <text:p><text:s text:c="2"/>0.06188 </text:p>
          </table:table-cell>
          <table:table-cell table:style-name="ce37" office:value-type="float" office:value="0.05605" calcext:value-type="float">
            <text:p><text:s text:c="2"/>0.05605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office:annotation draw:style-name="gr4" draw:text-style-name="P2" svg:width="79.91mm" svg:height="21.69mm" svg:x="128.88mm" svg:y="25.69mm" draw:caption-point-x="-4.07mm" draw:caption-point-y="-6.12mm">
              <dc:date>2017-11-24T00:00:00</dc:date>
              <text:p text:style-name="P1">Emissions associated with transmission and distribution losses of getting electricity to the end user; but associated with the <text:s/>upstream extraction, refining and transportation of fuels for electricity generation prior to the point of combustion</text:p>
            </office:annotation>
            <text:p>WTT- UK electricity (T&amp;D)</text:p>
          </table:table-cell>
          <table:table-cell table:style-name="ce2" office:value-type="string" calcext:value-type="string">
            <text:p>Electricity: UK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5" office:value-type="float" office:value="0.00498" calcext:value-type="float">
            <text:p>0.00498</text:p>
          </table:table-cell>
          <table:table-cell table:style-name="ce35" office:value-type="float" office:value="0.00536" calcext:value-type="float">
            <text:p>0.00536</text:p>
          </table:table-cell>
          <table:table-cell table:style-name="ce35" office:value-type="float" office:value="0.00531" calcext:value-type="float">
            <text:p>0.00531</text:p>
          </table:table-cell>
          <table:table-cell table:style-name="ce35" office:value-type="float" office:value="0.00523" calcext:value-type="float">
            <text:p>0.00523</text:p>
          </table:table-cell>
          <table:table-cell table:style-name="ce35" office:value-type="float" office:value="0.00549" calcext:value-type="float">
            <text:p>0.00549</text:p>
          </table:table-cell>
          <table:table-cell table:style-name="ce35" office:value-type="float" office:value="0.00545" calcext:value-type="float">
            <text:p>0.00545</text:p>
          </table:table-cell>
          <table:table-cell table:style-name="ce35" office:value-type="float" office:value="0.00601" calcext:value-type="float">
            <text:p>0.00601</text:p>
          </table:table-cell>
          <table:table-cell table:style-name="ce35" office:value-type="float" office:value="0.00658" calcext:value-type="float">
            <text:p>0.00658</text:p>
          </table:table-cell>
          <table:table-cell table:style-name="ce37" office:value-type="float" office:value="0.00569" calcext:value-type="float">
            <text:p><text:s text:c="2"/>0.00569 </text:p>
          </table:table-cell>
          <table:table-cell table:style-name="ce51" office:value-type="float" office:value="0.0056" calcext:value-type="float">
            <text:p><text:s text:c="2"/>0.0056 <text:s/></text:p>
          </table:table-cell>
          <table:table-cell table:style-name="ce37" office:value-type="float" office:value="0.00524" calcext:value-type="float">
            <text:p><text:s text:c="2"/>0.00524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3" office:value-type="string" calcext:value-type="string">
            <text:p>Electricity from Grid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Wh</text:p>
          </table:table-cell>
          <table:table-cell table:style-name="ce24" office:value-type="string" calcext:value-type="string">
            <text:p>N/A</text:p>
          </table:table-cell>
          <table:table-cell table:style-name="ce36" table:formula="of:=SUM([.E2:.E5])" office:value-type="float" office:value="0.57185" calcext:value-type="float">
            <text:p><text:s text:c="2"/>0.57185 </text:p>
          </table:table-cell>
          <table:table-cell table:style-name="ce36" table:formula="of:=SUM([.F2:.F5])" office:value-type="float" office:value="0.60889" calcext:value-type="float">
            <text:p><text:s text:c="2"/>0.60889 </text:p>
          </table:table-cell>
          <table:table-cell table:style-name="ce36" table:formula="of:=SUM([.G2:.G5])" office:value-type="float" office:value="0.60516" calcext:value-type="float">
            <text:p><text:s text:c="2"/>0.60516 </text:p>
          </table:table-cell>
          <table:table-cell table:style-name="ce36" table:formula="of:=SUM([.H2:.H5])" office:value-type="float" office:value="0.59454" calcext:value-type="float">
            <text:p><text:s text:c="2"/>0.59454 </text:p>
          </table:table-cell>
          <table:table-cell table:style-name="ce36" table:formula="of:=SUM([.I2:.I5])" office:value-type="float" office:value="0.5604" calcext:value-type="float">
            <text:p><text:s text:c="2"/>0.5604 <text:s/></text:p>
          </table:table-cell>
          <table:table-cell table:style-name="ce36" table:formula="of:=SUM([.J2:.J5])" office:value-type="float" office:value="0.57081" calcext:value-type="float">
            <text:p><text:s text:c="2"/>0.57081 </text:p>
          </table:table-cell>
          <table:table-cell table:style-name="ce36" table:formula="of:=SUM([.K2:.K5])" office:value-type="float" office:value="0.55991" calcext:value-type="float">
            <text:p><text:s text:c="2"/>0.55991 </text:p>
          </table:table-cell>
          <table:table-cell table:style-name="ce36" table:formula="of:=SUM([.L2:.L5])" office:value-type="float" office:value="0.61933" calcext:value-type="float">
            <text:p><text:s text:c="2"/>0.61933 </text:p>
          </table:table-cell>
          <table:table-cell table:style-name="ce36" table:formula="of:=SUM([.M2:.M5])" office:value-type="float" office:value="0.57492" calcext:value-type="float">
            <text:p><text:s text:c="2"/>0.57492 </text:p>
          </table:table-cell>
          <table:table-cell table:style-name="ce52" table:formula="of:=SUM([.N2:.N5])" office:value-type="float" office:value="0.5168" calcext:value-type="float">
            <text:p><text:s text:c="2"/>0.5168 <text:s/></text:p>
          </table:table-cell>
          <table:table-cell table:style-name="ce36" table:formula="of:=SUM([.O2:.O5])" office:value-type="float" office:value="0.44572" calcext:value-type="float">
            <text:p><text:s text:c="2"/>0.44572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4" office:value-type="string" calcext:value-type="string">
            <office:annotation draw:style-name="gr5" draw:text-style-name="P2" svg:width="79.91mm" svg:height="17.99mm" svg:x="128.88mm" svg:y="38.47mm" draw:caption-point-x="-4.07mm" draw:caption-point-y="-9.16mm">
              <dc:date>2017-11-24T00:00:00</dc:date>
              <text:p text:style-name="P1">Purchased heat and steam for local and district heating purposes</text:p>
            </office:annotation>
            <text:p>Heat and steam</text:p>
          </table:table-cell>
          <table:table-cell table:style-name="ce2" office:value-type="string" calcext:value-type="string">
            <text:p>Onsite heat and steam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0.22208" calcext:value-type="float">
            <text:p><text:s text:c="2"/>0.22208 </text:p>
          </table:table-cell>
          <table:table-cell table:style-name="ce37" office:value-type="float" office:value="0.23175" calcext:value-type="float">
            <text:p><text:s text:c="2"/>0.23175 </text:p>
          </table:table-cell>
          <table:table-cell table:style-name="ce37" office:value-type="float" office:value="0.23218" calcext:value-type="float">
            <text:p><text:s text:c="2"/>0.23218 </text:p>
          </table:table-cell>
          <table:table-cell table:style-name="ce37" office:value-type="float" office:value="0.22548" calcext:value-type="float">
            <text:p><text:s text:c="2"/>0.22548 </text:p>
          </table:table-cell>
          <table:table-cell table:style-name="ce37" office:value-type="float" office:value="0.22312" calcext:value-type="float">
            <text:p><text:s text:c="2"/>0.22312 </text:p>
          </table:table-cell>
          <table:table-cell table:style-name="ce37" office:value-type="float" office:value="0.21989" calcext:value-type="float">
            <text:p><text:s text:c="2"/>0.21989 </text:p>
          </table:table-cell>
          <table:table-cell table:style-name="ce37" office:value-type="float" office:value="0.21644" calcext:value-type="float">
            <text:p><text:s text:c="2"/>0.21644 </text:p>
          </table:table-cell>
          <table:table-cell table:style-name="ce37" office:value-type="float" office:value="0.24406" calcext:value-type="float">
            <text:p><text:s text:c="2"/>0.24406 </text:p>
          </table:table-cell>
          <table:table-cell table:style-name="ce37" office:value-type="float" office:value="0.223608042" calcext:value-type="float">
            <text:p><text:s text:c="2"/>0.223608</text:p>
          </table:table-cell>
          <table:table-cell table:style-name="ce51" office:value-type="float" office:value="0.204311353373601" calcext:value-type="float">
            <text:p><text:s text:c="2"/>0.204311</text:p>
          </table:table-cell>
          <table:table-cell table:style-name="ce59" office:value-type="float" office:value="0.197411006275712" calcext:value-type="float">
            <text:p><text:s text:c="2"/>0.19741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4" office:value-type="string" calcext:value-type="string">
            <office:annotation draw:style-name="gr5" draw:text-style-name="P2" svg:width="79.91mm" svg:height="17.99mm" svg:x="128.88mm" svg:y="43.33mm" draw:caption-point-x="-4.07mm" draw:caption-point-y="-9.16mm">
              <dc:date>2017-11-24T00:00:00</dc:date>
              <text:p text:style-name="P1">Purchased heat and steam for local and district heating purposes</text:p>
            </office:annotation>
            <text:p>Heat and steam</text:p>
          </table:table-cell>
          <table:table-cell table:style-name="ce2" office:value-type="string" calcext:value-type="string">
            <text:p>District heat and steam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2" calcext:value-type="float">
            <text:p>2</text:p>
          </table:table-cell>
          <table:table-cell table:style-name="ce37" office:value-type="float" office:value="0.22208" calcext:value-type="float">
            <text:p><text:s text:c="2"/>0.22208 </text:p>
          </table:table-cell>
          <table:table-cell table:style-name="ce37" office:value-type="float" office:value="0.23175" calcext:value-type="float">
            <text:p><text:s text:c="2"/>0.23175 </text:p>
          </table:table-cell>
          <table:table-cell table:style-name="ce37" office:value-type="float" office:value="0.23218" calcext:value-type="float">
            <text:p><text:s text:c="2"/>0.23218 </text:p>
          </table:table-cell>
          <table:table-cell table:style-name="ce37" office:value-type="float" office:value="0.22548" calcext:value-type="float">
            <text:p><text:s text:c="2"/>0.22548 </text:p>
          </table:table-cell>
          <table:table-cell table:style-name="ce37" office:value-type="float" office:value="0.22312" calcext:value-type="float">
            <text:p><text:s text:c="2"/>0.22312 </text:p>
          </table:table-cell>
          <table:table-cell table:style-name="ce37" office:value-type="float" office:value="0.21989" calcext:value-type="float">
            <text:p><text:s text:c="2"/>0.21989 </text:p>
          </table:table-cell>
          <table:table-cell table:style-name="ce37" office:value-type="float" office:value="0.21644" calcext:value-type="float">
            <text:p><text:s text:c="2"/>0.21644 </text:p>
          </table:table-cell>
          <table:table-cell table:style-name="ce37" office:value-type="float" office:value="0.24406" calcext:value-type="float">
            <text:p><text:s text:c="2"/>0.24406 </text:p>
          </table:table-cell>
          <table:table-cell table:style-name="ce37" office:value-type="float" office:value="0.223608042" calcext:value-type="float">
            <text:p><text:s text:c="2"/>0.223608</text:p>
          </table:table-cell>
          <table:table-cell table:style-name="ce51" office:value-type="float" office:value="0.204311353373601" calcext:value-type="float">
            <text:p><text:s text:c="2"/>0.204311</text:p>
          </table:table-cell>
          <table:table-cell table:style-name="ce59" office:value-type="float" office:value="0.197411006275712" calcext:value-type="float">
            <text:p><text:s text:c="2"/>0.19741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1" office:value-type="string" calcext:value-type="string">
            <text:p>Distribution - district heat &amp; steam</text:p>
          </table:table-cell>
          <table:table-cell table:style-name="ce2" office:value-type="string" calcext:value-type="string">
            <text:p>5% los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0.011688" calcext:value-type="float">
            <text:p><text:s text:c="2"/>0.011688</text:p>
          </table:table-cell>
          <table:table-cell table:style-name="ce37" office:value-type="float" office:value="0.012197" calcext:value-type="float">
            <text:p><text:s text:c="2"/>0.012197</text:p>
          </table:table-cell>
          <table:table-cell table:style-name="ce37" office:value-type="float" office:value="0.01222" calcext:value-type="float">
            <text:p><text:s text:c="2"/>0.01222 </text:p>
          </table:table-cell>
          <table:table-cell table:style-name="ce37" office:value-type="float" office:value="0.011867" calcext:value-type="float">
            <text:p><text:s text:c="2"/>0.011867</text:p>
          </table:table-cell>
          <table:table-cell table:style-name="ce37" office:value-type="float" office:value="0.011743" calcext:value-type="float">
            <text:p><text:s text:c="2"/>0.011743</text:p>
          </table:table-cell>
          <table:table-cell table:style-name="ce37" office:value-type="float" office:value="0.011573158" calcext:value-type="float">
            <text:p><text:s text:c="2"/>0.011573</text:p>
          </table:table-cell>
          <table:table-cell table:style-name="ce37" office:value-type="float" office:value="0.011391579" calcext:value-type="float">
            <text:p><text:s text:c="2"/>0.011392</text:p>
          </table:table-cell>
          <table:table-cell table:style-name="ce37" office:value-type="float" office:value="0.012845263" calcext:value-type="float">
            <text:p><text:s text:c="2"/>0.012845</text:p>
          </table:table-cell>
          <table:table-cell table:style-name="ce37" office:value-type="float" office:value="0.011768844" calcext:value-type="float">
            <text:p><text:s text:c="2"/>0.011769</text:p>
          </table:table-cell>
          <table:table-cell table:style-name="ce51" office:value-type="float" office:value="0.0107532291249264" calcext:value-type="float">
            <text:p><text:s text:c="2"/>0.010753</text:p>
          </table:table-cell>
          <table:table-cell table:style-name="ce58" office:value-type="float" office:value="0.0103900529618796" calcext:value-type="float">
            <text:p>0.01039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" table:number-rows-spanned="2">
            <text:p>WTT- heat and steam</text:p>
          </table:table-cell>
          <table:table-cell table:style-name="ce2" office:value-type="string" calcext:value-type="string">
            <text:p>Onsite heat and steam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0.05498" calcext:value-type="float">
            <text:p><text:s text:c="2"/>0.05498 </text:p>
          </table:table-cell>
          <table:table-cell table:style-name="ce37" office:value-type="float" office:value="0.05481" calcext:value-type="float">
            <text:p><text:s text:c="2"/>0.05481 </text:p>
          </table:table-cell>
          <table:table-cell table:style-name="ce37" office:value-type="float" office:value="0.05537" calcext:value-type="float">
            <text:p><text:s text:c="2"/>0.05537 </text:p>
          </table:table-cell>
          <table:table-cell table:style-name="ce37" office:value-type="float" office:value="0.05482" calcext:value-type="float">
            <text:p><text:s text:c="2"/>0.05482 </text:p>
          </table:table-cell>
          <table:table-cell table:style-name="ce37" office:value-type="float" office:value="0.05461" calcext:value-type="float">
            <text:p><text:s text:c="2"/>0.05461 </text:p>
          </table:table-cell>
          <table:table-cell table:style-name="ce37" office:value-type="float" office:value="0.05446" calcext:value-type="float">
            <text:p><text:s text:c="2"/>0.05446 </text:p>
          </table:table-cell>
          <table:table-cell table:style-name="ce37" office:value-type="float" office:value="0.054789945" calcext:value-type="float">
            <text:p><text:s text:c="2"/>0.05479 </text:p>
          </table:table-cell>
          <table:table-cell table:style-name="ce37" office:value-type="float" office:value="0.027067018" calcext:value-type="float">
            <text:p><text:s text:c="2"/>0.027067</text:p>
          </table:table-cell>
          <table:table-cell table:style-name="ce37" office:value-type="float" office:value="0.026026991" calcext:value-type="float">
            <text:p><text:s text:c="2"/>0.026027</text:p>
          </table:table-cell>
          <table:table-cell table:style-name="ce51" office:value-type="float" office:value="0.0249789989996198" calcext:value-type="float">
            <text:p><text:s text:c="2"/>0.024979</text:p>
          </table:table-cell>
          <table:table-cell table:style-name="ce59" office:value-type="float" office:value="0.0272182579645957" calcext:value-type="float">
            <text:p><text:s text:c="2"/>0.02722</text:p>
          </table:table-cell>
          <table:table-cell table:style-name="ce31"/>
          <table:table-cell table:number-columns-repeated="1008"/>
        </table:table-row>
        <table:table-row table:style-name="ro1">
          <table:covered-table-cell table:style-name="ce4"/>
          <table:table-cell table:style-name="ce2" office:value-type="string" calcext:value-type="string">
            <text:p>District heat and steam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0.05498" calcext:value-type="float">
            <text:p><text:s text:c="2"/>0.05498 </text:p>
          </table:table-cell>
          <table:table-cell table:style-name="ce37" office:value-type="float" office:value="0.05481" calcext:value-type="float">
            <text:p><text:s text:c="2"/>0.05481 </text:p>
          </table:table-cell>
          <table:table-cell table:style-name="ce37" office:value-type="float" office:value="0.05537" calcext:value-type="float">
            <text:p><text:s text:c="2"/>0.05537 </text:p>
          </table:table-cell>
          <table:table-cell table:style-name="ce37" office:value-type="float" office:value="0.05482" calcext:value-type="float">
            <text:p><text:s text:c="2"/>0.05482 </text:p>
          </table:table-cell>
          <table:table-cell table:style-name="ce37" office:value-type="float" office:value="0.05461" calcext:value-type="float">
            <text:p><text:s text:c="2"/>0.05461 </text:p>
          </table:table-cell>
          <table:table-cell table:style-name="ce37" office:value-type="float" office:value="0.05446" calcext:value-type="float">
            <text:p><text:s text:c="2"/>0.05446 </text:p>
          </table:table-cell>
          <table:table-cell table:style-name="ce37" office:value-type="float" office:value="0.054789945" calcext:value-type="float">
            <text:p><text:s text:c="2"/>0.05479 </text:p>
          </table:table-cell>
          <table:table-cell table:style-name="ce37" office:value-type="float" office:value="0.027067018" calcext:value-type="float">
            <text:p><text:s text:c="2"/>0.027067</text:p>
          </table:table-cell>
          <table:table-cell table:style-name="ce37" office:value-type="float" office:value="0.026026991" calcext:value-type="float">
            <text:p><text:s text:c="2"/>0.026027</text:p>
          </table:table-cell>
          <table:table-cell table:style-name="ce51" office:value-type="float" office:value="0.0249789989996198" calcext:value-type="float">
            <text:p><text:s text:c="2"/>0.024979</text:p>
          </table:table-cell>
          <table:table-cell table:style-name="ce59" office:value-type="float" office:value="0.0272182579645957" calcext:value-type="float">
            <text:p><text:s text:c="2"/>0.02722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WTT- district heat &amp; steam distribution</text:p>
          </table:table-cell>
          <table:table-cell table:style-name="ce2" office:value-type="string" calcext:value-type="string">
            <text:p>5% los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0.002894" calcext:value-type="float">
            <text:p><text:s text:c="2"/>0.002894</text:p>
          </table:table-cell>
          <table:table-cell table:style-name="ce37" office:value-type="float" office:value="0.002885" calcext:value-type="float">
            <text:p><text:s text:c="2"/>0.002885</text:p>
          </table:table-cell>
          <table:table-cell table:style-name="ce37" office:value-type="float" office:value="0.002914" calcext:value-type="float">
            <text:p><text:s text:c="2"/>0.002914</text:p>
          </table:table-cell>
          <table:table-cell table:style-name="ce37" office:value-type="float" office:value="0.002885" calcext:value-type="float">
            <text:p><text:s text:c="2"/>0.002885</text:p>
          </table:table-cell>
          <table:table-cell table:style-name="ce37" office:value-type="float" office:value="0.002874" calcext:value-type="float">
            <text:p><text:s text:c="2"/>0.002874</text:p>
          </table:table-cell>
          <table:table-cell table:style-name="ce37" office:value-type="float" office:value="0.002866316" calcext:value-type="float">
            <text:p><text:s text:c="2"/>0.002866</text:p>
          </table:table-cell>
          <table:table-cell table:style-name="ce37" office:value-type="float" office:value="0.002883681" calcext:value-type="float">
            <text:p><text:s text:c="2"/>0.002884</text:p>
          </table:table-cell>
          <table:table-cell table:style-name="ce37" office:value-type="float" office:value="0.00142458" calcext:value-type="float">
            <text:p><text:s text:c="2"/>0.001425</text:p>
          </table:table-cell>
          <table:table-cell table:style-name="ce37" office:value-type="float" office:value="0.001369842" calcext:value-type="float">
            <text:p><text:s text:c="2"/>0.00137 </text:p>
          </table:table-cell>
          <table:table-cell table:style-name="ce51" office:value-type="float" office:value="0.00131468415787473" calcext:value-type="float">
            <text:p><text:s text:c="2"/>0.001315</text:p>
          </table:table-cell>
          <table:table-cell table:style-name="ce59" office:value-type="float" office:value="0.00143253989287346" calcext:value-type="float">
            <text:p><text:s text:c="2"/>0.00143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3" office:value-type="string" calcext:value-type="string">
            <text:p>Imported heat/steam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WH</text:p>
          </table:table-cell>
          <table:table-cell table:style-name="ce24" office:value-type="string" calcext:value-type="string">
            <text:p>N/A</text:p>
          </table:table-cell>
          <table:table-cell table:style-name="ce36" table:formula="of:=SUM([.E7];[.E9];[.E10];[.E12])" office:value-type="float" office:value="0.291642" calcext:value-type="float">
            <text:p><text:s text:c="2"/>0.291642</text:p>
          </table:table-cell>
          <table:table-cell table:style-name="ce36" table:formula="of:=SUM([.F7];[.F9];[.F10];[.F12])" office:value-type="float" office:value="0.301642" calcext:value-type="float">
            <text:p><text:s text:c="2"/>0.301642</text:p>
          </table:table-cell>
          <table:table-cell table:style-name="ce36" table:formula="of:=SUM([.G7];[.G9];[.G10];[.G12])" office:value-type="float" office:value="0.302684" calcext:value-type="float">
            <text:p><text:s text:c="2"/>0.302684</text:p>
          </table:table-cell>
          <table:table-cell table:style-name="ce36" table:formula="of:=SUM([.H7];[.H9];[.H10];[.H12])" office:value-type="float" office:value="0.295052" calcext:value-type="float">
            <text:p><text:s text:c="2"/>0.295052</text:p>
          </table:table-cell>
          <table:table-cell table:style-name="ce36" table:formula="of:=SUM([.I7];[.I9];[.I10];[.I12])" office:value-type="float" office:value="0.292347" calcext:value-type="float">
            <text:p><text:s text:c="2"/>0.292347</text:p>
          </table:table-cell>
          <table:table-cell table:style-name="ce36" table:formula="of:=SUM([.J7];[.J9];[.J10];[.J12])" office:value-type="float" office:value="0.288789474" calcext:value-type="float">
            <text:p><text:s text:c="2"/>0.288789</text:p>
          </table:table-cell>
          <table:table-cell table:style-name="ce36" table:formula="of:=SUM([.K7];[.K9];[.K10];[.K12])" office:value-type="float" office:value="0.285505205" calcext:value-type="float">
            <text:p><text:s text:c="2"/>0.285505</text:p>
          </table:table-cell>
          <table:table-cell table:style-name="ce36" table:formula="of:=SUM([.L7];[.L9];[.L10];[.L12])" office:value-type="float" office:value="0.285396861" calcext:value-type="float">
            <text:p><text:s text:c="2"/>0.285397</text:p>
          </table:table-cell>
          <table:table-cell table:style-name="ce36" table:formula="of:=SUM([.M7];[.M9];[.M10];[.M12])" office:value-type="float" office:value="0.262773719" calcext:value-type="float">
            <text:p><text:s text:c="2"/>0.262774</text:p>
          </table:table-cell>
          <table:table-cell table:style-name="ce52" table:formula="of:=SUM([.N7];[.N9];[.N10];[.N12])" office:value-type="float" office:value="0.241358265656022" calcext:value-type="float">
            <text:p><text:s text:c="2"/>0.241358</text:p>
          </table:table-cell>
          <table:table-cell table:style-name="ce36" table:formula="of:=SUM([.O7];[.O9];[.O10];[.O12])" office:value-type="float" office:value="0.23645185709506" calcext:value-type="float">
            <text:p><text:s text:c="2"/>0.236452</text:p>
          </table:table-cell>
          <table:table-cell table:style-name="ce31" office:value-type="string" calcext:value-type="string">
            <text:p>No difference between district and non-district</text:p>
          </table:table-cell>
          <table:table-cell/>
          <table:table-cell table:style-name="ce87" office:value-type="float" office:value="77.38" calcext:value-type="float">
            <text:p><text:s/>77.38 <text:s text:c="3"/></text:p>
          </table:table-cell>
          <table:table-cell table:style-name="ce87" office:value-type="float" office:value="1435.29" calcext:value-type="float">
            <text:p>1435.29 <text:s text:c="3"/></text:p>
          </table:table-cell>
          <table:table-cell table:style-name="ce87" office:value-type="float" office:value="77.38" calcext:value-type="float">
            <text:p><text:s/>77.38 <text:s text:c="3"/></text:p>
          </table:table-cell>
          <table:table-cell table:style-name="ce87" office:value-type="float" office:value="1435.29" calcext:value-type="float">
            <text:p>1435.29 <text:s text:c="3"/>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aseous fuels</text:p>
          </table:table-cell>
          <table:table-cell table:style-name="ce2" office:value-type="string" calcext:value-type="string">
            <text:p>Natural ga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1" calcext:value-type="float">
            <text:p>1</text:p>
          </table:table-cell>
          <table:table-cell table:style-name="ce38" table:formula="of:=[.F14]" office:value-type="float" office:value="0.18521" calcext:value-type="float">
            <text:p><text:s text:c="2"/>0.18521 </text:p>
          </table:table-cell>
          <table:table-cell table:style-name="ce38" table:formula="of:=[.G14]" office:value-type="float" office:value="0.18521" calcext:value-type="float">
            <text:p><text:s text:c="2"/>0.18521 </text:p>
          </table:table-cell>
          <table:table-cell table:style-name="ce38" table:formula="of:=[.H14]" office:value-type="float" office:value="0.18521" calcext:value-type="float">
            <text:p><text:s text:c="2"/>0.18521 </text:p>
          </table:table-cell>
          <table:table-cell table:style-name="ce38" table:formula="of:=[.I14]" office:value-type="float" office:value="0.18521" calcext:value-type="float">
            <text:p><text:s text:c="2"/>0.18521 </text:p>
          </table:table-cell>
          <table:table-cell table:style-name="ce38" table:formula="of:=[.J14]" office:value-type="float" office:value="0.18521" calcext:value-type="float">
            <text:p><text:s text:c="2"/>0.18521 </text:p>
          </table:table-cell>
          <table:table-cell table:style-name="ce37" office:value-type="float" office:value="0.18521" calcext:value-type="float">
            <text:p><text:s text:c="2"/>0.18521 </text:p>
          </table:table-cell>
          <table:table-cell table:style-name="ce37" office:value-type="float" office:value="0.18404" calcext:value-type="float">
            <text:p><text:s text:c="2"/>0.18404 </text:p>
          </table:table-cell>
          <table:table-cell table:style-name="ce37" office:value-type="float" office:value="0.184973003" calcext:value-type="float">
            <text:p><text:s text:c="2"/>0.184973</text:p>
          </table:table-cell>
          <table:table-cell table:style-name="ce37" office:value-type="float" office:value="0.18445" calcext:value-type="float">
            <text:p><text:s text:c="2"/>0.18445 </text:p>
          </table:table-cell>
          <table:table-cell table:style-name="ce51" office:value-type="float" office:value="0.183996818181275" calcext:value-type="float">
            <text:p><text:s text:c="2"/>0.183997</text:p>
          </table:table-cell>
          <table:table-cell table:style-name="ce60" office:value-type="float" office:value="0.184163989077374" calcext:value-type="float">
            <text:p><text:s text:c="2"/>0.18416</text:p>
          </table:table-cell>
          <table:table-cell table:style-name="ce31" office:value-type="string" calcext:value-type="string">
            <text:p>Assumed natural gas, gross figure</text:p>
          </table:table-cell>
          <table:table-cell/>
          <table:table-cell table:style-name="ce87" office:value-type="float" office:value="0.01895" calcext:value-type="float">
            <text:p><text:s text:c="2"/>0.01895 </text:p>
          </table:table-cell>
          <table:table-cell table:style-name="ce87" office:value-type="float" office:value="0.3515" calcext:value-type="float">
            <text:p><text:s text:c="2"/>0.3515 <text:s/></text:p>
          </table:table-cell>
          <table:table-cell table:style-name="ce87" office:value-type="float" office:value="0.01895" calcext:value-type="float">
            <text:p><text:s text:c="2"/>0.01895 </text:p>
          </table:table-cell>
          <table:table-cell table:style-name="ce87" office:value-type="float" office:value="0.3515" calcext:value-type="float">
            <text:p><text:s text:c="2"/>0.3515 <text:s/>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TT - gaseous fuels</text:p>
          </table:table-cell>
          <table:table-cell table:style-name="ce2" office:value-type="string" calcext:value-type="string">
            <text:p>Natural ga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15]" office:value-type="float" office:value="0.01914" calcext:value-type="float">
            <text:p><text:s text:c="2"/>0.01914 </text:p>
          </table:table-cell>
          <table:table-cell table:style-name="ce38" table:formula="of:=[.G15]" office:value-type="float" office:value="0.01914" calcext:value-type="float">
            <text:p><text:s text:c="2"/>0.01914 </text:p>
          </table:table-cell>
          <table:table-cell table:style-name="ce38" table:formula="of:=[.H15]" office:value-type="float" office:value="0.01914" calcext:value-type="float">
            <text:p><text:s text:c="2"/>0.01914 </text:p>
          </table:table-cell>
          <table:table-cell table:style-name="ce38" table:formula="of:=[.I15]" office:value-type="float" office:value="0.01914" calcext:value-type="float">
            <text:p><text:s text:c="2"/>0.01914 </text:p>
          </table:table-cell>
          <table:table-cell table:style-name="ce38" table:formula="of:=[.J15]" office:value-type="float" office:value="0.01914" calcext:value-type="float">
            <text:p><text:s text:c="2"/>0.01914 </text:p>
          </table:table-cell>
          <table:table-cell table:style-name="ce37" office:value-type="float" office:value="0.01914" calcext:value-type="float">
            <text:p><text:s text:c="2"/>0.01914 </text:p>
          </table:table-cell>
          <table:table-cell table:style-name="ce37" office:value-type="float" office:value="0.0281" calcext:value-type="float">
            <text:p><text:s text:c="2"/>0.0281 <text:s/></text:p>
          </table:table-cell>
          <table:table-cell table:number-columns-repeated="2" table:style-name="ce37" office:value-type="float" office:value="0.02483" calcext:value-type="float">
            <text:p><text:s text:c="2"/>0.02483 </text:p>
          </table:table-cell>
          <table:table-cell table:style-name="ce51" office:value-type="float" office:value="0.02499" calcext:value-type="float">
            <text:p><text:s text:c="2"/>0.02499 </text:p>
          </table:table-cell>
          <table:table-cell table:style-name="ce61" office:value-type="float" office:value="0.02785" calcext:value-type="float">
            <text:p><text:s text:c="2"/>0.02785</text:p>
          </table:table-cell>
          <table:table-cell table:style-name="ce31" office:value-type="string" calcext:value-type="string">
            <text:p>Assumed natural gas</text:p>
          </table:table-cell>
          <table:table-cell/>
          <table:table-cell table:style-name="ce87" office:value-type="float" office:value="61.41" calcext:value-type="float">
            <text:p><text:s/>61.41 <text:s text:c="3"/></text:p>
          </table:table-cell>
          <table:table-cell table:style-name="ce87" office:value-type="float" office:value="1372" calcext:value-type="float">
            <text:p>1372.0 <text:s text:c="4"/></text:p>
          </table:table-cell>
          <table:table-cell table:style-name="ce87" office:value-type="float" office:value="61.41" calcext:value-type="float">
            <text:p><text:s/>61.41 <text:s text:c="3"/></text:p>
          </table:table-cell>
          <table:table-cell table:style-name="ce87" office:value-type="float" office:value="1372" calcext:value-type="float">
            <text:p>1372.0 <text:s text:c="4"/>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s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WH</text:p>
          </table:table-cell>
          <table:table-cell table:style-name="ce24" office:value-type="string" calcext:value-type="string">
            <text:p>N/A</text:p>
          </table:table-cell>
          <table:table-cell table:style-name="ce36" table:formula="of:=SUM([.E14:.E15])" office:value-type="float" office:value="0.20435" calcext:value-type="float">
            <text:p><text:s text:c="2"/>0.20435 </text:p>
          </table:table-cell>
          <table:table-cell table:style-name="ce36" table:formula="of:=SUM([.F14:.F15])" office:value-type="float" office:value="0.20435" calcext:value-type="float">
            <text:p><text:s text:c="2"/>0.20435 </text:p>
          </table:table-cell>
          <table:table-cell table:style-name="ce36" table:formula="of:=SUM([.G14:.G15])" office:value-type="float" office:value="0.20435" calcext:value-type="float">
            <text:p><text:s text:c="2"/>0.20435 </text:p>
          </table:table-cell>
          <table:table-cell table:style-name="ce36" table:formula="of:=SUM([.H14:.H15])" office:value-type="float" office:value="0.20435" calcext:value-type="float">
            <text:p><text:s text:c="2"/>0.20435 </text:p>
          </table:table-cell>
          <table:table-cell table:style-name="ce36" table:formula="of:=SUM([.I14:.I15])" office:value-type="float" office:value="0.20435" calcext:value-type="float">
            <text:p><text:s text:c="2"/>0.20435 </text:p>
          </table:table-cell>
          <table:table-cell table:style-name="ce36" table:formula="of:=SUM([.J14:.J15])" office:value-type="float" office:value="0.20435" calcext:value-type="float">
            <text:p><text:s text:c="2"/>0.20435 </text:p>
          </table:table-cell>
          <table:table-cell table:style-name="ce36" table:formula="of:=SUM([.K14:.K15])" office:value-type="float" office:value="0.21214" calcext:value-type="float">
            <text:p><text:s text:c="2"/>0.21214 </text:p>
          </table:table-cell>
          <table:table-cell table:style-name="ce36" table:formula="of:=SUM([.L14:.L15])" office:value-type="float" office:value="0.209803003" calcext:value-type="float">
            <text:p><text:s text:c="2"/>0.209803</text:p>
          </table:table-cell>
          <table:table-cell table:style-name="ce36" table:formula="of:=SUM([.M14:.M15])" office:value-type="float" office:value="0.20928" calcext:value-type="float">
            <text:p><text:s text:c="2"/>0.20928 </text:p>
          </table:table-cell>
          <table:table-cell table:style-name="ce52" table:formula="of:=SUM([.N14:.N15])" office:value-type="float" office:value="0.208986818181275" calcext:value-type="float">
            <text:p><text:s text:c="2"/>0.208987</text:p>
          </table:table-cell>
          <table:table-cell table:style-name="ce36" table:formula="of:=SUM([.O14:.O15])" office:value-type="float" office:value="0.212013989077374" calcext:value-type="float">
            <text:p><text:s text:c="2"/>0.212014</text:p>
          </table:table-cell>
          <table:table-cell table:style-name="ce31" office:value-type="string" calcext:value-type="string">
            <text:p>No difference between district and non-district</text:p>
          </table:table-cell>
          <table:table-cell/>
          <table:table-cell table:style-name="ce87" office:value-type="float" office:value="0.01579" calcext:value-type="float">
            <text:p><text:s text:c="2"/>0.01579 </text:p>
          </table:table-cell>
          <table:table-cell table:style-name="ce87" office:value-type="float" office:value="0.354" calcext:value-type="float">
            <text:p><text:s text:c="2"/>0.354 <text:s text:c="2"/></text:p>
          </table:table-cell>
          <table:table-cell table:style-name="ce87" office:value-type="float" office:value="0.01579" calcext:value-type="float">
            <text:p><text:s text:c="2"/>0.01579 </text:p>
          </table:table-cell>
          <table:table-cell table:style-name="ce87" office:value-type="float" office:value="0.354" calcext:value-type="float">
            <text:p><text:s text:c="2"/>0.354 <text:s text:c="2"/>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iquid fuels</text:p>
          </table:table-cell>
          <table:table-cell table:style-name="ce2" office:value-type="string" calcext:value-type="string">
            <text:p>Fuel oil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1" calcext:value-type="float">
            <text:p>1</text:p>
          </table:table-cell>
          <table:table-cell table:style-name="ce38" table:formula="of:=[.F17]" office:value-type="float" office:value="0.26826" calcext:value-type="float">
            <text:p><text:s text:c="2"/>0.26826 </text:p>
          </table:table-cell>
          <table:table-cell table:style-name="ce38" table:formula="of:=[.G17]" office:value-type="float" office:value="0.26826" calcext:value-type="float">
            <text:p><text:s text:c="2"/>0.26826 </text:p>
          </table:table-cell>
          <table:table-cell table:style-name="ce38" table:formula="of:=[.H17]" office:value-type="float" office:value="0.26826" calcext:value-type="float">
            <text:p><text:s text:c="2"/>0.26826 </text:p>
          </table:table-cell>
          <table:table-cell table:style-name="ce38" table:formula="of:=[.I17]" office:value-type="float" office:value="0.26826" calcext:value-type="float">
            <text:p><text:s text:c="2"/>0.26826 </text:p>
          </table:table-cell>
          <table:table-cell table:style-name="ce38" table:formula="of:=[.J17]" office:value-type="float" office:value="0.26826" calcext:value-type="float">
            <text:p><text:s text:c="2"/>0.26826 </text:p>
          </table:table-cell>
          <table:table-cell table:style-name="ce37" office:value-type="float" office:value="0.26826" calcext:value-type="float">
            <text:p><text:s text:c="2"/>0.26826 </text:p>
          </table:table-cell>
          <table:table-cell table:style-name="ce37" office:value-type="float" office:value="0.26876" calcext:value-type="float">
            <text:p><text:s text:c="2"/>0.26876 </text:p>
          </table:table-cell>
          <table:table-cell table:style-name="ce37" office:value-type="float" office:value="0.269499404" calcext:value-type="float">
            <text:p><text:s text:c="2"/>0.269499</text:p>
          </table:table-cell>
          <table:table-cell table:style-name="ce37" table:formula="of:=[.K17]" office:value-type="float" office:value="0.26876" calcext:value-type="float">
            <text:p><text:s text:c="2"/>0.26876 </text:p>
          </table:table-cell>
          <table:table-cell table:style-name="ce51" office:value-type="float" office:value="0.267824970097432" calcext:value-type="float">
            <text:p><text:s text:c="2"/>0.267825</text:p>
          </table:table-cell>
          <table:table-cell table:style-name="ce60" office:value-type="float" office:value="0.267891720207764" calcext:value-type="float">
            <text:p><text:s text:c="2"/>0.26789</text:p>
          </table:table-cell>
          <table:table-cell table:style-name="ce31" office:value-type="string" calcext:value-type="string">
            <text:p>Assumed fuel oil, gross figure</text:p>
          </table:table-cell>
          <table:table-cell/>
          <table:table-cell table:style-name="ce87" office:value-type="float" office:value="183.93" calcext:value-type="float">
            <text:p>183.93 <text:s text:c="3"/></text:p>
          </table:table-cell>
          <table:table-cell table:style-name="ce87" office:value-type="float" office:value="1649" calcext:value-type="float">
            <text:p>1649.0 <text:s text:c="4"/></text:p>
          </table:table-cell>
          <table:table-cell table:style-name="ce87" office:value-type="float" office:value="183.93" calcext:value-type="float">
            <text:p>183.93 <text:s text:c="3"/></text:p>
          </table:table-cell>
          <table:table-cell table:style-name="ce87" office:value-type="float" office:value="1649" calcext:value-type="float">
            <text:p>1649.0 <text:s text:c="4"/>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TT - liquid fuels</text:p>
          </table:table-cell>
          <table:table-cell table:style-name="ce2" office:value-type="string" calcext:value-type="string">
            <text:p>Fuel oil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18]" office:value-type="float" office:value="0.05059" calcext:value-type="float">
            <text:p><text:s text:c="2"/>0.05059 </text:p>
          </table:table-cell>
          <table:table-cell table:style-name="ce38" table:formula="of:=[.G18]" office:value-type="float" office:value="0.05059" calcext:value-type="float">
            <text:p><text:s text:c="2"/>0.05059 </text:p>
          </table:table-cell>
          <table:table-cell table:style-name="ce38" table:formula="of:=[.H18]" office:value-type="float" office:value="0.05059" calcext:value-type="float">
            <text:p><text:s text:c="2"/>0.05059 </text:p>
          </table:table-cell>
          <table:table-cell table:style-name="ce38" table:formula="of:=[.I18]" office:value-type="float" office:value="0.05059" calcext:value-type="float">
            <text:p><text:s text:c="2"/>0.05059 </text:p>
          </table:table-cell>
          <table:table-cell table:style-name="ce38" table:formula="of:=[.J18]" office:value-type="float" office:value="0.05059" calcext:value-type="float">
            <text:p><text:s text:c="2"/>0.05059 </text:p>
          </table:table-cell>
          <table:table-cell table:number-columns-repeated="2" table:style-name="ce37" office:value-type="float" office:value="0.05059" calcext:value-type="float">
            <text:p><text:s text:c="2"/>0.05059 </text:p>
          </table:table-cell>
          <table:table-cell table:style-name="ce37" office:value-type="float" office:value="0.05052" calcext:value-type="float">
            <text:p><text:s text:c="2"/>0.05052 </text:p>
          </table:table-cell>
          <table:table-cell table:style-name="ce37" table:formula="of:=[.K18]" office:value-type="float" office:value="0.05059" calcext:value-type="float">
            <text:p><text:s text:c="2"/>0.05059 </text:p>
          </table:table-cell>
          <table:table-cell table:style-name="ce51" office:value-type="float" office:value="0.04925" calcext:value-type="float">
            <text:p><text:s text:c="2"/>0.04925 </text:p>
          </table:table-cell>
          <table:table-cell table:style-name="ce61" office:value-type="float" office:value="0.05888" calcext:value-type="float">
            <text:p><text:s text:c="2"/>0.05888</text:p>
          </table:table-cell>
          <table:table-cell table:style-name="ce31" office:value-type="string" calcext:value-type="string">
            <text:p>Assumed fuel oil</text:p>
          </table:table-cell>
          <table:table-cell/>
          <table:table-cell table:style-name="ce87" office:value-type="float" office:value="0.03895" calcext:value-type="float">
            <text:p><text:s text:c="2"/>0.03895 </text:p>
          </table:table-cell>
          <table:table-cell table:style-name="ce87" office:value-type="float" office:value="0.349" calcext:value-type="float">
            <text:p><text:s text:c="2"/>0.349 <text:s text:c="2"/></text:p>
          </table:table-cell>
          <table:table-cell table:style-name="ce87" office:value-type="float" office:value="0.03895" calcext:value-type="float">
            <text:p><text:s text:c="2"/>0.03895 </text:p>
          </table:table-cell>
          <table:table-cell table:style-name="ce87" office:value-type="float" office:value="0.349" calcext:value-type="float">
            <text:p><text:s text:c="2"/>0.349 <text:s text:c="2"/>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il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WH</text:p>
          </table:table-cell>
          <table:table-cell table:style-name="ce24" office:value-type="string" calcext:value-type="string">
            <text:p>N/A</text:p>
          </table:table-cell>
          <table:table-cell table:style-name="ce36" table:formula="of:=SUM([.E17];[.E18])" office:value-type="float" office:value="0.31885" calcext:value-type="float">
            <text:p><text:s text:c="2"/>0.31885 </text:p>
          </table:table-cell>
          <table:table-cell table:style-name="ce36" table:formula="of:=SUM([.F17];[.F18])" office:value-type="float" office:value="0.31885" calcext:value-type="float">
            <text:p><text:s text:c="2"/>0.31885 </text:p>
          </table:table-cell>
          <table:table-cell table:style-name="ce36" table:formula="of:=SUM([.G17];[.G18])" office:value-type="float" office:value="0.31885" calcext:value-type="float">
            <text:p><text:s text:c="2"/>0.31885 </text:p>
          </table:table-cell>
          <table:table-cell table:style-name="ce36" table:formula="of:=SUM([.H17];[.H18])" office:value-type="float" office:value="0.31885" calcext:value-type="float">
            <text:p><text:s text:c="2"/>0.31885 </text:p>
          </table:table-cell>
          <table:table-cell table:style-name="ce36" table:formula="of:=SUM([.I17];[.I18])" office:value-type="float" office:value="0.31885" calcext:value-type="float">
            <text:p><text:s text:c="2"/>0.31885 </text:p>
          </table:table-cell>
          <table:table-cell table:style-name="ce36" table:formula="of:=SUM([.J17];[.J18])" office:value-type="float" office:value="0.31885" calcext:value-type="float">
            <text:p><text:s text:c="2"/>0.31885 </text:p>
          </table:table-cell>
          <table:table-cell table:style-name="ce36" table:formula="of:=SUM([.K17];[.K18])" office:value-type="float" office:value="0.31935" calcext:value-type="float">
            <text:p><text:s text:c="2"/>0.31935 </text:p>
          </table:table-cell>
          <table:table-cell table:style-name="ce36" table:formula="of:=SUM([.L17];[.L18])" office:value-type="float" office:value="0.320019404" calcext:value-type="float">
            <text:p><text:s text:c="2"/>0.320019</text:p>
          </table:table-cell>
          <table:table-cell table:style-name="ce36" table:formula="of:=SUM([.M17];[.M18])" office:value-type="float" office:value="0.31935" calcext:value-type="float">
            <text:p><text:s text:c="2"/>0.31935 </text:p>
          </table:table-cell>
          <table:table-cell table:style-name="ce52" table:formula="of:=SUM([.N17];[.N18])" office:value-type="float" office:value="0.317074970097432" calcext:value-type="float">
            <text:p><text:s text:c="2"/>0.317075</text:p>
          </table:table-cell>
          <table:table-cell table:style-name="ce36" table:formula="of:=SUM([.O17];[.O18])" office:value-type="float" office:value="0.326771720207764" calcext:value-type="float">
            <text:p><text:s text:c="2"/>0.326772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Solid fuels</text:p>
          </table:table-cell>
          <table:table-cell table:style-name="ce2" office:value-type="string" calcext:value-type="string">
            <text:p>Coal (industrial)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1" calcext:value-type="float">
            <text:p>1</text:p>
          </table:table-cell>
          <table:table-cell table:style-name="ce38" table:formula="of:=[.F20]" office:value-type="float" office:value="0.31468" calcext:value-type="float">
            <text:p><text:s text:c="2"/>0.31468 </text:p>
          </table:table-cell>
          <table:table-cell table:style-name="ce38" table:formula="of:=[.G20]" office:value-type="float" office:value="0.31468" calcext:value-type="float">
            <text:p><text:s text:c="2"/>0.31468 </text:p>
          </table:table-cell>
          <table:table-cell table:style-name="ce38" table:formula="of:=[.H20]" office:value-type="float" office:value="0.31468" calcext:value-type="float">
            <text:p><text:s text:c="2"/>0.31468 </text:p>
          </table:table-cell>
          <table:table-cell table:style-name="ce38" table:formula="of:=[.I20]" office:value-type="float" office:value="0.31468" calcext:value-type="float">
            <text:p><text:s text:c="2"/>0.31468 </text:p>
          </table:table-cell>
          <table:table-cell table:style-name="ce38" table:formula="of:=[.J20]" office:value-type="float" office:value="0.31468" calcext:value-type="float">
            <text:p><text:s text:c="2"/>0.31468 </text:p>
          </table:table-cell>
          <table:table-cell table:style-name="ce37" office:value-type="float" office:value="0.31468" calcext:value-type="float">
            <text:p><text:s text:c="2"/>0.31468 </text:p>
          </table:table-cell>
          <table:table-cell table:style-name="ce37" office:value-type="float" office:value="0.31304" calcext:value-type="float">
            <text:p><text:s text:c="2"/>0.31304 </text:p>
          </table:table-cell>
          <table:table-cell table:style-name="ce37" office:value-type="float" office:value="0.315905361" calcext:value-type="float">
            <text:p><text:s text:c="2"/>0.315905</text:p>
          </table:table-cell>
          <table:table-cell table:style-name="ce37" table:formula="of:=[.K20]" office:value-type="float" office:value="0.31304" calcext:value-type="float">
            <text:p><text:s text:c="2"/>0.31304 </text:p>
          </table:table-cell>
          <table:table-cell table:style-name="ce51" office:value-type="float" office:value="0.32234603871545" calcext:value-type="float">
            <text:p><text:s text:c="2"/>0.322346</text:p>
          </table:table-cell>
          <table:table-cell table:style-name="ce60" office:value-type="float" office:value="0.324420017413588" calcext:value-type="float">
            <text:p><text:s text:c="2"/>0.32442</text:p>
          </table:table-cell>
          <table:table-cell table:style-name="ce31" office:value-type="string" calcext:value-type="string">
            <text:p>Assumed coal for industrial use, gross figur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TT - solid fuels</text:p>
          </table:table-cell>
          <table:table-cell table:style-name="ce2" office:value-type="string" calcext:value-type="string">
            <text:p>Coal (industrial)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21]" office:value-type="float" office:value="0.0534" calcext:value-type="float">
            <text:p><text:s text:c="2"/>0.0534 <text:s/></text:p>
          </table:table-cell>
          <table:table-cell table:style-name="ce38" table:formula="of:=[.G21]" office:value-type="float" office:value="0.0534" calcext:value-type="float">
            <text:p><text:s text:c="2"/>0.0534 <text:s/></text:p>
          </table:table-cell>
          <table:table-cell table:style-name="ce38" table:formula="of:=[.H21]" office:value-type="float" office:value="0.0534" calcext:value-type="float">
            <text:p><text:s text:c="2"/>0.0534 <text:s/></text:p>
          </table:table-cell>
          <table:table-cell table:style-name="ce38" table:formula="of:=[.I21]" office:value-type="float" office:value="0.0534" calcext:value-type="float">
            <text:p><text:s text:c="2"/>0.0534 <text:s/></text:p>
          </table:table-cell>
          <table:table-cell table:style-name="ce38" table:formula="of:=[.J21]" office:value-type="float" office:value="0.0534" calcext:value-type="float">
            <text:p><text:s text:c="2"/>0.0534 <text:s/></text:p>
          </table:table-cell>
          <table:table-cell table:style-name="ce37" office:value-type="float" office:value="0.0534" calcext:value-type="float">
            <text:p><text:s text:c="2"/>0.0534 <text:s/></text:p>
          </table:table-cell>
          <table:table-cell table:style-name="ce37" office:value-type="float" office:value="0.0526" calcext:value-type="float">
            <text:p><text:s text:c="2"/>0.0526 <text:s/></text:p>
          </table:table-cell>
          <table:table-cell table:style-name="ce37" office:value-type="float" office:value="0.05051" calcext:value-type="float">
            <text:p><text:s text:c="2"/>0.05051 </text:p>
          </table:table-cell>
          <table:table-cell table:style-name="ce37" table:formula="of:=[.K21]" office:value-type="float" office:value="0.0526" calcext:value-type="float">
            <text:p><text:s text:c="2"/>0.0526 <text:s/></text:p>
          </table:table-cell>
          <table:table-cell table:style-name="ce51" office:value-type="float" office:value="0.05045" calcext:value-type="float">
            <text:p><text:s text:c="2"/>0.05045 </text:p>
          </table:table-cell>
          <table:table-cell table:style-name="ce61" office:value-type="float" office:value="0.05027" calcext:value-type="float">
            <text:p><text:s text:c="2"/>0.05027</text:p>
          </table:table-cell>
          <table:table-cell table:style-name="ce31" office:value-type="string" calcext:value-type="string">
            <text:p>Assumed coal for industrial use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al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WH</text:p>
          </table:table-cell>
          <table:table-cell table:style-name="ce27" office:value-type="string" calcext:value-type="string">
            <text:p>N/A</text:p>
          </table:table-cell>
          <table:table-cell table:style-name="ce36" table:formula="of:=SUM([.E20];[.E21])" office:value-type="float" office:value="0.36808" calcext:value-type="float">
            <text:p><text:s text:c="2"/>0.36808 </text:p>
          </table:table-cell>
          <table:table-cell table:style-name="ce36" table:formula="of:=SUM([.F20];[.F21])" office:value-type="float" office:value="0.36808" calcext:value-type="float">
            <text:p><text:s text:c="2"/>0.36808 </text:p>
          </table:table-cell>
          <table:table-cell table:style-name="ce36" table:formula="of:=SUM([.G20];[.G21])" office:value-type="float" office:value="0.36808" calcext:value-type="float">
            <text:p><text:s text:c="2"/>0.36808 </text:p>
          </table:table-cell>
          <table:table-cell table:style-name="ce36" table:formula="of:=SUM([.H20];[.H21])" office:value-type="float" office:value="0.36808" calcext:value-type="float">
            <text:p><text:s text:c="2"/>0.36808 </text:p>
          </table:table-cell>
          <table:table-cell table:style-name="ce36" table:formula="of:=SUM([.I20];[.I21])" office:value-type="float" office:value="0.36808" calcext:value-type="float">
            <text:p><text:s text:c="2"/>0.36808 </text:p>
          </table:table-cell>
          <table:table-cell table:style-name="ce36" table:formula="of:=SUM([.J20];[.J21])" office:value-type="float" office:value="0.36808" calcext:value-type="float">
            <text:p><text:s text:c="2"/>0.36808 </text:p>
          </table:table-cell>
          <table:table-cell table:style-name="ce36" table:formula="of:=SUM([.K20];[.K21])" office:value-type="float" office:value="0.36564" calcext:value-type="float">
            <text:p><text:s text:c="2"/>0.36564 </text:p>
          </table:table-cell>
          <table:table-cell table:style-name="ce36" table:formula="of:=SUM([.L20];[.L21])" office:value-type="float" office:value="0.366415361" calcext:value-type="float">
            <text:p><text:s text:c="2"/>0.366415</text:p>
          </table:table-cell>
          <table:table-cell table:style-name="ce36" table:formula="of:=SUM([.M20];[.M21])" office:value-type="float" office:value="0.36564" calcext:value-type="float">
            <text:p><text:s text:c="2"/>0.36564 </text:p>
          </table:table-cell>
          <table:table-cell table:style-name="ce52" table:formula="of:=SUM([.N20];[.N21])" office:value-type="float" office:value="0.37279603871545" calcext:value-type="float">
            <text:p><text:s text:c="2"/>0.372796</text:p>
          </table:table-cell>
          <table:table-cell table:style-name="ce36" table:formula="of:=SUM([.O20];[.O21])" office:value-type="float" office:value="0.374690017413588" calcext:value-type="float">
            <text:p><text:s text:c="2"/>0.37469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Biomass</text:p>
          </table:table-cell>
          <table:table-cell table:style-name="ce2" office:value-type="string" calcext:value-type="string">
            <text:p>Wood log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string" calcext:value-type="string">
            <text:p>Outside</text:p>
          </table:table-cell>
          <table:table-cell table:number-columns-repeated="5" table:style-name="ce38" office:value-type="float" office:value="0.011838332" calcext:value-type="float">
            <text:p><text:s text:c="2"/>0.011838</text:p>
          </table:table-cell>
          <table:table-cell table:number-columns-repeated="3" table:style-name="ce37" office:value-type="float" office:value="0.011838332" calcext:value-type="float">
            <text:p><text:s text:c="2"/>0.011838</text:p>
          </table:table-cell>
          <table:table-cell table:style-name="ce37" table:formula="of:=[.K23]" office:value-type="float" office:value="0.011838332" calcext:value-type="float">
            <text:p><text:s text:c="2"/>0.011838</text:p>
          </table:table-cell>
          <table:table-cell table:style-name="ce51" office:value-type="float" office:value="0.01307" calcext:value-type="float">
            <text:p><text:s text:c="2"/>0.01307 </text:p>
          </table:table-cell>
          <table:table-cell table:style-name="ce62" office:value-type="float" office:value="0.0127" calcext:value-type="float">
            <text:p><text:s text:c="2"/>0.01270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WTT - biomass</text:p>
          </table:table-cell>
          <table:table-cell table:style-name="ce2" office:value-type="string" calcext:value-type="string">
            <text:p>Wood log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 table:style-name="ce38" office:value-type="float" office:value="0.012768368" calcext:value-type="float">
            <text:p><text:s text:c="2"/>0.012768</text:p>
          </table:table-cell>
          <table:table-cell table:number-columns-repeated="3" table:style-name="ce37" office:value-type="float" office:value="0.012768368" calcext:value-type="float">
            <text:p><text:s text:c="2"/>0.012768</text:p>
          </table:table-cell>
          <table:table-cell table:style-name="ce37" table:formula="of:=[.K24]" office:value-type="float" office:value="0.012768368" calcext:value-type="float">
            <text:p><text:s text:c="2"/>0.012768</text:p>
          </table:table-cell>
          <table:table-cell table:style-name="ce51" office:value-type="float" office:value="0.01277" calcext:value-type="float">
            <text:p><text:s text:c="2"/>0.01277 </text:p>
          </table:table-cell>
          <table:table-cell table:style-name="ce63" office:value-type="float" office:value="0.01277" calcext:value-type="float">
            <text:p>0.01277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3" office:value-type="string" calcext:value-type="string">
            <text:p>Wood logs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WH</text:p>
          </table:table-cell>
          <table:table-cell table:style-name="ce27" office:value-type="string" calcext:value-type="string">
            <text:p>N/A</text:p>
          </table:table-cell>
          <table:table-cell table:style-name="ce36" table:formula="of:=[.E24]" office:value-type="float" office:value="0.012768368" calcext:value-type="float">
            <text:p><text:s text:c="2"/>0.012768</text:p>
          </table:table-cell>
          <table:table-cell table:style-name="ce36" table:formula="of:=[.F24]" office:value-type="float" office:value="0.012768368" calcext:value-type="float">
            <text:p><text:s text:c="2"/>0.012768</text:p>
          </table:table-cell>
          <table:table-cell table:style-name="ce36" table:formula="of:=[.G24]" office:value-type="float" office:value="0.012768368" calcext:value-type="float">
            <text:p><text:s text:c="2"/>0.012768</text:p>
          </table:table-cell>
          <table:table-cell table:style-name="ce36" table:formula="of:=[.H24]" office:value-type="float" office:value="0.012768368" calcext:value-type="float">
            <text:p><text:s text:c="2"/>0.012768</text:p>
          </table:table-cell>
          <table:table-cell table:style-name="ce36" table:formula="of:=[.I24]" office:value-type="float" office:value="0.012768368" calcext:value-type="float">
            <text:p><text:s text:c="2"/>0.012768</text:p>
          </table:table-cell>
          <table:table-cell table:style-name="ce36" table:formula="of:=[.J24]" office:value-type="float" office:value="0.012768368" calcext:value-type="float">
            <text:p><text:s text:c="2"/>0.012768</text:p>
          </table:table-cell>
          <table:table-cell table:style-name="ce36" table:formula="of:=[.K24]" office:value-type="float" office:value="0.012768368" calcext:value-type="float">
            <text:p><text:s text:c="2"/>0.012768</text:p>
          </table:table-cell>
          <table:table-cell table:style-name="ce36" table:formula="of:=[.L24]" office:value-type="float" office:value="0.012768368" calcext:value-type="float">
            <text:p><text:s text:c="2"/>0.012768</text:p>
          </table:table-cell>
          <table:table-cell table:style-name="ce36" table:formula="of:=[.M24]" office:value-type="float" office:value="0.012768368" calcext:value-type="float">
            <text:p><text:s text:c="2"/>0.012768</text:p>
          </table:table-cell>
          <table:table-cell table:style-name="ce52" table:formula="of:=[.N24]" office:value-type="float" office:value="0.01277" calcext:value-type="float">
            <text:p><text:s text:c="2"/>0.01277 </text:p>
          </table:table-cell>
          <table:table-cell table:style-name="ce36" table:formula="of:=[.O24]" office:value-type="float" office:value="0.01277" calcext:value-type="float">
            <text:p><text:s text:c="2"/>0.01277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Biomass</text:p>
          </table:table-cell>
          <table:table-cell table:style-name="ce2" office:value-type="string" calcext:value-type="string">
            <text:p>Wood chip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string" calcext:value-type="string">
            <text:p>Outside</text:p>
          </table:table-cell>
          <table:table-cell table:number-columns-repeated="5" table:style-name="ce38" office:value-type="float" office:value="0.011838332" calcext:value-type="float">
            <text:p><text:s text:c="2"/>0.011838</text:p>
          </table:table-cell>
          <table:table-cell table:number-columns-repeated="3" table:style-name="ce37" office:value-type="float" office:value="0.011838332" calcext:value-type="float">
            <text:p><text:s text:c="2"/>0.011838</text:p>
          </table:table-cell>
          <table:table-cell table:style-name="ce37" table:formula="of:=[.K26]" office:value-type="float" office:value="0.011838332" calcext:value-type="float">
            <text:p><text:s text:c="2"/>0.011838</text:p>
          </table:table-cell>
          <table:table-cell table:style-name="ce51" office:value-type="float" office:value="0.01307" calcext:value-type="float">
            <text:p><text:s text:c="2"/>0.01307 </text:p>
          </table:table-cell>
          <table:table-cell table:style-name="ce62" office:value-type="float" office:value="0.0127" calcext:value-type="float">
            <text:p><text:s text:c="2"/>0.01270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WTT - biomass</text:p>
          </table:table-cell>
          <table:table-cell table:style-name="ce2" office:value-type="string" calcext:value-type="string">
            <text:p>Wood chip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 table:style-name="ce38" office:value-type="float" office:value="0.016623529" calcext:value-type="float">
            <text:p><text:s text:c="2"/>0.016624</text:p>
          </table:table-cell>
          <table:table-cell table:number-columns-repeated="3" table:style-name="ce37" office:value-type="float" office:value="0.016623529" calcext:value-type="float">
            <text:p><text:s text:c="2"/>0.016624</text:p>
          </table:table-cell>
          <table:table-cell table:style-name="ce37" table:formula="of:=[.K27]" office:value-type="float" office:value="0.016623529" calcext:value-type="float">
            <text:p><text:s text:c="2"/>0.016624</text:p>
          </table:table-cell>
          <table:table-cell table:style-name="ce51" office:value-type="float" office:value="0.00792" calcext:value-type="float">
            <text:p><text:s text:c="2"/>0.00792 </text:p>
          </table:table-cell>
          <table:table-cell table:style-name="ce63" office:value-type="float" office:value="0.00792" calcext:value-type="float">
            <text:p>0.00792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3" office:value-type="string" calcext:value-type="string">
            <text:p>Wood chips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WH</text:p>
          </table:table-cell>
          <table:table-cell table:style-name="ce27" office:value-type="string" calcext:value-type="string">
            <text:p>N/A</text:p>
          </table:table-cell>
          <table:table-cell table:style-name="ce36" table:formula="of:=[.E27]" office:value-type="float" office:value="0.016623529" calcext:value-type="float">
            <text:p><text:s text:c="2"/>0.016624</text:p>
          </table:table-cell>
          <table:table-cell table:style-name="ce36" table:formula="of:=[.F27]" office:value-type="float" office:value="0.016623529" calcext:value-type="float">
            <text:p><text:s text:c="2"/>0.016624</text:p>
          </table:table-cell>
          <table:table-cell table:style-name="ce36" table:formula="of:=[.G27]" office:value-type="float" office:value="0.016623529" calcext:value-type="float">
            <text:p><text:s text:c="2"/>0.016624</text:p>
          </table:table-cell>
          <table:table-cell table:style-name="ce36" table:formula="of:=[.H27]" office:value-type="float" office:value="0.016623529" calcext:value-type="float">
            <text:p><text:s text:c="2"/>0.016624</text:p>
          </table:table-cell>
          <table:table-cell table:style-name="ce36" table:formula="of:=[.I27]" office:value-type="float" office:value="0.016623529" calcext:value-type="float">
            <text:p><text:s text:c="2"/>0.016624</text:p>
          </table:table-cell>
          <table:table-cell table:style-name="ce36" table:formula="of:=[.J27]" office:value-type="float" office:value="0.016623529" calcext:value-type="float">
            <text:p><text:s text:c="2"/>0.016624</text:p>
          </table:table-cell>
          <table:table-cell table:style-name="ce36" table:formula="of:=[.K27]" office:value-type="float" office:value="0.016623529" calcext:value-type="float">
            <text:p><text:s text:c="2"/>0.016624</text:p>
          </table:table-cell>
          <table:table-cell table:style-name="ce36" table:formula="of:=[.L27]" office:value-type="float" office:value="0.016623529" calcext:value-type="float">
            <text:p><text:s text:c="2"/>0.016624</text:p>
          </table:table-cell>
          <table:table-cell table:style-name="ce36" table:formula="of:=[.M27]" office:value-type="float" office:value="0.016623529" calcext:value-type="float">
            <text:p><text:s text:c="2"/>0.016624</text:p>
          </table:table-cell>
          <table:table-cell table:style-name="ce52" table:formula="of:=[.N27]" office:value-type="float" office:value="0.00792" calcext:value-type="float">
            <text:p><text:s text:c="2"/>0.00792 </text:p>
          </table:table-cell>
          <table:table-cell table:style-name="ce36" table:formula="of:=[.O27]" office:value-type="float" office:value="0.00792" calcext:value-type="float">
            <text:p><text:s text:c="2"/>0.00792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Biomass</text:p>
          </table:table-cell>
          <table:table-cell table:style-name="ce2" office:value-type="string" calcext:value-type="string">
            <text:p>Wood pellet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string" calcext:value-type="string">
            <text:p>Outside</text:p>
          </table:table-cell>
          <table:table-cell table:number-columns-repeated="5" table:style-name="ce38" office:value-type="float" office:value="0.011838332" calcext:value-type="float">
            <text:p><text:s text:c="2"/>0.011838</text:p>
          </table:table-cell>
          <table:table-cell table:number-columns-repeated="3" table:style-name="ce37" office:value-type="float" office:value="0.011838332" calcext:value-type="float">
            <text:p><text:s text:c="2"/>0.011838</text:p>
          </table:table-cell>
          <table:table-cell table:style-name="ce37" table:formula="of:=[.K29]" office:value-type="float" office:value="0.011838332" calcext:value-type="float">
            <text:p><text:s text:c="2"/>0.011838</text:p>
          </table:table-cell>
          <table:table-cell table:style-name="ce51" office:value-type="float" office:value="0.01307" calcext:value-type="float">
            <text:p><text:s text:c="2"/>0.01307 </text:p>
          </table:table-cell>
          <table:table-cell table:style-name="ce62" office:value-type="float" office:value="0.0127" calcext:value-type="float">
            <text:p><text:s text:c="2"/>0.01270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WTT - biomass</text:p>
          </table:table-cell>
          <table:table-cell table:style-name="ce2" office:value-type="string" calcext:value-type="string">
            <text:p>Wood pellets</text:p>
          </table:table-cell>
          <table:table-cell table:style-name="ce23" office:value-type="string" calcext:value-type="string">
            <text:p>kWh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5" table:style-name="ce38" office:value-type="float" office:value="0.03216568" calcext:value-type="float">
            <text:p><text:s text:c="2"/>0.032166</text:p>
          </table:table-cell>
          <table:table-cell table:number-columns-repeated="3" table:style-name="ce37" office:value-type="float" office:value="0.03216568" calcext:value-type="float">
            <text:p><text:s text:c="2"/>0.032166</text:p>
          </table:table-cell>
          <table:table-cell table:style-name="ce37" table:formula="of:=[.K30]" office:value-type="float" office:value="0.03216568" calcext:value-type="float">
            <text:p><text:s text:c="2"/>0.032166</text:p>
          </table:table-cell>
          <table:table-cell table:style-name="ce51" office:value-type="float" office:value="0.03744" calcext:value-type="float">
            <text:p><text:s text:c="2"/>0.03744 </text:p>
          </table:table-cell>
          <table:table-cell table:style-name="ce63" office:value-type="float" office:value="0.03744" calcext:value-type="float">
            <text:p>0.03744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3" office:value-type="string" calcext:value-type="string">
            <text:p>Wood pellets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WH</text:p>
          </table:table-cell>
          <table:table-cell table:style-name="ce27" office:value-type="string" calcext:value-type="string">
            <text:p>N/A</text:p>
          </table:table-cell>
          <table:table-cell table:style-name="ce36" table:formula="of:=[.E30]" office:value-type="float" office:value="0.03216568" calcext:value-type="float">
            <text:p><text:s text:c="2"/>0.032166</text:p>
          </table:table-cell>
          <table:table-cell table:style-name="ce36" table:formula="of:=[.F30]" office:value-type="float" office:value="0.03216568" calcext:value-type="float">
            <text:p><text:s text:c="2"/>0.032166</text:p>
          </table:table-cell>
          <table:table-cell table:style-name="ce36" table:formula="of:=[.G30]" office:value-type="float" office:value="0.03216568" calcext:value-type="float">
            <text:p><text:s text:c="2"/>0.032166</text:p>
          </table:table-cell>
          <table:table-cell table:style-name="ce36" table:formula="of:=[.H30]" office:value-type="float" office:value="0.03216568" calcext:value-type="float">
            <text:p><text:s text:c="2"/>0.032166</text:p>
          </table:table-cell>
          <table:table-cell table:style-name="ce36" table:formula="of:=[.I30]" office:value-type="float" office:value="0.03216568" calcext:value-type="float">
            <text:p><text:s text:c="2"/>0.032166</text:p>
          </table:table-cell>
          <table:table-cell table:style-name="ce36" table:formula="of:=[.J30]" office:value-type="float" office:value="0.03216568" calcext:value-type="float">
            <text:p><text:s text:c="2"/>0.032166</text:p>
          </table:table-cell>
          <table:table-cell table:style-name="ce36" table:formula="of:=[.K30]" office:value-type="float" office:value="0.03216568" calcext:value-type="float">
            <text:p><text:s text:c="2"/>0.032166</text:p>
          </table:table-cell>
          <table:table-cell table:style-name="ce36" table:formula="of:=[.L30]" office:value-type="float" office:value="0.03216568" calcext:value-type="float">
            <text:p><text:s text:c="2"/>0.032166</text:p>
          </table:table-cell>
          <table:table-cell table:style-name="ce36" table:formula="of:=[.M30]" office:value-type="float" office:value="0.03216568" calcext:value-type="float">
            <text:p><text:s text:c="2"/>0.032166</text:p>
          </table:table-cell>
          <table:table-cell table:style-name="ce52" table:formula="of:=[.N30]" office:value-type="float" office:value="0.03744" calcext:value-type="float">
            <text:p><text:s text:c="2"/>0.03744 </text:p>
          </table:table-cell>
          <table:table-cell table:style-name="ce36" table:formula="of:=[.O30]" office:value-type="float" office:value="0.03744" calcext:value-type="float">
            <text:p><text:s text:c="2"/>0.03744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5" office:value-type="string" calcext:value-type="string">
            <text:p>Electricity Consumed - renewable </text:p>
          </table:table-cell>
          <table:table-cell table:style-name="ce20" table:formula="of:=[.A6]" office:value-type="string" office:string-value="Electricity from Grid" calcext:value-type="string">
            <text:p>Electricity from Grid</text:p>
          </table:table-cell>
          <table:table-cell table:style-name="ce20" office:value-type="string" calcext:value-type="string">
            <text:p>kWh</text:p>
          </table:table-cell>
          <table:table-cell table:style-name="ce28" office:value-type="float" office:value="1" calcext:value-type="float">
            <text:p>1</text:p>
          </table:table-cell>
          <table:table-cell table:style-name="ce36" table:formula="of:=[.E6]" office:value-type="float" office:value="0.57185" calcext:value-type="float">
            <text:p><text:s text:c="2"/>0.57185 </text:p>
          </table:table-cell>
          <table:table-cell table:style-name="ce36" table:formula="of:=[.F6]" office:value-type="float" office:value="0.60889" calcext:value-type="float">
            <text:p><text:s text:c="2"/>0.60889 </text:p>
          </table:table-cell>
          <table:table-cell table:style-name="ce36" table:formula="of:=[.G6]" office:value-type="float" office:value="0.60516" calcext:value-type="float">
            <text:p><text:s text:c="2"/>0.60516 </text:p>
          </table:table-cell>
          <table:table-cell table:style-name="ce36" table:formula="of:=[.H6]" office:value-type="float" office:value="0.59454" calcext:value-type="float">
            <text:p><text:s text:c="2"/>0.59454 </text:p>
          </table:table-cell>
          <table:table-cell table:style-name="ce36" table:formula="of:=[.I6]" office:value-type="float" office:value="0.5604" calcext:value-type="float">
            <text:p><text:s text:c="2"/>0.5604 <text:s/></text:p>
          </table:table-cell>
          <table:table-cell table:style-name="ce36" table:formula="of:=[.J6]" office:value-type="float" office:value="0.57081" calcext:value-type="float">
            <text:p><text:s text:c="2"/>0.57081 </text:p>
          </table:table-cell>
          <table:table-cell table:style-name="ce36" table:formula="of:=[.K6]" office:value-type="float" office:value="0.55991" calcext:value-type="float">
            <text:p><text:s text:c="2"/>0.55991 </text:p>
          </table:table-cell>
          <table:table-cell table:style-name="ce36" table:formula="of:=[.L6]" office:value-type="float" office:value="0.61933" calcext:value-type="float">
            <text:p><text:s text:c="2"/>0.61933 </text:p>
          </table:table-cell>
          <table:table-cell table:style-name="ce36" table:formula="of:=[.M6]" office:value-type="float" office:value="0.57492" calcext:value-type="float">
            <text:p><text:s text:c="2"/>0.57492 </text:p>
          </table:table-cell>
          <table:table-cell table:style-name="ce52" table:formula="of:=[.N6]" office:value-type="float" office:value="0.5168" calcext:value-type="float">
            <text:p><text:s text:c="2"/>0.5168 <text:s/></text:p>
          </table:table-cell>
          <table:table-cell table:style-name="ce36" table:formula="of:=[.O6]" office:value-type="float" office:value="0.44572" calcext:value-type="float">
            <text:p><text:s text:c="2"/>0.44572 </text:p>
          </table:table-cell>
          <table:table-cell table:style-name="ce31" office:value-type="string" calcext:value-type="string">
            <text:p>Correction: Same as grid factor in line with Defra environmental reporting</text:p>
          </table:table-cell>
          <table:table-cell table:number-columns-repeated="1008"/>
        </table:table-row>
        <table:table-row table:style-name="ro1">
          <table:table-cell table:style-name="ce3" table:formula="of:=[.B32]" office:value-type="string" office:string-value="Electricity from Grid" calcext:value-type="string">
            <text:p>Electricity from Grid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Wh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E32]" office:value-type="float" office:value="0.57185" calcext:value-type="float">
            <text:p><text:s text:c="2"/>0.57185 </text:p>
          </table:table-cell>
          <table:table-cell table:style-name="ce36" table:formula="of:=[.F32]" office:value-type="float" office:value="0.60889" calcext:value-type="float">
            <text:p><text:s text:c="2"/>0.60889 </text:p>
          </table:table-cell>
          <table:table-cell table:style-name="ce36" table:formula="of:=[.G32]" office:value-type="float" office:value="0.60516" calcext:value-type="float">
            <text:p><text:s text:c="2"/>0.60516 </text:p>
          </table:table-cell>
          <table:table-cell table:style-name="ce36" table:formula="of:=[.H32]" office:value-type="float" office:value="0.59454" calcext:value-type="float">
            <text:p><text:s text:c="2"/>0.59454 </text:p>
          </table:table-cell>
          <table:table-cell table:style-name="ce36" table:formula="of:=[.I32]" office:value-type="float" office:value="0.5604" calcext:value-type="float">
            <text:p><text:s text:c="2"/>0.5604 <text:s/></text:p>
          </table:table-cell>
          <table:table-cell table:style-name="ce36" table:formula="of:=[.J32]" office:value-type="float" office:value="0.57081" calcext:value-type="float">
            <text:p><text:s text:c="2"/>0.57081 </text:p>
          </table:table-cell>
          <table:table-cell table:style-name="ce36" table:formula="of:=[.K32]" office:value-type="float" office:value="0.55991" calcext:value-type="float">
            <text:p><text:s text:c="2"/>0.55991 </text:p>
          </table:table-cell>
          <table:table-cell table:style-name="ce36" table:formula="of:=[.L32]" office:value-type="float" office:value="0.61933" calcext:value-type="float">
            <text:p><text:s text:c="2"/>0.61933 </text:p>
          </table:table-cell>
          <table:table-cell table:style-name="ce40" table:formula="of:=[.M32]" office:value-type="float" office:value="0.57492" calcext:value-type="float">
            <text:p><text:s text:c="2"/>0.57492 </text:p>
          </table:table-cell>
          <table:table-cell table:style-name="ce52" table:formula="of:=[.N32]" office:value-type="float" office:value="0.5168" calcext:value-type="float">
            <text:p><text:s text:c="2"/>0.5168 <text:s/></text:p>
          </table:table-cell>
          <table:table-cell table:style-name="ce36" table:formula="of:=[.O32]" office:value-type="float" office:value="0.44572" calcext:value-type="float">
            <text:p><text:s text:c="2"/>0.44572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6" office:value-type="string" calcext:value-type="string">
            <text:p>Water supply</text:p>
          </table:table-cell>
          <table:table-cell table:style-name="ce2" office:value-type="string" calcext:value-type="string">
            <text:p>Water supply</text:p>
          </table:table-cell>
          <table:table-cell table:style-name="ce23" office:value-type="string" calcext:value-type="string">
            <text:p>cubic metr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34]" office:value-type="float" office:value="0.3441" calcext:value-type="float">
            <text:p><text:s text:c="2"/>0.3441 <text:s/></text:p>
          </table:table-cell>
          <table:table-cell table:style-name="ce38" table:formula="of:=[.G34]" office:value-type="float" office:value="0.3441" calcext:value-type="float">
            <text:p><text:s text:c="2"/>0.3441 <text:s/></text:p>
          </table:table-cell>
          <table:table-cell table:style-name="ce38" table:formula="of:=[.H34]" office:value-type="float" office:value="0.3441" calcext:value-type="float">
            <text:p><text:s text:c="2"/>0.3441 <text:s/></text:p>
          </table:table-cell>
          <table:table-cell table:style-name="ce38" table:formula="of:=[.I34]" office:value-type="float" office:value="0.3441" calcext:value-type="float">
            <text:p><text:s text:c="2"/>0.3441 <text:s/></text:p>
          </table:table-cell>
          <table:table-cell table:style-name="ce38" table:formula="of:=[.J34]" office:value-type="float" office:value="0.3441" calcext:value-type="float">
            <text:p><text:s text:c="2"/>0.3441 <text:s/></text:p>
          </table:table-cell>
          <table:table-cell table:number-columns-repeated="4" table:style-name="ce37" office:value-type="float" office:value="0.3441" calcext:value-type="float">
            <text:p><text:s text:c="2"/>0.3441 <text:s/></text:p>
          </table:table-cell>
          <table:table-cell table:style-name="ce53" office:value-type="float" office:value="0.344" calcext:value-type="float">
            <text:p><text:s text:c="2"/>0.344 <text:s text:c="2"/></text:p>
          </table:table-cell>
          <table:table-cell table:style-name="ce64" office:value-type="float" office:value="0.344" calcext:value-type="float">
            <text:p><text:s text:c="2"/>0.344 <text:s text:c="2"/>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7" office:value-type="string" calcext:value-type="string">
            <text:p>Mains Water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cubic metres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[.E34]" office:value-type="float" office:value="0.3441" calcext:value-type="float">
            <text:p><text:s text:c="2"/>0.3441 <text:s/></text:p>
          </table:table-cell>
          <table:table-cell table:style-name="ce36" table:formula="of:=[.F34]" office:value-type="float" office:value="0.3441" calcext:value-type="float">
            <text:p><text:s text:c="2"/>0.3441 <text:s/></text:p>
          </table:table-cell>
          <table:table-cell table:style-name="ce36" table:formula="of:=[.G34]" office:value-type="float" office:value="0.3441" calcext:value-type="float">
            <text:p><text:s text:c="2"/>0.3441 <text:s/></text:p>
          </table:table-cell>
          <table:table-cell table:style-name="ce36" table:formula="of:=[.H34]" office:value-type="float" office:value="0.3441" calcext:value-type="float">
            <text:p><text:s text:c="2"/>0.3441 <text:s/></text:p>
          </table:table-cell>
          <table:table-cell table:style-name="ce36" table:formula="of:=[.I34]" office:value-type="float" office:value="0.3441" calcext:value-type="float">
            <text:p><text:s text:c="2"/>0.3441 <text:s/></text:p>
          </table:table-cell>
          <table:table-cell table:style-name="ce36" table:formula="of:=[.J34]" office:value-type="float" office:value="0.3441" calcext:value-type="float">
            <text:p><text:s text:c="2"/>0.3441 <text:s/></text:p>
          </table:table-cell>
          <table:table-cell table:style-name="ce36" table:formula="of:=[.K34]" office:value-type="float" office:value="0.3441" calcext:value-type="float">
            <text:p><text:s text:c="2"/>0.3441 <text:s/></text:p>
          </table:table-cell>
          <table:table-cell table:style-name="ce36" table:formula="of:=[.L34]" office:value-type="float" office:value="0.3441" calcext:value-type="float">
            <text:p><text:s text:c="2"/>0.3441 <text:s/></text:p>
          </table:table-cell>
          <table:table-cell table:style-name="ce36" table:formula="of:=[.M34]" office:value-type="float" office:value="0.3441" calcext:value-type="float">
            <text:p><text:s text:c="2"/>0.3441 <text:s/></text:p>
          </table:table-cell>
          <table:table-cell table:style-name="ce47" table:formula="of:=[.N34]" office:value-type="float" office:value="0.344" calcext:value-type="float">
            <text:p><text:s text:c="2"/>0.344 <text:s text:c="2"/></text:p>
          </table:table-cell>
          <table:table-cell table:style-name="ce36" table:formula="of:=[.O34]" office:value-type="float" office:value="0.344" calcext:value-type="float">
            <text:p><text:s text:c="2"/>0.344 <text:s text:c="2"/>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6" office:value-type="string" calcext:value-type="string">
            <text:p>Water treatment</text:p>
          </table:table-cell>
          <table:table-cell table:style-name="ce2" office:value-type="string" calcext:value-type="string">
            <text:p>Water treatment</text:p>
          </table:table-cell>
          <table:table-cell table:style-name="ce23" office:value-type="string" calcext:value-type="string">
            <text:p>cubic metr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36]" office:value-type="float" office:value="0.7085" calcext:value-type="float">
            <text:p><text:s text:c="2"/>0.7085 <text:s/></text:p>
          </table:table-cell>
          <table:table-cell table:style-name="ce38" table:formula="of:=[.G36]" office:value-type="float" office:value="0.7085" calcext:value-type="float">
            <text:p><text:s text:c="2"/>0.7085 <text:s/></text:p>
          </table:table-cell>
          <table:table-cell table:style-name="ce38" table:formula="of:=[.H36]" office:value-type="float" office:value="0.7085" calcext:value-type="float">
            <text:p><text:s text:c="2"/>0.7085 <text:s/></text:p>
          </table:table-cell>
          <table:table-cell table:style-name="ce38" table:formula="of:=[.I36]" office:value-type="float" office:value="0.7085" calcext:value-type="float">
            <text:p><text:s text:c="2"/>0.7085 <text:s/></text:p>
          </table:table-cell>
          <table:table-cell table:style-name="ce38" table:formula="of:=[.J36]" office:value-type="float" office:value="0.7085" calcext:value-type="float">
            <text:p><text:s text:c="2"/>0.7085 <text:s/></text:p>
          </table:table-cell>
          <table:table-cell table:number-columns-repeated="4" table:style-name="ce37" office:value-type="float" office:value="0.7085" calcext:value-type="float">
            <text:p><text:s text:c="2"/>0.7085 <text:s/></text:p>
          </table:table-cell>
          <table:table-cell table:style-name="ce53" office:value-type="float" office:value="0.708" calcext:value-type="float">
            <text:p><text:s text:c="2"/>0.708 <text:s text:c="2"/></text:p>
          </table:table-cell>
          <table:table-cell table:style-name="ce65" office:value-type="float" office:value="0.708" calcext:value-type="float">
            <text:p><text:s text:c="2"/>0.708 <text:s text:c="5"/>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7" office:value-type="string" calcext:value-type="string">
            <text:p>Drains waste water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cubic metres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[.E36]" office:value-type="float" office:value="0.7085" calcext:value-type="float">
            <text:p><text:s text:c="2"/>0.7085 <text:s/></text:p>
          </table:table-cell>
          <table:table-cell table:style-name="ce36" table:formula="of:=[.F36]" office:value-type="float" office:value="0.7085" calcext:value-type="float">
            <text:p><text:s text:c="2"/>0.7085 <text:s/></text:p>
          </table:table-cell>
          <table:table-cell table:style-name="ce36" table:formula="of:=[.G36]" office:value-type="float" office:value="0.7085" calcext:value-type="float">
            <text:p><text:s text:c="2"/>0.7085 <text:s/></text:p>
          </table:table-cell>
          <table:table-cell table:style-name="ce36" table:formula="of:=[.H36]" office:value-type="float" office:value="0.7085" calcext:value-type="float">
            <text:p><text:s text:c="2"/>0.7085 <text:s/></text:p>
          </table:table-cell>
          <table:table-cell table:style-name="ce36" table:formula="of:=[.I36]" office:value-type="float" office:value="0.7085" calcext:value-type="float">
            <text:p><text:s text:c="2"/>0.7085 <text:s/></text:p>
          </table:table-cell>
          <table:table-cell table:style-name="ce36" table:formula="of:=[.J36]" office:value-type="float" office:value="0.7085" calcext:value-type="float">
            <text:p><text:s text:c="2"/>0.7085 <text:s/></text:p>
          </table:table-cell>
          <table:table-cell table:style-name="ce36" table:formula="of:=[.K36]" office:value-type="float" office:value="0.7085" calcext:value-type="float">
            <text:p><text:s text:c="2"/>0.7085 <text:s/></text:p>
          </table:table-cell>
          <table:table-cell table:style-name="ce36" table:formula="of:=[.L36]" office:value-type="float" office:value="0.7085" calcext:value-type="float">
            <text:p><text:s text:c="2"/>0.7085 <text:s/></text:p>
          </table:table-cell>
          <table:table-cell table:style-name="ce36" table:formula="of:=[.M36]" office:value-type="float" office:value="0.7085" calcext:value-type="float">
            <text:p><text:s text:c="2"/>0.7085 <text:s/></text:p>
          </table:table-cell>
          <table:table-cell table:style-name="ce47" table:formula="of:=[.N36]" office:value-type="float" office:value="0.708" calcext:value-type="float">
            <text:p><text:s text:c="2"/>0.708 <text:s text:c="2"/></text:p>
          </table:table-cell>
          <table:table-cell table:style-name="ce36" table:formula="of:=[.O36]" office:value-type="float" office:value="0.708" calcext:value-type="float">
            <text:p><text:s text:c="2"/>0.708 <text:s text:c="2"/></text:p>
          </table:table-cell>
          <table:table-cell table:style-name="ce81"/>
          <table:table-cell table:number-columns-repeated="1008"/>
        </table:table-row>
        <table:table-row table:style-name="ro1">
          <table:table-cell table:style-name="ce2" office:value-type="string" calcext:value-type="string">
            <text:p>Disposal Method</text:p>
          </table:table-cell>
          <table:table-cell table:style-name="ce2" office:value-type="string" calcext:value-type="string">
            <text:p>Closed Loop or Open Loop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38]" office:value-type="float" office:value="21" calcext:value-type="float">
            <text:p><text:s/>21.0 <text:s text:c="4"/></text:p>
          </table:table-cell>
          <table:table-cell table:style-name="ce38" table:formula="of:=[.G38]" office:value-type="float" office:value="21" calcext:value-type="float">
            <text:p><text:s/>21.0 <text:s text:c="4"/></text:p>
          </table:table-cell>
          <table:table-cell table:style-name="ce38" table:formula="of:=[.H38]" office:value-type="float" office:value="21" calcext:value-type="float">
            <text:p><text:s/>21.0 <text:s text:c="4"/></text:p>
          </table:table-cell>
          <table:table-cell table:style-name="ce38" table:formula="of:=[.I38]" office:value-type="float" office:value="21" calcext:value-type="float">
            <text:p><text:s/>21.0 <text:s text:c="4"/></text:p>
          </table:table-cell>
          <table:table-cell table:style-name="ce38" table:formula="of:=[.J38]" office:value-type="float" office:value="21" calcext:value-type="float">
            <text:p><text:s/>21.0 <text:s text:c="4"/></text:p>
          </table:table-cell>
          <table:table-cell table:number-columns-repeated="3" table:style-name="ce37" office:value-type="float" office:value="21" calcext:value-type="float">
            <text:p><text:s/>21.0 <text:s text:c="4"/></text:p>
          </table:table-cell>
          <table:table-cell table:style-name="ce37" office:value-type="float" office:value="20" calcext:value-type="float">
            <text:p><text:s/>20.0 <text:s text:c="4"/></text:p>
          </table:table-cell>
          <table:table-cell table:style-name="ce53" office:value-type="float" office:value="21" calcext:value-type="float">
            <text:p><text:s/>21.0 <text:s text:c="4"/></text:p>
          </table:table-cell>
          <table:table-cell table:style-name="ce66" office:value-type="float" office:value="21.76" calcext:value-type="float">
            <text:p>21.8</text:p>
          </table:table-cell>
          <table:table-cell table:style-name="ce31" office:value-type="string" calcext:value-type="string">
            <text:p>This is the most common factor for closed or open loop as a method of disposa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Waste Recycling</text:p>
          </table:table-cell>
          <table:table-cell table:style-name="ce3" office:value-type="string" calcext:value-type="string">
            <text:p>Most common factor:</text:p>
          </table:table-cell>
          <table:table-cell table:style-name="ce24" office:value-type="string" calcext:value-type="string">
            <text:p>tonnes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[.E38]" office:value-type="float" office:value="21" calcext:value-type="float">
            <text:p><text:s/>21.0 <text:s text:c="4"/></text:p>
          </table:table-cell>
          <table:table-cell table:style-name="ce36" table:formula="of:=[.F38]" office:value-type="float" office:value="21" calcext:value-type="float">
            <text:p><text:s/>21.0 <text:s text:c="4"/></text:p>
          </table:table-cell>
          <table:table-cell table:style-name="ce36" table:formula="of:=[.G38]" office:value-type="float" office:value="21" calcext:value-type="float">
            <text:p><text:s/>21.0 <text:s text:c="4"/></text:p>
          </table:table-cell>
          <table:table-cell table:style-name="ce36" table:formula="of:=[.H38]" office:value-type="float" office:value="21" calcext:value-type="float">
            <text:p><text:s/>21.0 <text:s text:c="4"/></text:p>
          </table:table-cell>
          <table:table-cell table:style-name="ce36" table:formula="of:=[.I38]" office:value-type="float" office:value="21" calcext:value-type="float">
            <text:p><text:s/>21.0 <text:s text:c="4"/></text:p>
          </table:table-cell>
          <table:table-cell table:style-name="ce36" table:formula="of:=[.J38]" office:value-type="float" office:value="21" calcext:value-type="float">
            <text:p><text:s/>21.0 <text:s text:c="4"/></text:p>
          </table:table-cell>
          <table:table-cell table:style-name="ce36" table:formula="of:=[.K38]" office:value-type="float" office:value="21" calcext:value-type="float">
            <text:p><text:s/>21.0 <text:s text:c="4"/></text:p>
          </table:table-cell>
          <table:table-cell table:style-name="ce36" table:formula="of:=[.L38]" office:value-type="float" office:value="21" calcext:value-type="float">
            <text:p><text:s/>21.0 <text:s text:c="4"/></text:p>
          </table:table-cell>
          <table:table-cell table:style-name="ce36" table:formula="of:=[.M38]" office:value-type="float" office:value="20" calcext:value-type="float">
            <text:p><text:s/>20.0 <text:s text:c="4"/></text:p>
          </table:table-cell>
          <table:table-cell table:style-name="ce47" table:formula="of:=[.N38]" office:value-type="float" office:value="21" calcext:value-type="float">
            <text:p><text:s/>21.0 <text:s text:c="4"/></text:p>
          </table:table-cell>
          <table:table-cell table:style-name="ce36" table:formula="of:=[.O38]" office:value-type="float" office:value="21.76" calcext:value-type="float">
            <text:p><text:s/>21.76 <text:s text:c="3"/></text:p>
          </table:table-cell>
          <table:table-cell table:style-name="ce31" office:value-type="string" calcext:value-type="string">
            <text:p>This method does not fit well for recycling (open or closed) of construction material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Disposal Method</text:p>
          </table:table-cell>
          <table:table-cell table:style-name="ce2" office:value-type="string" calcext:value-type="string">
            <text:p>Closed Loop or Open Loop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40]" office:value-type="float" office:value="21" calcext:value-type="float">
            <text:p><text:s/>21.0 <text:s text:c="4"/></text:p>
          </table:table-cell>
          <table:table-cell table:style-name="ce38" table:formula="of:=[.G40]" office:value-type="float" office:value="21" calcext:value-type="float">
            <text:p><text:s/>21.0 <text:s text:c="4"/></text:p>
          </table:table-cell>
          <table:table-cell table:style-name="ce38" table:formula="of:=[.H40]" office:value-type="float" office:value="21" calcext:value-type="float">
            <text:p><text:s/>21.0 <text:s text:c="4"/></text:p>
          </table:table-cell>
          <table:table-cell table:style-name="ce38" table:formula="of:=[.I40]" office:value-type="float" office:value="21" calcext:value-type="float">
            <text:p><text:s/>21.0 <text:s text:c="4"/></text:p>
          </table:table-cell>
          <table:table-cell table:style-name="ce38" table:formula="of:=[.J40]" office:value-type="float" office:value="21" calcext:value-type="float">
            <text:p><text:s/>21.0 <text:s text:c="4"/></text:p>
          </table:table-cell>
          <table:table-cell table:number-columns-repeated="3" table:style-name="ce37" office:value-type="float" office:value="21" calcext:value-type="float">
            <text:p><text:s/>21.0 <text:s text:c="4"/></text:p>
          </table:table-cell>
          <table:table-cell table:style-name="ce37" office:value-type="float" office:value="20" calcext:value-type="float">
            <text:p><text:s/>20.0 <text:s text:c="4"/></text:p>
          </table:table-cell>
          <table:table-cell table:style-name="ce53" office:value-type="float" office:value="21" calcext:value-type="float">
            <text:p><text:s/>21.0 <text:s text:c="4"/></text:p>
          </table:table-cell>
          <table:table-cell table:style-name="ce66" office:value-type="float" office:value="21.76" calcext:value-type="float">
            <text:p>21.8</text:p>
          </table:table-cell>
          <table:table-cell table:style-name="ce31" office:value-type="string" calcext:value-type="string">
            <text:p>This is the most common factor for reuse as a method of disposa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Preparing for re-use</text:p>
          </table:table-cell>
          <table:table-cell table:style-name="ce3" office:value-type="string" calcext:value-type="string">
            <text:p>Most common factor:</text:p>
          </table:table-cell>
          <table:table-cell table:style-name="ce24" office:value-type="string" calcext:value-type="string">
            <text:p>tonnes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[.E40]" office:value-type="float" office:value="21" calcext:value-type="float">
            <text:p><text:s/>21.0 <text:s text:c="4"/></text:p>
          </table:table-cell>
          <table:table-cell table:style-name="ce36" table:formula="of:=[.F40]" office:value-type="float" office:value="21" calcext:value-type="float">
            <text:p><text:s/>21.0 <text:s text:c="4"/></text:p>
          </table:table-cell>
          <table:table-cell table:style-name="ce36" table:formula="of:=[.G40]" office:value-type="float" office:value="21" calcext:value-type="float">
            <text:p><text:s/>21.0 <text:s text:c="4"/></text:p>
          </table:table-cell>
          <table:table-cell table:style-name="ce36" table:formula="of:=[.H40]" office:value-type="float" office:value="21" calcext:value-type="float">
            <text:p><text:s/>21.0 <text:s text:c="4"/></text:p>
          </table:table-cell>
          <table:table-cell table:style-name="ce36" table:formula="of:=[.I40]" office:value-type="float" office:value="21" calcext:value-type="float">
            <text:p><text:s/>21.0 <text:s text:c="4"/></text:p>
          </table:table-cell>
          <table:table-cell table:style-name="ce36" table:formula="of:=[.J40]" office:value-type="float" office:value="21" calcext:value-type="float">
            <text:p><text:s/>21.0 <text:s text:c="4"/></text:p>
          </table:table-cell>
          <table:table-cell table:style-name="ce36" table:formula="of:=[.K40]" office:value-type="float" office:value="21" calcext:value-type="float">
            <text:p><text:s/>21.0 <text:s text:c="4"/></text:p>
          </table:table-cell>
          <table:table-cell table:style-name="ce36" table:formula="of:=[.L40]" office:value-type="float" office:value="21" calcext:value-type="float">
            <text:p><text:s/>21.0 <text:s text:c="4"/></text:p>
          </table:table-cell>
          <table:table-cell table:style-name="ce36" table:formula="of:=[.M40]" office:value-type="float" office:value="20" calcext:value-type="float">
            <text:p><text:s/>20.0 <text:s text:c="4"/></text:p>
          </table:table-cell>
          <table:table-cell table:style-name="ce47" table:formula="of:=[.N40]" office:value-type="float" office:value="21" calcext:value-type="float">
            <text:p><text:s/>21.0 <text:s text:c="4"/></text:p>
          </table:table-cell>
          <table:table-cell table:style-name="ce36" table:formula="of:=[.O40]" office:value-type="float" office:value="21.76" calcext:value-type="float">
            <text:p><text:s/>21.76 <text:s text:c="3"/></text:p>
          </table:table-cell>
          <table:table-cell table:style-name="ce31" office:value-type="string" calcext:value-type="string">
            <text:p>Aggregates, average construction, asphalt and wood hold different values for reus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Refuse</text:p>
          </table:table-cell>
          <table:table-cell table:style-name="ce2" office:value-type="string" calcext:value-type="string">
            <text:p>Organic: food and drink waste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42]" office:value-type="float" office:value="6" calcext:value-type="float">
            <text:p><text:s text:c="2"/>6.0 <text:s text:c="4"/></text:p>
          </table:table-cell>
          <table:table-cell table:style-name="ce38" table:formula="of:=[.G42]" office:value-type="float" office:value="6" calcext:value-type="float">
            <text:p><text:s text:c="2"/>6.0 <text:s text:c="4"/></text:p>
          </table:table-cell>
          <table:table-cell table:style-name="ce38" table:formula="of:=[.H42]" office:value-type="float" office:value="6" calcext:value-type="float">
            <text:p><text:s text:c="2"/>6.0 <text:s text:c="4"/></text:p>
          </table:table-cell>
          <table:table-cell table:style-name="ce38" table:formula="of:=[.I42]" office:value-type="float" office:value="6" calcext:value-type="float">
            <text:p><text:s text:c="2"/>6.0 <text:s text:c="4"/></text:p>
          </table:table-cell>
          <table:table-cell table:style-name="ce38" table:formula="of:=[.J42]" office:value-type="float" office:value="6" calcext:value-type="float">
            <text:p><text:s text:c="2"/>6.0 <text:s text:c="4"/></text:p>
          </table:table-cell>
          <table:table-cell table:number-columns-repeated="4" table:style-name="ce37" office:value-type="float" office:value="6" calcext:value-type="float">
            <text:p><text:s text:c="2"/>6.0 <text:s text:c="4"/></text:p>
          </table:table-cell>
          <table:table-cell table:style-name="ce53" office:value-type="float" office:value="6" calcext:value-type="float">
            <text:p><text:s text:c="2"/>6.0 <text:s text:c="4"/></text:p>
          </table:table-cell>
          <table:table-cell table:style-name="ce67" office:value-type="float" office:value="6" calcext:value-type="float">
            <text:p>6.0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8" office:value-type="string" calcext:value-type="string">
            <text:p>Refuse</text:p>
          </table:table-cell>
          <table:table-cell table:style-name="ce2" office:value-type="string" calcext:value-type="string">
            <text:p>Organic: garden waste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43]" office:value-type="float" office:value="6" calcext:value-type="float">
            <text:p><text:s text:c="2"/>6.0 <text:s text:c="4"/></text:p>
          </table:table-cell>
          <table:table-cell table:style-name="ce38" table:formula="of:=[.G43]" office:value-type="float" office:value="6" calcext:value-type="float">
            <text:p><text:s text:c="2"/>6.0 <text:s text:c="4"/></text:p>
          </table:table-cell>
          <table:table-cell table:style-name="ce38" table:formula="of:=[.H43]" office:value-type="float" office:value="6" calcext:value-type="float">
            <text:p><text:s text:c="2"/>6.0 <text:s text:c="4"/></text:p>
          </table:table-cell>
          <table:table-cell table:style-name="ce38" table:formula="of:=[.I43]" office:value-type="float" office:value="6" calcext:value-type="float">
            <text:p><text:s text:c="2"/>6.0 <text:s text:c="4"/></text:p>
          </table:table-cell>
          <table:table-cell table:style-name="ce38" table:formula="of:=[.J43]" office:value-type="float" office:value="6" calcext:value-type="float">
            <text:p><text:s text:c="2"/>6.0 <text:s text:c="4"/></text:p>
          </table:table-cell>
          <table:table-cell table:number-columns-repeated="4" table:style-name="ce37" office:value-type="float" office:value="6" calcext:value-type="float">
            <text:p><text:s text:c="2"/>6.0 <text:s text:c="4"/></text:p>
          </table:table-cell>
          <table:table-cell table:style-name="ce53" office:value-type="float" office:value="6" calcext:value-type="float">
            <text:p><text:s text:c="2"/>6.0 <text:s text:c="4"/></text:p>
          </table:table-cell>
          <table:table-cell table:style-name="ce67" office:value-type="float" office:value="6" calcext:value-type="float">
            <text:p>6.0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8" office:value-type="string" calcext:value-type="string">
            <text:p>Refuse</text:p>
          </table:table-cell>
          <table:table-cell table:style-name="ce2" office:value-type="string" calcext:value-type="string">
            <text:p>Organic: mixed food and garden waste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44]" office:value-type="float" office:value="6" calcext:value-type="float">
            <text:p><text:s text:c="2"/>6.0 <text:s text:c="4"/></text:p>
          </table:table-cell>
          <table:table-cell table:style-name="ce38" table:formula="of:=[.G44]" office:value-type="float" office:value="6" calcext:value-type="float">
            <text:p><text:s text:c="2"/>6.0 <text:s text:c="4"/></text:p>
          </table:table-cell>
          <table:table-cell table:style-name="ce38" table:formula="of:=[.H44]" office:value-type="float" office:value="6" calcext:value-type="float">
            <text:p><text:s text:c="2"/>6.0 <text:s text:c="4"/></text:p>
          </table:table-cell>
          <table:table-cell table:style-name="ce38" table:formula="of:=[.I44]" office:value-type="float" office:value="6" calcext:value-type="float">
            <text:p><text:s text:c="2"/>6.0 <text:s text:c="4"/></text:p>
          </table:table-cell>
          <table:table-cell table:style-name="ce38" table:formula="of:=[.J44]" office:value-type="float" office:value="6" calcext:value-type="float">
            <text:p><text:s text:c="2"/>6.0 <text:s text:c="4"/></text:p>
          </table:table-cell>
          <table:table-cell table:number-columns-repeated="4" table:style-name="ce37" office:value-type="float" office:value="6" calcext:value-type="float">
            <text:p><text:s text:c="2"/>6.0 <text:s text:c="4"/></text:p>
          </table:table-cell>
          <table:table-cell table:style-name="ce53" office:value-type="float" office:value="6" calcext:value-type="float">
            <text:p><text:s text:c="2"/>6.0 <text:s text:c="4"/></text:p>
          </table:table-cell>
          <table:table-cell table:style-name="ce67" office:value-type="float" office:value="6" calcext:value-type="float">
            <text:p>6.0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9" office:value-type="string" calcext:value-type="string">
            <text:p>Composted</text:p>
          </table:table-cell>
          <table:table-cell table:style-name="ce3" office:value-type="string" calcext:value-type="string">
            <text:p>Average:</text:p>
          </table:table-cell>
          <table:table-cell table:style-name="ce24" office:value-type="string" calcext:value-type="string">
            <text:p>tonnes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AVERAGE([.E42:.E44])" office:value-type="float" office:value="6" calcext:value-type="float">
            <text:p><text:s text:c="2"/>6.0 <text:s text:c="4"/></text:p>
          </table:table-cell>
          <table:table-cell table:style-name="ce36" table:formula="of:=AVERAGE([.F42:.F44])" office:value-type="float" office:value="6" calcext:value-type="float">
            <text:p><text:s text:c="2"/>6.0 <text:s text:c="4"/></text:p>
          </table:table-cell>
          <table:table-cell table:style-name="ce36" table:formula="of:=AVERAGE([.G42:.G44])" office:value-type="float" office:value="6" calcext:value-type="float">
            <text:p><text:s text:c="2"/>6.0 <text:s text:c="4"/></text:p>
          </table:table-cell>
          <table:table-cell table:style-name="ce36" table:formula="of:=AVERAGE([.H42:.H44])" office:value-type="float" office:value="6" calcext:value-type="float">
            <text:p><text:s text:c="2"/>6.0 <text:s text:c="4"/></text:p>
          </table:table-cell>
          <table:table-cell table:style-name="ce36" table:formula="of:=AVERAGE([.I42:.I44])" office:value-type="float" office:value="6" calcext:value-type="float">
            <text:p><text:s text:c="2"/>6.0 <text:s text:c="4"/></text:p>
          </table:table-cell>
          <table:table-cell table:style-name="ce36" table:formula="of:=AVERAGE([.J42:.J44])" office:value-type="float" office:value="6" calcext:value-type="float">
            <text:p><text:s text:c="2"/>6.0 <text:s text:c="4"/></text:p>
          </table:table-cell>
          <table:table-cell table:style-name="ce36" table:formula="of:=AVERAGE([.K42:.K44])" office:value-type="float" office:value="6" calcext:value-type="float">
            <text:p><text:s text:c="2"/>6.0 <text:s text:c="4"/></text:p>
          </table:table-cell>
          <table:table-cell table:style-name="ce36" table:formula="of:=AVERAGE([.L42:.L44])" office:value-type="float" office:value="6" calcext:value-type="float">
            <text:p><text:s text:c="2"/>6.0 <text:s text:c="4"/></text:p>
          </table:table-cell>
          <table:table-cell table:style-name="ce36" table:formula="of:=AVERAGE([.M42:.M44])" office:value-type="float" office:value="6" calcext:value-type="float">
            <text:p><text:s text:c="2"/>6.0 <text:s text:c="4"/></text:p>
          </table:table-cell>
          <table:table-cell table:style-name="ce47" table:formula="of:=AVERAGE([.N42:.N44])" office:value-type="float" office:value="6" calcext:value-type="float">
            <text:p><text:s text:c="2"/>6.0 <text:s text:c="4"/></text:p>
          </table:table-cell>
          <table:table-cell table:style-name="ce36" table:formula="of:=AVERAGE([.O42:.O44])" office:value-type="float" office:value="6" calcext:value-type="float">
            <text:p><text:s text:c="2"/>6.0 <text:s text:c="4"/></text:p>
          </table:table-cell>
          <table:table-cell table:style-name="ce31" office:value-type="string" calcext:value-type="string">
            <text:p>Excluding wood - value of 21 instead of 6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Electrical Items</text:p>
          </table:table-cell>
          <table:table-cell table:style-name="ce2" office:value-type="string" calcext:value-type="string">
            <text:p>WEEE - fridges and freezers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46]" office:value-type="float" office:value="21" calcext:value-type="float">
            <text:p><text:s/>21.0 <text:s text:c="4"/></text:p>
          </table:table-cell>
          <table:table-cell table:style-name="ce38" table:formula="of:=[.G46]" office:value-type="float" office:value="21" calcext:value-type="float">
            <text:p><text:s/>21.0 <text:s text:c="4"/></text:p>
          </table:table-cell>
          <table:table-cell table:style-name="ce38" table:formula="of:=[.H46]" office:value-type="float" office:value="21" calcext:value-type="float">
            <text:p><text:s/>21.0 <text:s text:c="4"/></text:p>
          </table:table-cell>
          <table:table-cell table:style-name="ce38" table:formula="of:=[.I46]" office:value-type="float" office:value="21" calcext:value-type="float">
            <text:p><text:s/>21.0 <text:s text:c="4"/></text:p>
          </table:table-cell>
          <table:table-cell table:style-name="ce38" table:formula="of:=[.J46]" office:value-type="float" office:value="21" calcext:value-type="float">
            <text:p><text:s/>21.0 <text:s text:c="4"/></text:p>
          </table:table-cell>
          <table:table-cell table:number-columns-repeated="4" table:style-name="ce37" office:value-type="float" office:value="21" calcext:value-type="float">
            <text:p><text:s/>21.0 <text:s text:c="4"/></text:p>
          </table:table-cell>
          <table:table-cell table:style-name="ce53" office:value-type="float" office:value="21" calcext:value-type="float">
            <text:p><text:s/>21.0 <text:s text:c="4"/></text:p>
          </table:table-cell>
          <table:table-cell table:style-name="ce67" office:value-type="float" office:value="21.76" calcext:value-type="float">
            <text:p>21.8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8" office:value-type="string" calcext:value-type="string">
            <text:p>Electrical Items</text:p>
          </table:table-cell>
          <table:table-cell table:style-name="ce2" office:value-type="string" calcext:value-type="string">
            <office:annotation draw:style-name="gr6" draw:text-style-name="P2" svg:width="91.54mm" svg:height="17.73mm" svg:x="253.33mm" svg:y="235.58mm" draw:caption-point-x="-67.13mm" draw:caption-point-y="-11.54mm">
              <dc:date>2017-11-24T00:00:00</dc:date>
              <text:p text:style-name="P1">Stationary machines for routine housekeeping tasks e.g. cookers / fridges</text:p>
            </office:annotation>
            <text:p>WEEE - large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47]" office:value-type="float" office:value="21" calcext:value-type="float">
            <text:p><text:s/>21.0 <text:s text:c="4"/></text:p>
          </table:table-cell>
          <table:table-cell table:style-name="ce38" table:formula="of:=[.G47]" office:value-type="float" office:value="21" calcext:value-type="float">
            <text:p><text:s/>21.0 <text:s text:c="4"/></text:p>
          </table:table-cell>
          <table:table-cell table:style-name="ce38" table:formula="of:=[.H47]" office:value-type="float" office:value="21" calcext:value-type="float">
            <text:p><text:s/>21.0 <text:s text:c="4"/></text:p>
          </table:table-cell>
          <table:table-cell table:style-name="ce38" table:formula="of:=[.I47]" office:value-type="float" office:value="21" calcext:value-type="float">
            <text:p><text:s/>21.0 <text:s text:c="4"/></text:p>
          </table:table-cell>
          <table:table-cell table:style-name="ce38" table:formula="of:=[.J47]" office:value-type="float" office:value="21" calcext:value-type="float">
            <text:p><text:s/>21.0 <text:s text:c="4"/></text:p>
          </table:table-cell>
          <table:table-cell table:number-columns-repeated="4" table:style-name="ce37" office:value-type="float" office:value="21" calcext:value-type="float">
            <text:p><text:s/>21.0 <text:s text:c="4"/></text:p>
          </table:table-cell>
          <table:table-cell table:style-name="ce53" office:value-type="float" office:value="21" calcext:value-type="float">
            <text:p><text:s/>21.0 <text:s text:c="4"/></text:p>
          </table:table-cell>
          <table:table-cell table:style-name="ce67" office:value-type="float" office:value="21.76" calcext:value-type="float">
            <text:p>21.8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8" office:value-type="string" calcext:value-type="string">
            <text:p>Electrical Items</text:p>
          </table:table-cell>
          <table:table-cell table:style-name="ce2" office:value-type="string" calcext:value-type="string">
            <text:p>WEEE - mixed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48]" office:value-type="float" office:value="21" calcext:value-type="float">
            <text:p><text:s/>21.0 <text:s text:c="4"/></text:p>
          </table:table-cell>
          <table:table-cell table:style-name="ce38" table:formula="of:=[.G48]" office:value-type="float" office:value="21" calcext:value-type="float">
            <text:p><text:s/>21.0 <text:s text:c="4"/></text:p>
          </table:table-cell>
          <table:table-cell table:style-name="ce38" table:formula="of:=[.H48]" office:value-type="float" office:value="21" calcext:value-type="float">
            <text:p><text:s/>21.0 <text:s text:c="4"/></text:p>
          </table:table-cell>
          <table:table-cell table:style-name="ce38" table:formula="of:=[.I48]" office:value-type="float" office:value="21" calcext:value-type="float">
            <text:p><text:s/>21.0 <text:s text:c="4"/></text:p>
          </table:table-cell>
          <table:table-cell table:style-name="ce38" table:formula="of:=[.J48]" office:value-type="float" office:value="21" calcext:value-type="float">
            <text:p><text:s/>21.0 <text:s text:c="4"/></text:p>
          </table:table-cell>
          <table:table-cell table:number-columns-repeated="4" table:style-name="ce37" office:value-type="float" office:value="21" calcext:value-type="float">
            <text:p><text:s/>21.0 <text:s text:c="4"/></text:p>
          </table:table-cell>
          <table:table-cell table:style-name="ce53" office:value-type="float" office:value="21" calcext:value-type="float">
            <text:p><text:s/>21.0 <text:s text:c="4"/></text:p>
          </table:table-cell>
          <table:table-cell table:style-name="ce67" office:value-type="float" office:value="21.76" calcext:value-type="float">
            <text:p>21.8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8" office:value-type="string" calcext:value-type="string">
            <text:p>Electrical Items</text:p>
          </table:table-cell>
          <table:table-cell table:style-name="ce2" office:value-type="string" calcext:value-type="string">
            <office:annotation draw:style-name="gr5" draw:text-style-name="P2" svg:width="91.54mm" svg:height="17.99mm" svg:x="253.33mm" svg:y="245.33mm" draw:caption-point-x="-67.13mm" draw:caption-point-y="-11.55mm">
              <dc:date>2017-11-24T00:00:00</dc:date>
              <text:p text:style-name="P1">Small power equipment</text:p>
            </office:annotation>
            <text:p>WEEE - small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49]" office:value-type="float" office:value="21" calcext:value-type="float">
            <text:p><text:s/>21.0 <text:s text:c="4"/></text:p>
          </table:table-cell>
          <table:table-cell table:style-name="ce38" table:formula="of:=[.G49]" office:value-type="float" office:value="21" calcext:value-type="float">
            <text:p><text:s/>21.0 <text:s text:c="4"/></text:p>
          </table:table-cell>
          <table:table-cell table:style-name="ce38" table:formula="of:=[.H49]" office:value-type="float" office:value="21" calcext:value-type="float">
            <text:p><text:s/>21.0 <text:s text:c="4"/></text:p>
          </table:table-cell>
          <table:table-cell table:style-name="ce38" table:formula="of:=[.I49]" office:value-type="float" office:value="21" calcext:value-type="float">
            <text:p><text:s/>21.0 <text:s text:c="4"/></text:p>
          </table:table-cell>
          <table:table-cell table:style-name="ce38" table:formula="of:=[.J49]" office:value-type="float" office:value="21" calcext:value-type="float">
            <text:p><text:s/>21.0 <text:s text:c="4"/></text:p>
          </table:table-cell>
          <table:table-cell table:number-columns-repeated="4" table:style-name="ce37" office:value-type="float" office:value="21" calcext:value-type="float">
            <text:p><text:s/>21.0 <text:s text:c="4"/></text:p>
          </table:table-cell>
          <table:table-cell table:style-name="ce53" office:value-type="float" office:value="21" calcext:value-type="float">
            <text:p><text:s/>21.0 <text:s text:c="4"/></text:p>
          </table:table-cell>
          <table:table-cell table:style-name="ce67" office:value-type="float" office:value="21.76" calcext:value-type="float">
            <text:p>21.8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3" office:value-type="string" calcext:value-type="string">
            <text:p>WEEE</text:p>
          </table:table-cell>
          <table:table-cell table:style-name="ce3" office:value-type="string" calcext:value-type="string">
            <text:p>Average:</text:p>
          </table:table-cell>
          <table:table-cell table:style-name="ce24" office:value-type="string" calcext:value-type="string">
            <text:p>tonnes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AVERAGE([.E46:.E49])" office:value-type="float" office:value="21" calcext:value-type="float">
            <text:p><text:s/>21.0 <text:s text:c="4"/></text:p>
          </table:table-cell>
          <table:table-cell table:style-name="ce36" table:formula="of:=AVERAGE([.F46:.F49])" office:value-type="float" office:value="21" calcext:value-type="float">
            <text:p><text:s/>21.0 <text:s text:c="4"/></text:p>
          </table:table-cell>
          <table:table-cell table:style-name="ce36" table:formula="of:=AVERAGE([.G46:.G49])" office:value-type="float" office:value="21" calcext:value-type="float">
            <text:p><text:s/>21.0 <text:s text:c="4"/></text:p>
          </table:table-cell>
          <table:table-cell table:style-name="ce36" table:formula="of:=AVERAGE([.H46:.H49])" office:value-type="float" office:value="21" calcext:value-type="float">
            <text:p><text:s/>21.0 <text:s text:c="4"/></text:p>
          </table:table-cell>
          <table:table-cell table:style-name="ce36" table:formula="of:=AVERAGE([.I46:.I49])" office:value-type="float" office:value="21" calcext:value-type="float">
            <text:p><text:s/>21.0 <text:s text:c="4"/></text:p>
          </table:table-cell>
          <table:table-cell table:style-name="ce36" table:formula="of:=AVERAGE([.J46:.J49])" office:value-type="float" office:value="21" calcext:value-type="float">
            <text:p><text:s/>21.0 <text:s text:c="4"/></text:p>
          </table:table-cell>
          <table:table-cell table:style-name="ce36" table:formula="of:=AVERAGE([.K46:.K49])" office:value-type="float" office:value="21" calcext:value-type="float">
            <text:p><text:s/>21.0 <text:s text:c="4"/></text:p>
          </table:table-cell>
          <table:table-cell table:style-name="ce36" table:formula="of:=AVERAGE([.L46:.L49])" office:value-type="float" office:value="21" calcext:value-type="float">
            <text:p><text:s/>21.0 <text:s text:c="4"/></text:p>
          </table:table-cell>
          <table:table-cell table:style-name="ce36" table:formula="of:=AVERAGE([.M46:.M49])" office:value-type="float" office:value="21" calcext:value-type="float">
            <text:p><text:s/>21.0 <text:s text:c="4"/></text:p>
          </table:table-cell>
          <table:table-cell table:style-name="ce54" table:formula="of:=AVERAGE([.N46:.N49])" office:value-type="float" office:value="21" calcext:value-type="float">
            <text:p><text:s/>21.0 <text:s text:c="4"/></text:p>
          </table:table-cell>
          <table:table-cell table:style-name="ce68" table:formula="of:=AVERAGE([.O46:.O49])" office:value-type="float" office:value="21.76" calcext:value-type="float">
            <text:p><text:s/>21.76 <text:s text:c="3"/></text:p>
          </table:table-cell>
          <table:table-cell table:style-name="ce31" office:value-type="string" calcext:value-type="string">
            <text:p>Assumed not landfill disposal metho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Disposal Method</text:p>
          </table:table-cell>
          <table:table-cell table:style-name="ce2" office:value-type="string" calcext:value-type="string">
            <text:p>Combustion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51]" office:value-type="float" office:value="21" calcext:value-type="float">
            <text:p><text:s/>21.0 <text:s text:c="4"/></text:p>
          </table:table-cell>
          <table:table-cell table:style-name="ce38" table:formula="of:=[.G51]" office:value-type="float" office:value="21" calcext:value-type="float">
            <text:p><text:s/>21.0 <text:s text:c="4"/></text:p>
          </table:table-cell>
          <table:table-cell table:style-name="ce38" table:formula="of:=[.H51]" office:value-type="float" office:value="21" calcext:value-type="float">
            <text:p><text:s/>21.0 <text:s text:c="4"/></text:p>
          </table:table-cell>
          <table:table-cell table:style-name="ce38" table:formula="of:=[.I51]" office:value-type="float" office:value="21" calcext:value-type="float">
            <text:p><text:s/>21.0 <text:s text:c="4"/></text:p>
          </table:table-cell>
          <table:table-cell table:style-name="ce38" table:formula="of:=[.J51]" office:value-type="float" office:value="21" calcext:value-type="float">
            <text:p><text:s/>21.0 <text:s text:c="4"/></text:p>
          </table:table-cell>
          <table:table-cell table:number-columns-repeated="3" table:style-name="ce37" office:value-type="float" office:value="21" calcext:value-type="float">
            <text:p><text:s/>21.0 <text:s text:c="4"/></text:p>
          </table:table-cell>
          <table:table-cell table:style-name="ce37" office:value-type="float" office:value="20" calcext:value-type="float">
            <text:p><text:s/>20.0 <text:s text:c="4"/></text:p>
          </table:table-cell>
          <table:table-cell table:style-name="ce53" office:value-type="float" office:value="21" calcext:value-type="float">
            <text:p><text:s/>21.0 <text:s text:c="4"/></text:p>
          </table:table-cell>
          <table:table-cell table:style-name="ce67" office:value-type="float" office:value="21.76" calcext:value-type="float">
            <text:p>21.8 </text:p>
          </table:table-cell>
          <table:table-cell table:style-name="ce31" office:value-type="string" calcext:value-type="string">
            <text:p>This is the most common factor for combustion as a method of disposa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igh Temperature Disposal Waste with Energy Recovery</text:p>
          </table:table-cell>
          <table:table-cell table:style-name="ce3" office:value-type="string" calcext:value-type="string">
            <text:p>Most common factor:</text:p>
          </table:table-cell>
          <table:table-cell table:style-name="ce24" office:value-type="string" calcext:value-type="string">
            <text:p>tonnes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[.E51]" office:value-type="float" office:value="21" calcext:value-type="float">
            <text:p><text:s/>21.0 <text:s text:c="4"/></text:p>
          </table:table-cell>
          <table:table-cell table:style-name="ce36" table:formula="of:=[.F51]" office:value-type="float" office:value="21" calcext:value-type="float">
            <text:p><text:s/>21.0 <text:s text:c="4"/></text:p>
          </table:table-cell>
          <table:table-cell table:style-name="ce36" table:formula="of:=[.G51]" office:value-type="float" office:value="21" calcext:value-type="float">
            <text:p><text:s/>21.0 <text:s text:c="4"/></text:p>
          </table:table-cell>
          <table:table-cell table:style-name="ce36" table:formula="of:=[.H51]" office:value-type="float" office:value="21" calcext:value-type="float">
            <text:p><text:s/>21.0 <text:s text:c="4"/></text:p>
          </table:table-cell>
          <table:table-cell table:style-name="ce36" table:formula="of:=[.I51]" office:value-type="float" office:value="21" calcext:value-type="float">
            <text:p><text:s/>21.0 <text:s text:c="4"/></text:p>
          </table:table-cell>
          <table:table-cell table:style-name="ce36" table:formula="of:=[.J51]" office:value-type="float" office:value="21" calcext:value-type="float">
            <text:p><text:s/>21.0 <text:s text:c="4"/></text:p>
          </table:table-cell>
          <table:table-cell table:style-name="ce36" table:formula="of:=[.K51]" office:value-type="float" office:value="21" calcext:value-type="float">
            <text:p><text:s/>21.0 <text:s text:c="4"/></text:p>
          </table:table-cell>
          <table:table-cell table:style-name="ce36" table:formula="of:=[.L51]" office:value-type="float" office:value="21" calcext:value-type="float">
            <text:p><text:s/>21.0 <text:s text:c="4"/></text:p>
          </table:table-cell>
          <table:table-cell table:style-name="ce36" table:formula="of:=[.M51]" office:value-type="float" office:value="20" calcext:value-type="float">
            <text:p><text:s/>20.0 <text:s text:c="4"/></text:p>
          </table:table-cell>
          <table:table-cell table:style-name="ce54" table:formula="of:=[.N51]" office:value-type="float" office:value="21" calcext:value-type="float">
            <text:p><text:s/>21.0 <text:s text:c="4"/></text:p>
          </table:table-cell>
          <table:table-cell table:style-name="ce68" table:formula="of:=[.O51]" office:value-type="float" office:value="21.76" calcext:value-type="float">
            <text:p><text:s/>21.76 <text:s text:c="3"/></text:p>
          </table:table-cell>
          <table:table-cell table:style-name="ce31" office:value-type="string" calcext:value-type="string">
            <text:p>Metal: scrap metal and Metal: steel cans have different valu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Disposal Method</text:p>
          </table:table-cell>
          <table:table-cell table:style-name="ce2" office:value-type="string" calcext:value-type="string">
            <text:p>Combustion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53]" office:value-type="float" office:value="220" calcext:value-type="float">
            <text:p>220.0 <text:s text:c="4"/></text:p>
          </table:table-cell>
          <table:table-cell table:style-name="ce38" table:formula="of:=[.G53]" office:value-type="float" office:value="220" calcext:value-type="float">
            <text:p>220.0 <text:s text:c="4"/></text:p>
          </table:table-cell>
          <table:table-cell table:style-name="ce38" table:formula="of:=[.H53]" office:value-type="float" office:value="220" calcext:value-type="float">
            <text:p>220.0 <text:s text:c="4"/></text:p>
          </table:table-cell>
          <table:table-cell table:style-name="ce38" table:formula="of:=[.I53]" office:value-type="float" office:value="220" calcext:value-type="float">
            <text:p>220.0 <text:s text:c="4"/></text:p>
          </table:table-cell>
          <table:table-cell table:style-name="ce38" table:formula="of:=[.J53]" office:value-type="float" office:value="220" calcext:value-type="float">
            <text:p>220.0 <text:s text:c="4"/></text:p>
          </table:table-cell>
          <table:table-cell table:style-name="ce37" table:formula="of:=[.L53]" office:value-type="float" office:value="220" calcext:value-type="float">
            <text:p>220.0 <text:s text:c="4"/></text:p>
          </table:table-cell>
          <table:table-cell table:number-columns-repeated="2" table:style-name="ce37" office:value-type="float" office:value="220" calcext:value-type="float">
            <text:p>220.0 <text:s text:c="4"/></text:p>
          </table:table-cell>
          <table:table-cell table:style-name="ce37" office:value-type="float" office:value="219" calcext:value-type="float">
            <text:p>219.0 <text:s text:c="4"/></text:p>
          </table:table-cell>
          <table:table-cell table:style-name="ce53" office:value-type="float" office:value="220" calcext:value-type="float">
            <text:p>220.0 <text:s text:c="4"/></text:p>
          </table:table-cell>
          <table:table-cell table:style-name="ce37" office:value-type="float" office:value="220" calcext:value-type="float">
            <text:p>220.0 <text:s text:c="4"/></text:p>
          </table:table-cell>
          <table:table-cell table:style-name="ce31" office:value-type="string" calcext:value-type="string">
            <text:p>This is the most common factor for combustion as a method of disposal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High Temperature Disposal Waste</text:p>
          </table:table-cell>
          <table:table-cell table:style-name="ce3" office:value-type="string" calcext:value-type="string">
            <text:p>Most common factor:</text:p>
          </table:table-cell>
          <table:table-cell table:style-name="ce24" office:value-type="string" calcext:value-type="string">
            <text:p>tonnes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[.E53]" office:value-type="float" office:value="220" calcext:value-type="float">
            <text:p>220.0 <text:s text:c="4"/></text:p>
          </table:table-cell>
          <table:table-cell table:style-name="ce36" table:formula="of:=[.F53]" office:value-type="float" office:value="220" calcext:value-type="float">
            <text:p>220.0 <text:s text:c="4"/></text:p>
          </table:table-cell>
          <table:table-cell table:style-name="ce36" table:formula="of:=[.G53]" office:value-type="float" office:value="220" calcext:value-type="float">
            <text:p>220.0 <text:s text:c="4"/></text:p>
          </table:table-cell>
          <table:table-cell table:style-name="ce36" table:formula="of:=[.H53]" office:value-type="float" office:value="220" calcext:value-type="float">
            <text:p>220.0 <text:s text:c="4"/></text:p>
          </table:table-cell>
          <table:table-cell table:style-name="ce36" table:formula="of:=[.I53]" office:value-type="float" office:value="220" calcext:value-type="float">
            <text:p>220.0 <text:s text:c="4"/></text:p>
          </table:table-cell>
          <table:table-cell table:style-name="ce36" table:formula="of:=[.J53]" office:value-type="float" office:value="220" calcext:value-type="float">
            <text:p>220.0 <text:s text:c="4"/></text:p>
          </table:table-cell>
          <table:table-cell table:style-name="ce36" table:formula="of:=[.K53]" office:value-type="float" office:value="220" calcext:value-type="float">
            <text:p>220.0 <text:s text:c="4"/></text:p>
          </table:table-cell>
          <table:table-cell table:style-name="ce36" table:formula="of:=[.L53]" office:value-type="float" office:value="220" calcext:value-type="float">
            <text:p>220.0 <text:s text:c="4"/></text:p>
          </table:table-cell>
          <table:table-cell table:style-name="ce36" table:formula="of:=[.M53]" office:value-type="float" office:value="219" calcext:value-type="float">
            <text:p>219.0 <text:s text:c="4"/></text:p>
          </table:table-cell>
          <table:table-cell table:style-name="ce54" table:formula="of:=[.N53]" office:value-type="float" office:value="220" calcext:value-type="float">
            <text:p>220.0 <text:s text:c="4"/></text:p>
          </table:table-cell>
          <table:table-cell table:style-name="ce68" table:formula="of:=[.O53]" office:value-type="float" office:value="220" calcext:value-type="float">
            <text:p>220.0 <text:s text:c="4"/></text:p>
          </table:table-cell>
          <table:table-cell table:style-name="ce31" office:value-type="string" calcext:value-type="string">
            <text:p>Metal: scrap metal and Metal: steel cans have different values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Disposal Method</text:p>
          </table:table-cell>
          <table:table-cell table:style-name="ce2" office:value-type="string" calcext:value-type="string">
            <text:p>Combustion without energy recovery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55]" office:value-type="float" office:value="21" calcext:value-type="float">
            <text:p><text:s/>21.0 <text:s text:c="4"/></text:p>
          </table:table-cell>
          <table:table-cell table:style-name="ce38" table:formula="of:=[.G55]" office:value-type="float" office:value="21" calcext:value-type="float">
            <text:p><text:s/>21.0 <text:s text:c="4"/></text:p>
          </table:table-cell>
          <table:table-cell table:style-name="ce38" table:formula="of:=[.H55]" office:value-type="float" office:value="21" calcext:value-type="float">
            <text:p><text:s/>21.0 <text:s text:c="4"/></text:p>
          </table:table-cell>
          <table:table-cell table:style-name="ce38" table:formula="of:=[.I55]" office:value-type="float" office:value="21" calcext:value-type="float">
            <text:p><text:s/>21.0 <text:s text:c="4"/></text:p>
          </table:table-cell>
          <table:table-cell table:style-name="ce38" table:formula="of:=[.J55]" office:value-type="float" office:value="21" calcext:value-type="float">
            <text:p><text:s/>21.0 <text:s text:c="4"/></text:p>
          </table:table-cell>
          <table:table-cell table:style-name="ce37" table:formula="of:=[.L55]" office:value-type="float" office:value="21" calcext:value-type="float">
            <text:p><text:s/>21.0 <text:s text:c="4"/></text:p>
          </table:table-cell>
          <table:table-cell table:number-columns-repeated="2" table:style-name="ce37" office:value-type="float" office:value="21" calcext:value-type="float">
            <text:p><text:s/>21.0 <text:s text:c="4"/></text:p>
          </table:table-cell>
          <table:table-cell table:style-name="ce37" office:value-type="float" office:value="20" calcext:value-type="float">
            <text:p><text:s/>20.0 <text:s text:c="4"/></text:p>
          </table:table-cell>
          <table:table-cell table:style-name="ce53" office:value-type="float" office:value="21" calcext:value-type="float">
            <text:p><text:s/>21.0 <text:s text:c="4"/></text:p>
          </table:table-cell>
          <table:table-cell table:style-name="ce67" office:value-type="float" office:value="21.76" calcext:value-type="float">
            <text:p>21.8 </text:p>
          </table:table-cell>
          <table:table-cell table:style-name="ce31" office:value-type="string" calcext:value-type="string">
            <text:p>No clear DEFRA link, therefore similar methods figures used e.g.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n Burn Treatment Disposal Waste</text:p>
          </table:table-cell>
          <table:table-cell table:style-name="ce3" office:value-type="string" calcext:value-type="string">
            <text:p>Most common factor:</text:p>
          </table:table-cell>
          <table:table-cell table:style-name="ce24" office:value-type="string" calcext:value-type="string">
            <text:p>tonnes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[.E55]" office:value-type="float" office:value="21" calcext:value-type="float">
            <text:p><text:s/>21.0 <text:s text:c="4"/></text:p>
          </table:table-cell>
          <table:table-cell table:style-name="ce36" table:formula="of:=[.F55]" office:value-type="float" office:value="21" calcext:value-type="float">
            <text:p><text:s/>21.0 <text:s text:c="4"/></text:p>
          </table:table-cell>
          <table:table-cell table:style-name="ce36" table:formula="of:=[.G55]" office:value-type="float" office:value="21" calcext:value-type="float">
            <text:p><text:s/>21.0 <text:s text:c="4"/></text:p>
          </table:table-cell>
          <table:table-cell table:style-name="ce36" table:formula="of:=[.H55]" office:value-type="float" office:value="21" calcext:value-type="float">
            <text:p><text:s/>21.0 <text:s text:c="4"/></text:p>
          </table:table-cell>
          <table:table-cell table:style-name="ce36" table:formula="of:=[.I55]" office:value-type="float" office:value="21" calcext:value-type="float">
            <text:p><text:s/>21.0 <text:s text:c="4"/></text:p>
          </table:table-cell>
          <table:table-cell table:style-name="ce36" table:formula="of:=[.J55]" office:value-type="float" office:value="21" calcext:value-type="float">
            <text:p><text:s/>21.0 <text:s text:c="4"/></text:p>
          </table:table-cell>
          <table:table-cell table:style-name="ce36" table:formula="of:=[.K55]" office:value-type="float" office:value="21" calcext:value-type="float">
            <text:p><text:s/>21.0 <text:s text:c="4"/></text:p>
          </table:table-cell>
          <table:table-cell table:style-name="ce36" table:formula="of:=[.L55]" office:value-type="float" office:value="21" calcext:value-type="float">
            <text:p><text:s/>21.0 <text:s text:c="4"/></text:p>
          </table:table-cell>
          <table:table-cell table:style-name="ce36" table:formula="of:=[.M55]" office:value-type="float" office:value="20" calcext:value-type="float">
            <text:p><text:s/>20.0 <text:s text:c="4"/></text:p>
          </table:table-cell>
          <table:table-cell table:style-name="ce47" table:formula="of:=[.N55]" office:value-type="float" office:value="21" calcext:value-type="float">
            <text:p><text:s/>21.0 <text:s text:c="4"/></text:p>
          </table:table-cell>
          <table:table-cell table:style-name="ce36" table:formula="of:=[.O55]" office:value-type="float" office:value="21.76" calcext:value-type="float">
            <text:p><text:s/>21.76 <text:s text:c="3"/></text:p>
          </table:table-cell>
          <table:table-cell table:style-name="ce31" office:value-type="string" calcext:value-type="string">
            <text:p>Combustion, anaerobic digestion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 table:number-columns-spanned="1" table:number-rows-spanned="2">
            <text:p>Refuse</text:p>
          </table:table-cell>
          <table:table-cell table:style-name="ce2" office:value-type="string" calcext:value-type="string">
            <office:annotation draw:style-name="gr7" draw:text-style-name="P2" svg:width="91.54mm" svg:height="14.02mm" svg:x="253.33mm" svg:y="285.58mm" draw:caption-point-x="-67.13mm" draw:caption-point-y="-12.86mm">
              <dc:date>2017-11-24T00:00:00</dc:date>
              <text:p text:style-name="P1">Domestic waste</text:p>
            </office:annotation>
            <text:p>Municipal waste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57]" office:value-type="float" office:value="289.8355136" calcext:value-type="float">
            <text:p>289.835514</text:p>
          </table:table-cell>
          <table:table-cell table:style-name="ce38" table:formula="of:=[.G57]" office:value-type="float" office:value="289.8355136" calcext:value-type="float">
            <text:p>289.835514</text:p>
          </table:table-cell>
          <table:table-cell table:style-name="ce38" table:formula="of:=[.H57]" office:value-type="float" office:value="289.8355136" calcext:value-type="float">
            <text:p>289.835514</text:p>
          </table:table-cell>
          <table:table-cell table:style-name="ce38" table:formula="of:=[.I57]" office:value-type="float" office:value="289.8355136" calcext:value-type="float">
            <text:p>289.835514</text:p>
          </table:table-cell>
          <table:table-cell table:style-name="ce38" table:formula="of:=[.J57]" office:value-type="float" office:value="289.8355136" calcext:value-type="float">
            <text:p>289.835514</text:p>
          </table:table-cell>
          <table:table-cell table:number-columns-repeated="4" table:style-name="ce37" office:value-type="float" office:value="289.8355136" calcext:value-type="float">
            <text:p>289.835514</text:p>
          </table:table-cell>
          <table:table-cell table:style-name="ce53" office:value-type="float" office:value="421" calcext:value-type="float">
            <text:p>421.0 <text:s text:c="4"/></text:p>
          </table:table-cell>
          <table:table-cell table:style-name="ce69" office:value-type="float" office:value="588.906257787832" calcext:value-type="float">
            <text:p>588.9 </text:p>
          </table:table-cell>
          <table:table-cell table:style-name="ce31" office:value-type="string" calcext:value-type="string">
            <text:p>Assuming a ratio of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" office:value-type="string" calcext:value-type="string">
            <office:annotation draw:style-name="gr8" draw:text-style-name="P2" svg:width="91.54mm" svg:height="14.81mm" svg:x="253.33mm" svg:y="290.19mm" draw:caption-point-x="-67.13mm" draw:caption-point-y="-12.6mm">
              <dc:date>2017-11-24T00:00:00</dc:date>
              <text:p text:style-name="P1">Waste generated by businesses or industrial operations</text:p>
            </office:annotation>
            <text:p>Commercial and industrial waste</text:p>
          </table:table-cell>
          <table:table-cell table:style-name="ce23" office:value-type="string" calcext:value-type="string">
            <text:p>tonnes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58]" office:value-type="float" office:value="199" calcext:value-type="float">
            <text:p>199.0 <text:s text:c="4"/></text:p>
          </table:table-cell>
          <table:table-cell table:style-name="ce38" table:formula="of:=[.G58]" office:value-type="float" office:value="199" calcext:value-type="float">
            <text:p>199.0 <text:s text:c="4"/></text:p>
          </table:table-cell>
          <table:table-cell table:style-name="ce38" table:formula="of:=[.H58]" office:value-type="float" office:value="199" calcext:value-type="float">
            <text:p>199.0 <text:s text:c="4"/></text:p>
          </table:table-cell>
          <table:table-cell table:style-name="ce38" table:formula="of:=[.I58]" office:value-type="float" office:value="199" calcext:value-type="float">
            <text:p>199.0 <text:s text:c="4"/></text:p>
          </table:table-cell>
          <table:table-cell table:style-name="ce38" table:formula="of:=[.J58]" office:value-type="float" office:value="199" calcext:value-type="float">
            <text:p>199.0 <text:s text:c="4"/></text:p>
          </table:table-cell>
          <table:table-cell table:number-columns-repeated="4" table:style-name="ce37" office:value-type="float" office:value="199" calcext:value-type="float">
            <text:p>199.0 <text:s text:c="4"/></text:p>
          </table:table-cell>
          <table:table-cell table:style-name="ce53" office:value-type="float" office:value="199" calcext:value-type="float">
            <text:p>199.0 <text:s text:c="4"/></text:p>
          </table:table-cell>
          <table:table-cell table:style-name="ce70" office:value-type="float" office:value="100.07286365479" calcext:value-type="float">
            <text:p>100.1 </text:p>
          </table:table-cell>
          <table:table-cell table:style-name="ce31"/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Landfill disposal waste</text:p>
          </table:table-cell>
          <table:table-cell table:style-name="ce11" office:value-type="string" calcext:value-type="string">
            <text:p>Ratio weighted average</text:p>
          </table:table-cell>
          <table:table-cell table:style-name="ce25" office:value-type="string" calcext:value-type="string">
            <text:p>tonnes</text:p>
          </table:table-cell>
          <table:table-cell table:style-name="ce25" office:value-type="float" office:value="3" calcext:value-type="float">
            <text:p>3</text:p>
          </table:table-cell>
          <table:table-cell table:style-name="ce39" table:formula="of:=1/2*([.$R$57]*[.E57]+[.$R$58]*[.E58])" office:value-type="float" office:value="244.4177568" calcext:value-type="float">
            <text:p>244.4</text:p>
          </table:table-cell>
          <table:table-cell table:style-name="ce39" table:formula="of:=1/2*([.$R$57]*[.F57]+[.$R$58]*[.F58])" office:value-type="float" office:value="244.4177568" calcext:value-type="float">
            <text:p>244.4</text:p>
          </table:table-cell>
          <table:table-cell table:style-name="ce39" table:formula="of:=1/2*([.$R$57]*[.G57]+[.$R$58]*[.G58])" office:value-type="float" office:value="244.4177568" calcext:value-type="float">
            <text:p>244.4</text:p>
          </table:table-cell>
          <table:table-cell table:style-name="ce39" table:formula="of:=1/2*([.$R$57]*[.H57]+[.$R$58]*[.H58])" office:value-type="float" office:value="244.4177568" calcext:value-type="float">
            <text:p>244.4</text:p>
          </table:table-cell>
          <table:table-cell table:style-name="ce39" table:formula="of:=1/2*([.$R$57]*[.I57]+[.$R$58]*[.I58])" office:value-type="float" office:value="244.4177568" calcext:value-type="float">
            <text:p>244.4</text:p>
          </table:table-cell>
          <table:table-cell table:style-name="ce39" table:formula="of:=1/2*([.$R$57]*[.J57]+[.$R$58]*[.J58])" office:value-type="float" office:value="244.4177568" calcext:value-type="float">
            <text:p>244.4</text:p>
          </table:table-cell>
          <table:table-cell table:style-name="ce39" table:formula="of:=1/2*([.$R$57]*[.K57]+[.$R$58]*[.K58])" office:value-type="float" office:value="244.4177568" calcext:value-type="float">
            <text:p>244.4</text:p>
          </table:table-cell>
          <table:table-cell table:style-name="ce39" table:formula="of:=1/2*([.$R$57]*[.L57]+[.$R$58]*[.L58])" office:value-type="float" office:value="244.4177568" calcext:value-type="float">
            <text:p>244.4</text:p>
          </table:table-cell>
          <table:table-cell table:style-name="ce39" table:formula="of:=1/2*([.$R$57]*[.M57]+[.$R$58]*[.M58])" office:value-type="float" office:value="244.4177568" calcext:value-type="float">
            <text:p>244.4</text:p>
          </table:table-cell>
          <table:table-cell table:style-name="ce55" table:formula="of:=1/2*([.$R$57]*[.N57]+[.$R$58]*[.N58])" office:value-type="float" office:value="310" calcext:value-type="float">
            <text:p>310.0</text:p>
          </table:table-cell>
          <table:table-cell table:style-name="ce39" table:formula="of:=1/2*([.$R$57]*[.O57]+[.$R$58]*[.O58])" office:value-type="float" office:value="344.489560721311" calcext:value-type="float">
            <text:p>344.5</text:p>
          </table:table-cell>
          <table:table-cell table:style-name="ce81"/>
          <table:table-cell table:number-columns-repeated="1008"/>
        </table:table-row>
        <table:table-row table:style-name="ro1">
          <table:table-cell table:style-name="ce12" office:value-type="string" calcext:value-type="string">
            <text:p>Flights</text:p>
          </table:table-cell>
          <table:table-cell table:style-name="ce2" office:value-type="string" calcext:value-type="string">
            <text:p>Domestic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60]" office:value-type="float" office:value="0.34387" calcext:value-type="float">
            <text:p><text:s text:c="2"/>0.34387 </text:p>
          </table:table-cell>
          <table:table-cell table:style-name="ce38" table:formula="of:=[.G60]" office:value-type="float" office:value="0.34387" calcext:value-type="float">
            <text:p><text:s text:c="2"/>0.34387 </text:p>
          </table:table-cell>
          <table:table-cell table:style-name="ce38" table:formula="of:=[.H60]" office:value-type="float" office:value="0.34387" calcext:value-type="float">
            <text:p><text:s text:c="2"/>0.34387 </text:p>
          </table:table-cell>
          <table:table-cell table:style-name="ce38" table:formula="of:=[.I60]" office:value-type="float" office:value="0.34387" calcext:value-type="float">
            <text:p><text:s text:c="2"/>0.34387 </text:p>
          </table:table-cell>
          <table:table-cell table:style-name="ce38" table:formula="of:=[.J60]" office:value-type="float" office:value="0.34387" calcext:value-type="float">
            <text:p><text:s text:c="2"/>0.34387 </text:p>
          </table:table-cell>
          <table:table-cell table:style-name="ce37" office:value-type="float" office:value="0.34387" calcext:value-type="float">
            <text:p><text:s text:c="2"/>0.34387 </text:p>
          </table:table-cell>
          <table:table-cell table:style-name="ce37" office:value-type="float" office:value="0.326615" calcext:value-type="float">
            <text:p><text:s text:c="2"/>0.326615</text:p>
          </table:table-cell>
          <table:table-cell table:style-name="ce37" office:value-type="float" office:value="0.29316" calcext:value-type="float">
            <text:p><text:s text:c="2"/>0.29316 </text:p>
          </table:table-cell>
          <table:table-cell table:style-name="ce46" office:value-type="float" office:value="0.29795" calcext:value-type="float">
            <text:p><text:s text:c="2"/>0.29795 </text:p>
          </table:table-cell>
          <table:table-cell table:style-name="ce46" office:value-type="float" office:value="0.27867" calcext:value-type="float">
            <text:p><text:s text:c="2"/>0.27867 </text:p>
          </table:table-cell>
          <table:table-cell table:style-name="ce64" office:value-type="float" office:value="0.26744" calcext:value-type="float">
            <text:p><text:s text:c="2"/>0.26744 </text:p>
          </table:table-cell>
          <table:table-cell table:style-name="ce31" office:value-type="string" calcext:value-type="string">
            <text:p>Assumed average passenger, using figures including radiative forcing, "with RF"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TT - Flights</text:p>
          </table:table-cell>
          <table:table-cell table:style-name="ce2" office:value-type="string" calcext:value-type="string">
            <text:p>Domestic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61]" office:value-type="float" office:value="0.03439" calcext:value-type="float">
            <text:p><text:s text:c="2"/>0.03439 </text:p>
          </table:table-cell>
          <table:table-cell table:style-name="ce38" table:formula="of:=[.G61]" office:value-type="float" office:value="0.03439" calcext:value-type="float">
            <text:p><text:s text:c="2"/>0.03439 </text:p>
          </table:table-cell>
          <table:table-cell table:style-name="ce38" table:formula="of:=[.H61]" office:value-type="float" office:value="0.03439" calcext:value-type="float">
            <text:p><text:s text:c="2"/>0.03439 </text:p>
          </table:table-cell>
          <table:table-cell table:style-name="ce38" table:formula="of:=[.I61]" office:value-type="float" office:value="0.03439" calcext:value-type="float">
            <text:p><text:s text:c="2"/>0.03439 </text:p>
          </table:table-cell>
          <table:table-cell table:style-name="ce38" table:formula="of:=[.J61]" office:value-type="float" office:value="0.03439" calcext:value-type="float">
            <text:p><text:s text:c="2"/>0.03439 </text:p>
          </table:table-cell>
          <table:table-cell table:style-name="ce37" office:value-type="float" office:value="0.03439" calcext:value-type="float">
            <text:p><text:s text:c="2"/>0.03439 </text:p>
          </table:table-cell>
          <table:table-cell table:style-name="ce37" office:value-type="float" office:value="0.0356184" calcext:value-type="float">
            <text:p><text:s text:c="2"/>0.035618</text:p>
          </table:table-cell>
          <table:table-cell table:style-name="ce37" office:value-type="float" office:value="0.03194" calcext:value-type="float">
            <text:p><text:s text:c="2"/>0.03194 </text:p>
          </table:table-cell>
          <table:table-cell table:style-name="ce46" office:value-type="float" office:value="0.03248" calcext:value-type="float">
            <text:p><text:s text:c="2"/>0.03248 </text:p>
          </table:table-cell>
          <table:table-cell table:style-name="ce56" office:value-type="float" office:value="0.02963" calcext:value-type="float">
            <text:p><text:s text:c="2"/>0.02963 </text:p>
          </table:table-cell>
          <table:table-cell table:style-name="ce64" office:value-type="float" office:value="0.0293" calcext:value-type="float">
            <text:p><text:s text:c="2"/>0.0293 <text:s/></text:p>
          </table:table-cell>
          <table:table-cell table:style-name="ce31" office:value-type="string" calcext:value-type="string">
            <text:p>Assumed average passenger, using figures including radiative forcing, "with RF"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Air - Domestic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m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SUM([.E60:.E61])" office:value-type="float" office:value="0.37826" calcext:value-type="float">
            <text:p><text:s text:c="2"/>0.37826 </text:p>
          </table:table-cell>
          <table:table-cell table:style-name="ce36" table:formula="of:=SUM([.F60:.F61])" office:value-type="float" office:value="0.37826" calcext:value-type="float">
            <text:p><text:s text:c="2"/>0.37826 </text:p>
          </table:table-cell>
          <table:table-cell table:style-name="ce36" table:formula="of:=SUM([.G60:.G61])" office:value-type="float" office:value="0.37826" calcext:value-type="float">
            <text:p><text:s text:c="2"/>0.37826 </text:p>
          </table:table-cell>
          <table:table-cell table:style-name="ce36" table:formula="of:=SUM([.H60:.H61])" office:value-type="float" office:value="0.37826" calcext:value-type="float">
            <text:p><text:s text:c="2"/>0.37826 </text:p>
          </table:table-cell>
          <table:table-cell table:style-name="ce36" table:formula="of:=SUM([.I60:.I61])" office:value-type="float" office:value="0.37826" calcext:value-type="float">
            <text:p><text:s text:c="2"/>0.37826 </text:p>
          </table:table-cell>
          <table:table-cell table:style-name="ce36" table:formula="of:=SUM([.J60:.J61])" office:value-type="float" office:value="0.37826" calcext:value-type="float">
            <text:p><text:s text:c="2"/>0.37826 </text:p>
          </table:table-cell>
          <table:table-cell table:style-name="ce36" table:formula="of:=SUM([.K60:.K61])" office:value-type="float" office:value="0.3622334" calcext:value-type="float">
            <text:p><text:s text:c="2"/>0.362233</text:p>
          </table:table-cell>
          <table:table-cell table:style-name="ce36" table:formula="of:=SUM([.L60:.L61])" office:value-type="float" office:value="0.3251" calcext:value-type="float">
            <text:p><text:s text:c="2"/>0.3251 <text:s/></text:p>
          </table:table-cell>
          <table:table-cell table:style-name="ce47" table:formula="of:=SUM([.M60:.M61])" office:value-type="float" office:value="0.33043" calcext:value-type="float">
            <text:p><text:s text:c="2"/>0.33043 </text:p>
          </table:table-cell>
          <table:table-cell table:style-name="ce47" table:formula="of:=SUM([.N60:.N61])" office:value-type="float" office:value="0.3083" calcext:value-type="float">
            <text:p><text:s text:c="2"/>0.3083 <text:s/></text:p>
          </table:table-cell>
          <table:table-cell table:style-name="ce36" table:formula="of:=SUM([.O60:.O61])" office:value-type="float" office:value="0.29674" calcext:value-type="float">
            <text:p><text:s text:c="2"/>0.29674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12" office:value-type="string" calcext:value-type="string">
            <text:p>Flights</text:p>
          </table:table-cell>
          <table:table-cell table:style-name="ce2" office:value-type="string" calcext:value-type="string">
            <text:p>Short Haul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63]" office:value-type="float" office:value="0.19629919" calcext:value-type="float">
            <text:p><text:s text:c="2"/>0.196299</text:p>
          </table:table-cell>
          <table:table-cell table:style-name="ce38" table:formula="of:=[.G63]" office:value-type="float" office:value="0.19629919" calcext:value-type="float">
            <text:p><text:s text:c="2"/>0.196299</text:p>
          </table:table-cell>
          <table:table-cell table:style-name="ce38" table:formula="of:=[.H63]" office:value-type="float" office:value="0.19629919" calcext:value-type="float">
            <text:p><text:s text:c="2"/>0.196299</text:p>
          </table:table-cell>
          <table:table-cell table:style-name="ce38" table:formula="of:=[.I63]" office:value-type="float" office:value="0.19629919" calcext:value-type="float">
            <text:p><text:s text:c="2"/>0.196299</text:p>
          </table:table-cell>
          <table:table-cell table:style-name="ce38" table:formula="of:=[.J63]" office:value-type="float" office:value="0.19629919" calcext:value-type="float">
            <text:p><text:s text:c="2"/>0.196299</text:p>
          </table:table-cell>
          <table:table-cell table:style-name="ce37" office:value-type="float" office:value="0.19629919" calcext:value-type="float">
            <text:p><text:s text:c="2"/>0.196299</text:p>
          </table:table-cell>
          <table:table-cell table:style-name="ce37" office:value-type="float" office:value="0.192457" calcext:value-type="float">
            <text:p><text:s text:c="2"/>0.192457</text:p>
          </table:table-cell>
          <table:table-cell table:style-name="ce37" office:value-type="float" office:value="0.16625" calcext:value-type="float">
            <text:p><text:s text:c="2"/>0.16625 </text:p>
          </table:table-cell>
          <table:table-cell table:style-name="ce46" office:value-type="float" office:value="0.16972" calcext:value-type="float">
            <text:p><text:s text:c="2"/>0.16972 </text:p>
          </table:table-cell>
          <table:table-cell table:style-name="ce56" office:value-type="float" office:value="0.16844" calcext:value-type="float">
            <text:p><text:s text:c="2"/>0.16844 </text:p>
          </table:table-cell>
          <table:table-cell table:style-name="ce64" office:value-type="float" office:value="0.16103" calcext:value-type="float">
            <text:p><text:s text:c="2"/>0.16103 </text:p>
          </table:table-cell>
          <table:table-cell table:style-name="ce31" office:value-type="string" calcext:value-type="string">
            <text:p>Assumed average passenger, using figures including radiative forcing, "with RF"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TT - Flights</text:p>
          </table:table-cell>
          <table:table-cell table:style-name="ce2" office:value-type="string" calcext:value-type="string">
            <text:p>Short Haul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64]" office:value-type="float" office:value="0.01964" calcext:value-type="float">
            <text:p><text:s text:c="2"/>0.01964 </text:p>
          </table:table-cell>
          <table:table-cell table:style-name="ce38" table:formula="of:=[.G64]" office:value-type="float" office:value="0.01964" calcext:value-type="float">
            <text:p><text:s text:c="2"/>0.01964 </text:p>
          </table:table-cell>
          <table:table-cell table:style-name="ce38" table:formula="of:=[.H64]" office:value-type="float" office:value="0.01964" calcext:value-type="float">
            <text:p><text:s text:c="2"/>0.01964 </text:p>
          </table:table-cell>
          <table:table-cell table:style-name="ce38" table:formula="of:=[.I64]" office:value-type="float" office:value="0.01964" calcext:value-type="float">
            <text:p><text:s text:c="2"/>0.01964 </text:p>
          </table:table-cell>
          <table:table-cell table:style-name="ce38" table:formula="of:=[.J64]" office:value-type="float" office:value="0.01964" calcext:value-type="float">
            <text:p><text:s text:c="2"/>0.01964 </text:p>
          </table:table-cell>
          <table:table-cell table:style-name="ce37" office:value-type="float" office:value="0.01964" calcext:value-type="float">
            <text:p><text:s text:c="2"/>0.01964 </text:p>
          </table:table-cell>
          <table:table-cell table:style-name="ce37" office:value-type="float" office:value="0.0209952" calcext:value-type="float">
            <text:p><text:s text:c="2"/>0.020995</text:p>
          </table:table-cell>
          <table:table-cell table:style-name="ce37" office:value-type="float" office:value="0.01811" calcext:value-type="float">
            <text:p><text:s text:c="2"/>0.01811 </text:p>
          </table:table-cell>
          <table:table-cell table:style-name="ce46" office:value-type="float" office:value="0.0185" calcext:value-type="float">
            <text:p><text:s text:c="2"/>0.0185 <text:s/></text:p>
          </table:table-cell>
          <table:table-cell table:style-name="ce56" office:value-type="float" office:value="0.01791" calcext:value-type="float">
            <text:p><text:s text:c="2"/>0.01791 </text:p>
          </table:table-cell>
          <table:table-cell table:style-name="ce64" office:value-type="float" office:value="0.01764" calcext:value-type="float">
            <text:p><text:s text:c="2"/>0.01764 </text:p>
          </table:table-cell>
          <table:table-cell table:style-name="ce31" office:value-type="string" calcext:value-type="string">
            <text:p>Assumed average passenger, using figures including radiative forcing, "with RF"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Air - Short Haul International Flights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m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SUM([.E63:.E64])" office:value-type="float" office:value="0.21593919" calcext:value-type="float">
            <text:p><text:s text:c="2"/>0.215939</text:p>
          </table:table-cell>
          <table:table-cell table:style-name="ce36" table:formula="of:=SUM([.F63:.F64])" office:value-type="float" office:value="0.21593919" calcext:value-type="float">
            <text:p><text:s text:c="2"/>0.215939</text:p>
          </table:table-cell>
          <table:table-cell table:style-name="ce36" table:formula="of:=SUM([.G63:.G64])" office:value-type="float" office:value="0.21593919" calcext:value-type="float">
            <text:p><text:s text:c="2"/>0.215939</text:p>
          </table:table-cell>
          <table:table-cell table:style-name="ce36" table:formula="of:=SUM([.H63:.H64])" office:value-type="float" office:value="0.21593919" calcext:value-type="float">
            <text:p><text:s text:c="2"/>0.215939</text:p>
          </table:table-cell>
          <table:table-cell table:style-name="ce36" table:formula="of:=SUM([.I63:.I64])" office:value-type="float" office:value="0.21593919" calcext:value-type="float">
            <text:p><text:s text:c="2"/>0.215939</text:p>
          </table:table-cell>
          <table:table-cell table:style-name="ce36" table:formula="of:=SUM([.J63:.J64])" office:value-type="float" office:value="0.21593919" calcext:value-type="float">
            <text:p><text:s text:c="2"/>0.215939</text:p>
          </table:table-cell>
          <table:table-cell table:style-name="ce36" table:formula="of:=SUM([.K63:.K64])" office:value-type="float" office:value="0.2134522" calcext:value-type="float">
            <text:p><text:s text:c="2"/>0.213452</text:p>
          </table:table-cell>
          <table:table-cell table:style-name="ce36" table:formula="of:=SUM([.L63:.L64])" office:value-type="float" office:value="0.18436" calcext:value-type="float">
            <text:p><text:s text:c="2"/>0.18436 </text:p>
          </table:table-cell>
          <table:table-cell table:style-name="ce47" table:formula="of:=SUM([.M63:.M64])" office:value-type="float" office:value="0.18822" calcext:value-type="float">
            <text:p><text:s text:c="2"/>0.18822 </text:p>
          </table:table-cell>
          <table:table-cell table:style-name="ce47" table:formula="of:=SUM([.N63:.N64])" office:value-type="float" office:value="0.18635" calcext:value-type="float">
            <text:p><text:s text:c="2"/>0.18635 </text:p>
          </table:table-cell>
          <table:table-cell table:style-name="ce36" table:formula="of:=SUM([.O63:.O64])" office:value-type="float" office:value="0.17867" calcext:value-type="float">
            <text:p><text:s text:c="2"/>0.17867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12" office:value-type="string" calcext:value-type="string">
            <text:p>Flights</text:p>
          </table:table-cell>
          <table:table-cell table:style-name="ce2" office:value-type="string" calcext:value-type="string">
            <text:p>Long Haul</text:p>
          </table:table-cell>
          <table:table-cell table:style-name="ce23" office:value-type="string" calcext:value-type="string">
            <text:p>km</text:p>
          </table:table-cell>
          <table:table-cell table:style-name="ce31" office:value-type="float" office:value="3" calcext:value-type="float">
            <text:p>3</text:p>
          </table:table-cell>
          <table:table-cell table:style-name="ce38" table:formula="of:=[.F66]" office:value-type="float" office:value="0.22460649" calcext:value-type="float">
            <text:p><text:s text:c="2"/>0.224606</text:p>
          </table:table-cell>
          <table:table-cell table:style-name="ce38" table:formula="of:=[.G66]" office:value-type="float" office:value="0.22460649" calcext:value-type="float">
            <text:p><text:s text:c="2"/>0.224606</text:p>
          </table:table-cell>
          <table:table-cell table:style-name="ce38" table:formula="of:=[.H66]" office:value-type="float" office:value="0.22460649" calcext:value-type="float">
            <text:p><text:s text:c="2"/>0.224606</text:p>
          </table:table-cell>
          <table:table-cell table:style-name="ce38" table:formula="of:=[.I66]" office:value-type="float" office:value="0.22460649" calcext:value-type="float">
            <text:p><text:s text:c="2"/>0.224606</text:p>
          </table:table-cell>
          <table:table-cell table:style-name="ce38" table:formula="of:=[.J66]" office:value-type="float" office:value="0.22460649" calcext:value-type="float">
            <text:p><text:s text:c="2"/>0.224606</text:p>
          </table:table-cell>
          <table:table-cell table:style-name="ce37" office:value-type="float" office:value="0.22460649" calcext:value-type="float">
            <text:p><text:s text:c="2"/>0.224606</text:p>
          </table:table-cell>
          <table:table-cell table:style-name="ce37" office:value-type="float" office:value="0.226528" calcext:value-type="float">
            <text:p><text:s text:c="2"/>0.226528</text:p>
          </table:table-cell>
          <table:table-cell table:style-name="ce37" office:value-type="float" office:value="0.21022" calcext:value-type="float">
            <text:p><text:s text:c="2"/>0.21022 </text:p>
          </table:table-cell>
          <table:table-cell table:style-name="ce46" office:value-type="float" office:value="0.19813" calcext:value-type="float">
            <text:p><text:s text:c="2"/>0.19813 </text:p>
          </table:table-cell>
          <table:table-cell table:style-name="ce56" office:value-type="float" office:value="0.19162" calcext:value-type="float">
            <text:p><text:s text:c="2"/>0.19162 </text:p>
          </table:table-cell>
          <table:table-cell table:style-name="ce64" office:value-type="float" office:value="0.19745" calcext:value-type="float">
            <text:p><text:s text:c="2"/>0.19745 </text:p>
          </table:table-cell>
          <table:table-cell table:style-name="ce31" office:value-type="string" calcext:value-type="string">
            <text:p>Assumed average passenger, using figures including radiative forcing, "with RF"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TT - Flights</text:p>
          </table:table-cell>
          <table:table-cell table:style-name="ce2" office:value-type="string" calcext:value-type="string">
            <text:p>Long Haul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67]" office:value-type="float" office:value="0.02247" calcext:value-type="float">
            <text:p><text:s text:c="2"/>0.02247 </text:p>
          </table:table-cell>
          <table:table-cell table:style-name="ce38" table:formula="of:=[.G67]" office:value-type="float" office:value="0.02247" calcext:value-type="float">
            <text:p><text:s text:c="2"/>0.02247 </text:p>
          </table:table-cell>
          <table:table-cell table:style-name="ce38" table:formula="of:=[.H67]" office:value-type="float" office:value="0.02247" calcext:value-type="float">
            <text:p><text:s text:c="2"/>0.02247 </text:p>
          </table:table-cell>
          <table:table-cell table:style-name="ce38" table:formula="of:=[.I67]" office:value-type="float" office:value="0.02247" calcext:value-type="float">
            <text:p><text:s text:c="2"/>0.02247 </text:p>
          </table:table-cell>
          <table:table-cell table:style-name="ce38" table:formula="of:=[.J67]" office:value-type="float" office:value="0.02247" calcext:value-type="float">
            <text:p><text:s text:c="2"/>0.02247 </text:p>
          </table:table-cell>
          <table:table-cell table:style-name="ce37" office:value-type="float" office:value="0.02247" calcext:value-type="float">
            <text:p><text:s text:c="2"/>0.02247 </text:p>
          </table:table-cell>
          <table:table-cell table:style-name="ce37" office:value-type="float" office:value="0.0247104" calcext:value-type="float">
            <text:p><text:s text:c="2"/>0.02471 </text:p>
          </table:table-cell>
          <table:table-cell table:style-name="ce37" office:value-type="float" office:value="0.02291" calcext:value-type="float">
            <text:p><text:s text:c="2"/>0.02291 </text:p>
          </table:table-cell>
          <table:table-cell table:style-name="ce46" office:value-type="float" office:value="0.0216" calcext:value-type="float">
            <text:p><text:s text:c="2"/>0.0216 <text:s/></text:p>
          </table:table-cell>
          <table:table-cell table:style-name="ce56" office:value-type="float" office:value="0.02038" calcext:value-type="float">
            <text:p><text:s text:c="2"/>0.02038 </text:p>
          </table:table-cell>
          <table:table-cell table:style-name="ce64" office:value-type="float" office:value="0.01736" calcext:value-type="float">
            <text:p><text:s text:c="2"/>0.01736 </text:p>
          </table:table-cell>
          <table:table-cell table:style-name="ce31" office:value-type="string" calcext:value-type="string">
            <text:p>Assumed average passenger, using figures including radiative forcing, "with RF"</text:p>
          </table:table-cell>
          <table:table-cell table:number-columns-repeated="1008"/>
        </table:table-row>
        <table:table-row table:style-name="ro1">
          <table:table-cell table:style-name="ce13" office:value-type="string" calcext:value-type="string">
            <text:p>Air - Long Haul International Flights 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m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SUM([.E66:.E67])" office:value-type="float" office:value="0.24707649" calcext:value-type="float">
            <text:p><text:s text:c="2"/>0.247076</text:p>
          </table:table-cell>
          <table:table-cell table:style-name="ce36" table:formula="of:=SUM([.F66:.F67])" office:value-type="float" office:value="0.24707649" calcext:value-type="float">
            <text:p><text:s text:c="2"/>0.247076</text:p>
          </table:table-cell>
          <table:table-cell table:style-name="ce36" table:formula="of:=SUM([.G66:.G67])" office:value-type="float" office:value="0.24707649" calcext:value-type="float">
            <text:p><text:s text:c="2"/>0.247076</text:p>
          </table:table-cell>
          <table:table-cell table:style-name="ce36" table:formula="of:=SUM([.H66:.H67])" office:value-type="float" office:value="0.24707649" calcext:value-type="float">
            <text:p><text:s text:c="2"/>0.247076</text:p>
          </table:table-cell>
          <table:table-cell table:style-name="ce36" table:formula="of:=SUM([.I66:.I67])" office:value-type="float" office:value="0.24707649" calcext:value-type="float">
            <text:p><text:s text:c="2"/>0.247076</text:p>
          </table:table-cell>
          <table:table-cell table:style-name="ce36" table:formula="of:=SUM([.J66:.J67])" office:value-type="float" office:value="0.24707649" calcext:value-type="float">
            <text:p><text:s text:c="2"/>0.247076</text:p>
          </table:table-cell>
          <table:table-cell table:style-name="ce36" table:formula="of:=SUM([.K66:.K67])" office:value-type="float" office:value="0.2512384" calcext:value-type="float">
            <text:p><text:s text:c="2"/>0.251238</text:p>
          </table:table-cell>
          <table:table-cell table:style-name="ce36" table:formula="of:=SUM([.L66:.L67])" office:value-type="float" office:value="0.23313" calcext:value-type="float">
            <text:p><text:s text:c="2"/>0.23313 </text:p>
          </table:table-cell>
          <table:table-cell table:style-name="ce47" table:formula="of:=SUM([.M66:.M67])" office:value-type="float" office:value="0.21973" calcext:value-type="float">
            <text:p><text:s text:c="2"/>0.21973 </text:p>
          </table:table-cell>
          <table:table-cell table:style-name="ce47" table:formula="of:=SUM([.N66:.N67])" office:value-type="float" office:value="0.212" calcext:value-type="float">
            <text:p><text:s text:c="2"/>0.212 <text:s text:c="2"/></text:p>
          </table:table-cell>
          <table:table-cell table:style-name="ce36" table:formula="of:=SUM([.O66:.O67])" office:value-type="float" office:value="0.21481" calcext:value-type="float">
            <text:p><text:s text:c="2"/>0.21481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Cars (by size)</text:p>
          </table:table-cell>
          <table:table-cell table:style-name="ce2" office:value-type="string" calcext:value-type="string">
            <text:p>Average size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69]" office:value-type="float" office:value="0.19469" calcext:value-type="float">
            <text:p><text:s text:c="2"/>0.19469 </text:p>
          </table:table-cell>
          <table:table-cell table:style-name="ce38" table:formula="of:=[.G69]" office:value-type="float" office:value="0.19469" calcext:value-type="float">
            <text:p><text:s text:c="2"/>0.19469 </text:p>
          </table:table-cell>
          <table:table-cell table:style-name="ce38" table:formula="of:=[.H69]" office:value-type="float" office:value="0.19469" calcext:value-type="float">
            <text:p><text:s text:c="2"/>0.19469 </text:p>
          </table:table-cell>
          <table:table-cell table:style-name="ce38" table:formula="of:=[.I69]" office:value-type="float" office:value="0.19469" calcext:value-type="float">
            <text:p><text:s text:c="2"/>0.19469 </text:p>
          </table:table-cell>
          <table:table-cell table:style-name="ce38" table:formula="of:=[.J69]" office:value-type="float" office:value="0.19469" calcext:value-type="float">
            <text:p><text:s text:c="2"/>0.19469 </text:p>
          </table:table-cell>
          <table:table-cell table:style-name="ce37" office:value-type="float" office:value="0.19469" calcext:value-type="float">
            <text:p><text:s text:c="2"/>0.19469 </text:p>
          </table:table-cell>
          <table:table-cell table:style-name="ce37" office:value-type="float" office:value="0.19023" calcext:value-type="float">
            <text:p><text:s text:c="2"/>0.19023 </text:p>
          </table:table-cell>
          <table:table-cell table:style-name="ce37" office:value-type="float" office:value="0.18943" calcext:value-type="float">
            <text:p><text:s text:c="2"/>0.18943 </text:p>
          </table:table-cell>
          <table:table-cell table:style-name="ce48" office:value-type="float" office:value="0.18635" calcext:value-type="float">
            <text:p><text:s text:c="2"/>0.18635 </text:p>
          </table:table-cell>
          <table:table-cell table:style-name="ce53" office:value-type="float" office:value="0.18695" calcext:value-type="float">
            <text:p><text:s text:c="2"/>0.18695 </text:p>
          </table:table-cell>
          <table:table-cell table:style-name="ce71" office:value-type="float" office:value="0.17887" calcext:value-type="float">
            <text:p><text:s text:c="2"/>0.17887 </text:p>
          </table:table-cell>
          <table:table-cell table:style-name="ce31" office:value-type="string" calcext:value-type="string">
            <text:p>Assumed unknown vehicle and average sized ca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TT - cars (by size)</text:p>
          </table:table-cell>
          <table:table-cell table:style-name="ce2" office:value-type="string" calcext:value-type="string">
            <text:p>Average size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70]" office:value-type="float" office:value="0.03925" calcext:value-type="float">
            <text:p><text:s text:c="2"/>0.03925 </text:p>
          </table:table-cell>
          <table:table-cell table:style-name="ce38" table:formula="of:=[.G70]" office:value-type="float" office:value="0.03925" calcext:value-type="float">
            <text:p><text:s text:c="2"/>0.03925 </text:p>
          </table:table-cell>
          <table:table-cell table:style-name="ce38" table:formula="of:=[.H70]" office:value-type="float" office:value="0.03925" calcext:value-type="float">
            <text:p><text:s text:c="2"/>0.03925 </text:p>
          </table:table-cell>
          <table:table-cell table:style-name="ce38" table:formula="of:=[.I70]" office:value-type="float" office:value="0.03925" calcext:value-type="float">
            <text:p><text:s text:c="2"/>0.03925 </text:p>
          </table:table-cell>
          <table:table-cell table:style-name="ce38" table:formula="of:=[.J70]" office:value-type="float" office:value="0.03925" calcext:value-type="float">
            <text:p><text:s text:c="2"/>0.03925 </text:p>
          </table:table-cell>
          <table:table-cell table:style-name="ce37" office:value-type="float" office:value="0.03925" calcext:value-type="float">
            <text:p><text:s text:c="2"/>0.03925 </text:p>
          </table:table-cell>
          <table:table-cell table:style-name="ce37" office:value-type="float" office:value="0.03935" calcext:value-type="float">
            <text:p><text:s text:c="2"/>0.03935 </text:p>
          </table:table-cell>
          <table:table-cell table:style-name="ce37" office:value-type="float" office:value="0.03888" calcext:value-type="float">
            <text:p><text:s text:c="2"/>0.03888 </text:p>
          </table:table-cell>
          <table:table-cell table:style-name="ce48" office:value-type="float" office:value="0.03836" calcext:value-type="float">
            <text:p><text:s text:c="2"/>0.03836 </text:p>
          </table:table-cell>
          <table:table-cell table:style-name="ce53" office:value-type="float" office:value="0.03762" calcext:value-type="float">
            <text:p><text:s text:c="2"/>0.03762 </text:p>
          </table:table-cell>
          <table:table-cell table:style-name="ce72" office:value-type="float" office:value="0.04254" calcext:value-type="float">
            <text:p><text:s text:c="2"/>0.04254</text:p>
          </table:table-cell>
          <table:table-cell table:style-name="ce31" office:value-type="string" calcext:value-type="string">
            <text:p>Assumed unknown vehicle and average sized car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oad</text:p>
          </table:table-cell>
          <table:table-cell table:style-name="ce3" office:value-type="string" calcext:value-type="string">
            <text:p>Total:</text:p>
          </table:table-cell>
          <table:table-cell table:style-name="ce24" office:value-type="string" calcext:value-type="string">
            <text:p>km</text:p>
          </table:table-cell>
          <table:table-cell table:style-name="ce30" office:value-type="float" office:value="3" calcext:value-type="float">
            <text:p>3</text:p>
          </table:table-cell>
          <table:table-cell table:style-name="ce36" table:formula="of:=SUM([.E69:.E70])" office:value-type="float" office:value="0.23394" calcext:value-type="float">
            <text:p><text:s text:c="2"/>0.23394 </text:p>
          </table:table-cell>
          <table:table-cell table:style-name="ce36" table:formula="of:=SUM([.F69:.F70])" office:value-type="float" office:value="0.23394" calcext:value-type="float">
            <text:p><text:s text:c="2"/>0.23394 </text:p>
          </table:table-cell>
          <table:table-cell table:style-name="ce36" table:formula="of:=SUM([.G69:.G70])" office:value-type="float" office:value="0.23394" calcext:value-type="float">
            <text:p><text:s text:c="2"/>0.23394 </text:p>
          </table:table-cell>
          <table:table-cell table:style-name="ce36" table:formula="of:=SUM([.H69:.H70])" office:value-type="float" office:value="0.23394" calcext:value-type="float">
            <text:p><text:s text:c="2"/>0.23394 </text:p>
          </table:table-cell>
          <table:table-cell table:style-name="ce36" table:formula="of:=SUM([.I69:.I70])" office:value-type="float" office:value="0.23394" calcext:value-type="float">
            <text:p><text:s text:c="2"/>0.23394 </text:p>
          </table:table-cell>
          <table:table-cell table:style-name="ce36" table:formula="of:=SUM([.J69:.J70])" office:value-type="float" office:value="0.23394" calcext:value-type="float">
            <text:p><text:s text:c="2"/>0.23394 </text:p>
          </table:table-cell>
          <table:table-cell table:style-name="ce36" table:formula="of:=SUM([.K69:.K70])" office:value-type="float" office:value="0.22958" calcext:value-type="float">
            <text:p><text:s text:c="2"/>0.22958 </text:p>
          </table:table-cell>
          <table:table-cell table:style-name="ce36" table:formula="of:=SUM([.L69:.L70])" office:value-type="float" office:value="0.22831" calcext:value-type="float">
            <text:p><text:s text:c="2"/>0.22831 </text:p>
          </table:table-cell>
          <table:table-cell table:style-name="ce47" table:formula="of:=SUM([.M69:.M70])" office:value-type="float" office:value="0.22471" calcext:value-type="float">
            <text:p><text:s text:c="2"/>0.22471 </text:p>
          </table:table-cell>
          <table:table-cell table:style-name="ce47" table:formula="of:=SUM([.N69:.N70])" office:value-type="float" office:value="0.22457" calcext:value-type="float">
            <text:p><text:s text:c="2"/>0.22457 </text:p>
          </table:table-cell>
          <table:table-cell table:style-name="ce36" table:formula="of:=SUM([.O69:.O70])" office:value-type="float" office:value="0.22141" calcext:value-type="float">
            <text:p><text:s text:c="2"/>0.22141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National rail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72]" office:value-type="float" office:value="0.05818" calcext:value-type="float">
            <text:p><text:s text:c="2"/>0.05818 </text:p>
          </table:table-cell>
          <table:table-cell table:style-name="ce38" table:formula="of:=[.G72]" office:value-type="float" office:value="0.05818" calcext:value-type="float">
            <text:p><text:s text:c="2"/>0.05818 </text:p>
          </table:table-cell>
          <table:table-cell table:style-name="ce38" table:formula="of:=[.H72]" office:value-type="float" office:value="0.05818" calcext:value-type="float">
            <text:p><text:s text:c="2"/>0.05818 </text:p>
          </table:table-cell>
          <table:table-cell table:style-name="ce38" table:formula="of:=[.I72]" office:value-type="float" office:value="0.05818" calcext:value-type="float">
            <text:p><text:s text:c="2"/>0.05818 </text:p>
          </table:table-cell>
          <table:table-cell table:style-name="ce38" table:formula="of:=[.J72]" office:value-type="float" office:value="0.05818" calcext:value-type="float">
            <text:p><text:s text:c="2"/>0.05818 </text:p>
          </table:table-cell>
          <table:table-cell table:style-name="ce37" office:value-type="float" office:value="0.05818" calcext:value-type="float">
            <text:p><text:s text:c="2"/>0.05818 </text:p>
          </table:table-cell>
          <table:table-cell table:style-name="ce37" office:value-type="float" office:value="0.04904" calcext:value-type="float">
            <text:p><text:s text:c="2"/>0.04904 </text:p>
          </table:table-cell>
          <table:table-cell table:style-name="ce37" office:value-type="float" office:value="0.04738" calcext:value-type="float">
            <text:p><text:s text:c="2"/>0.04738 </text:p>
          </table:table-cell>
          <table:table-cell table:style-name="ce48" office:value-type="float" office:value="0.045057182" calcext:value-type="float">
            <text:p><text:s text:c="2"/>0.045057</text:p>
          </table:table-cell>
          <table:table-cell table:style-name="ce53" office:value-type="float" office:value="0.04885" calcext:value-type="float">
            <text:p><text:s text:c="2"/>0.04885 </text:p>
          </table:table-cell>
          <table:table-cell table:style-name="ce73" office:value-type="float" office:value="0.04678" calcext:value-type="float">
            <text:p><text:s text:c="2"/>0.04678 </text:p>
          </table:table-cell>
          <table:table-cell table:style-name="ce31" office:value-type="string" calcext:value-type="string">
            <text:p>Assumed national rail journeys onl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WTT - rail</text:p>
          </table:table-cell>
          <table:table-cell table:style-name="ce2" office:value-type="string" calcext:value-type="string">
            <text:p>National rail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73]" office:value-type="float" office:value="0.00897" calcext:value-type="float">
            <text:p><text:s text:c="2"/>0.00897 </text:p>
          </table:table-cell>
          <table:table-cell table:style-name="ce38" table:formula="of:=[.G73]" office:value-type="float" office:value="0.00897" calcext:value-type="float">
            <text:p><text:s text:c="2"/>0.00897 </text:p>
          </table:table-cell>
          <table:table-cell table:style-name="ce38" table:formula="of:=[.H73]" office:value-type="float" office:value="0.00897" calcext:value-type="float">
            <text:p><text:s text:c="2"/>0.00897 </text:p>
          </table:table-cell>
          <table:table-cell table:style-name="ce38" table:formula="of:=[.I73]" office:value-type="float" office:value="0.00897" calcext:value-type="float">
            <text:p><text:s text:c="2"/>0.00897 </text:p>
          </table:table-cell>
          <table:table-cell table:style-name="ce38" table:formula="of:=[.J73]" office:value-type="float" office:value="0.00897" calcext:value-type="float">
            <text:p><text:s text:c="2"/>0.00897 </text:p>
          </table:table-cell>
          <table:table-cell table:style-name="ce37" office:value-type="float" office:value="0.00897" calcext:value-type="float">
            <text:p><text:s text:c="2"/>0.00897 </text:p>
          </table:table-cell>
          <table:table-cell table:style-name="ce37" office:value-type="float" office:value="0.00854" calcext:value-type="float">
            <text:p><text:s text:c="2"/>0.00854 </text:p>
          </table:table-cell>
          <table:table-cell table:style-name="ce37" office:value-type="float" office:value="0.00866" calcext:value-type="float">
            <text:p><text:s text:c="2"/>0.00866 </text:p>
          </table:table-cell>
          <table:table-cell table:style-name="ce48" office:value-type="float" office:value="0.00816" calcext:value-type="float">
            <text:p><text:s text:c="2"/>0.00816 </text:p>
          </table:table-cell>
          <table:table-cell table:style-name="ce53" office:value-type="float" office:value="0.00876" calcext:value-type="float">
            <text:p><text:s text:c="2"/>0.00876 </text:p>
          </table:table-cell>
          <table:table-cell table:style-name="ce73" office:value-type="float" office:value="0.00921" calcext:value-type="float">
            <text:p><text:s text:c="2"/>0.00921 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3" office:value-type="string" calcext:value-type="string">
            <text:p>Rail</text:p>
          </table:table-cell>
          <table:table-cell table:style-name="ce11" office:value-type="string" calcext:value-type="string">
            <text:p>Total:</text:p>
          </table:table-cell>
          <table:table-cell table:style-name="ce25" office:value-type="string" calcext:value-type="string">
            <text:p>km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SUM([.E72:.E73])" office:value-type="float" office:value="0.06715" calcext:value-type="float">
            <text:p><text:s text:c="2"/>0.06715 </text:p>
          </table:table-cell>
          <table:table-cell table:style-name="ce40" table:formula="of:=SUM([.F72:.F73])" office:value-type="float" office:value="0.06715" calcext:value-type="float">
            <text:p><text:s text:c="2"/>0.06715 </text:p>
          </table:table-cell>
          <table:table-cell table:style-name="ce40" table:formula="of:=SUM([.G72:.G73])" office:value-type="float" office:value="0.06715" calcext:value-type="float">
            <text:p><text:s text:c="2"/>0.06715 </text:p>
          </table:table-cell>
          <table:table-cell table:style-name="ce40" table:formula="of:=SUM([.H72:.H73])" office:value-type="float" office:value="0.06715" calcext:value-type="float">
            <text:p><text:s text:c="2"/>0.06715 </text:p>
          </table:table-cell>
          <table:table-cell table:style-name="ce40" table:formula="of:=SUM([.I72:.I73])" office:value-type="float" office:value="0.06715" calcext:value-type="float">
            <text:p><text:s text:c="2"/>0.06715 </text:p>
          </table:table-cell>
          <table:table-cell table:style-name="ce40" table:formula="of:=SUM([.J72:.J73])" office:value-type="float" office:value="0.06715" calcext:value-type="float">
            <text:p><text:s text:c="2"/>0.06715 </text:p>
          </table:table-cell>
          <table:table-cell table:style-name="ce40" table:formula="of:=SUM([.K72:.K73])" office:value-type="float" office:value="0.05758" calcext:value-type="float">
            <text:p><text:s text:c="2"/>0.05758 </text:p>
          </table:table-cell>
          <table:table-cell table:style-name="ce40" table:formula="of:=SUM([.L72:.L73])" office:value-type="float" office:value="0.05604" calcext:value-type="float">
            <text:p><text:s text:c="2"/>0.05604 </text:p>
          </table:table-cell>
          <table:table-cell table:style-name="ce49" table:formula="of:=SUM([.M72:.M73])" office:value-type="float" office:value="0.053217182" calcext:value-type="float">
            <text:p><text:s text:c="2"/>0.053217</text:p>
          </table:table-cell>
          <table:table-cell table:style-name="ce49" table:formula="of:=SUM([.N72:.N73])" office:value-type="float" office:value="0.05761" calcext:value-type="float">
            <text:p><text:s text:c="2"/>0.05761 </text:p>
          </table:table-cell>
          <table:table-cell table:style-name="ce40" table:formula="of:=SUM([.O72:.O73])" office:value-type="float" office:value="0.05599" calcext:value-type="float">
            <text:p><text:s text:c="2"/>0.05599 </text:p>
          </table:table-cell>
          <table:table-cell table:style-name="ce81"/>
          <table:table-cell table:number-columns-repeated="1008"/>
        </table:table-row>
        <table:table-row table:style-name="ro1"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Average Local Bus</text:p>
          </table:table-cell>
          <table:table-cell table:style-name="ce23" office:value-type="string" calcext:value-type="string">
            <text:p>p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75]" office:value-type="float" office:value="0.11195" calcext:value-type="float">
            <text:p><text:s text:c="2"/>0.11195 </text:p>
          </table:table-cell>
          <table:table-cell table:style-name="ce38" table:formula="of:=[.G75]" office:value-type="float" office:value="0.11195" calcext:value-type="float">
            <text:p><text:s text:c="2"/>0.11195 </text:p>
          </table:table-cell>
          <table:table-cell table:style-name="ce38" table:formula="of:=[.H75]" office:value-type="float" office:value="0.11195" calcext:value-type="float">
            <text:p><text:s text:c="2"/>0.11195 </text:p>
          </table:table-cell>
          <table:table-cell table:style-name="ce38" table:formula="of:=[.I75]" office:value-type="float" office:value="0.11195" calcext:value-type="float">
            <text:p><text:s text:c="2"/>0.11195 </text:p>
          </table:table-cell>
          <table:table-cell table:style-name="ce38" table:formula="of:=[.J75]" office:value-type="float" office:value="0.11195" calcext:value-type="float">
            <text:p><text:s text:c="2"/>0.11195 </text:p>
          </table:table-cell>
          <table:table-cell table:style-name="ce45" office:value-type="float" office:value="0.11195" calcext:value-type="float">
            <text:p><text:s text:c="2"/>0.11195 </text:p>
          </table:table-cell>
          <table:table-cell table:style-name="ce45" office:value-type="float" office:value="0.111620737" calcext:value-type="float">
            <text:p><text:s text:c="2"/>0.111621</text:p>
          </table:table-cell>
          <table:table-cell table:style-name="ce45" office:value-type="float" office:value="0.10155" calcext:value-type="float">
            <text:p><text:s text:c="2"/>0.10155 </text:p>
          </table:table-cell>
          <table:table-cell table:style-name="ce48" office:value-type="float" office:value="0.10033" calcext:value-type="float">
            <text:p><text:s text:c="2"/>0.10033 </text:p>
          </table:table-cell>
          <table:table-cell table:style-name="ce53" office:value-type="float" office:value="0.10172" calcext:value-type="float">
            <text:p><text:s text:c="2"/>0.10172 </text:p>
          </table:table-cell>
          <table:table-cell table:style-name="ce74" office:value-type="float" office:value="0.10259" calcext:value-type="float">
            <text:p><text:s text:c="2"/>0.10259 </text:p>
          </table:table-cell>
          <table:table-cell table:style-name="ce31" office:value-type="string" calcext:value-type="string">
            <text:p>Assumed average local bus, emissions in london are lower due to higher utilisaton</text:p>
          </table:table-cell>
          <table:table-cell table:style-name="ce80" table:number-columns-repeated="1008"/>
        </table:table-row>
        <table:table-row table:style-name="ro1">
          <table:table-cell table:style-name="ce2" office:value-type="string" calcext:value-type="string">
            <text:p>Bus - WTT</text:p>
          </table:table-cell>
          <table:table-cell table:style-name="ce2" office:value-type="string" calcext:value-type="string">
            <text:p>Average Local Bus</text:p>
          </table:table-cell>
          <table:table-cell table:style-name="ce23" office:value-type="string" calcext:value-type="string">
            <text:p>p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76]" office:value-type="float" office:value="0.02357" calcext:value-type="float">
            <text:p><text:s text:c="2"/>0.02357 </text:p>
          </table:table-cell>
          <table:table-cell table:style-name="ce38" table:formula="of:=[.G76]" office:value-type="float" office:value="0.02357" calcext:value-type="float">
            <text:p><text:s text:c="2"/>0.02357 </text:p>
          </table:table-cell>
          <table:table-cell table:style-name="ce38" table:formula="of:=[.H76]" office:value-type="float" office:value="0.02357" calcext:value-type="float">
            <text:p><text:s text:c="2"/>0.02357 </text:p>
          </table:table-cell>
          <table:table-cell table:style-name="ce38" table:formula="of:=[.I76]" office:value-type="float" office:value="0.02357" calcext:value-type="float">
            <text:p><text:s text:c="2"/>0.02357 </text:p>
          </table:table-cell>
          <table:table-cell table:style-name="ce38" table:formula="of:=[.J76]" office:value-type="float" office:value="0.02357" calcext:value-type="float">
            <text:p><text:s text:c="2"/>0.02357 </text:p>
          </table:table-cell>
          <table:table-cell table:style-name="ce45" office:value-type="float" office:value="0.02357" calcext:value-type="float">
            <text:p><text:s text:c="2"/>0.02357 </text:p>
          </table:table-cell>
          <table:table-cell table:style-name="ce45" office:value-type="float" office:value="0.02371" calcext:value-type="float">
            <text:p><text:s text:c="2"/>0.02371 </text:p>
          </table:table-cell>
          <table:table-cell table:style-name="ce45" office:value-type="float" office:value="0.02199" calcext:value-type="float">
            <text:p><text:s text:c="2"/>0.02199 </text:p>
          </table:table-cell>
          <table:table-cell table:style-name="ce45" office:value-type="float" office:value="0.02172" calcext:value-type="float">
            <text:p><text:s text:c="2"/>0.02172 </text:p>
          </table:table-cell>
          <table:table-cell table:style-name="ce53" office:value-type="float" office:value="0.02163" calcext:value-type="float">
            <text:p><text:s text:c="2"/>0.02163 </text:p>
          </table:table-cell>
          <table:table-cell table:style-name="ce73" office:value-type="float" office:value="0.02448" calcext:value-type="float">
            <text:p><text:s text:c="2"/>0.02448 </text:p>
          </table:table-cell>
          <table:table-cell table:style-name="ce31"/>
          <table:table-cell table:style-name="ce80" table:number-columns-repeated="1008"/>
        </table:table-row>
        <table:table-row table:style-name="ro1">
          <table:table-cell table:style-name="ce3" office:value-type="string" calcext:value-type="string">
            <text:p>Bus</text:p>
          </table:table-cell>
          <table:table-cell table:style-name="ce11" office:value-type="string" calcext:value-type="string">
            <text:p>Total:</text:p>
          </table:table-cell>
          <table:table-cell table:style-name="ce25" office:value-type="string" calcext:value-type="string">
            <text:p>pkm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[.E76]+[.E75]" office:value-type="float" office:value="0.13552" calcext:value-type="float">
            <text:p><text:s text:c="2"/>0.13552 </text:p>
          </table:table-cell>
          <table:table-cell table:style-name="ce40" table:formula="of:=[.F76]+[.F75]" office:value-type="float" office:value="0.13552" calcext:value-type="float">
            <text:p><text:s text:c="2"/>0.13552 </text:p>
          </table:table-cell>
          <table:table-cell table:style-name="ce40" table:formula="of:=[.G76]+[.G75]" office:value-type="float" office:value="0.13552" calcext:value-type="float">
            <text:p><text:s text:c="2"/>0.13552 </text:p>
          </table:table-cell>
          <table:table-cell table:style-name="ce40" table:formula="of:=[.H76]+[.H75]" office:value-type="float" office:value="0.13552" calcext:value-type="float">
            <text:p><text:s text:c="2"/>0.13552 </text:p>
          </table:table-cell>
          <table:table-cell table:style-name="ce40" table:formula="of:=[.I76]+[.I75]" office:value-type="float" office:value="0.13552" calcext:value-type="float">
            <text:p><text:s text:c="2"/>0.13552 </text:p>
          </table:table-cell>
          <table:table-cell table:style-name="ce40" table:formula="of:=[.J76]+[.J75]" office:value-type="float" office:value="0.13552" calcext:value-type="float">
            <text:p><text:s text:c="2"/>0.13552 </text:p>
          </table:table-cell>
          <table:table-cell table:style-name="ce40" table:formula="of:=[.K76]+[.K75]" office:value-type="float" office:value="0.135330737" calcext:value-type="float">
            <text:p><text:s text:c="2"/>0.135331</text:p>
          </table:table-cell>
          <table:table-cell table:style-name="ce40" table:formula="of:=[.L76]+[.L75]" office:value-type="float" office:value="0.12354" calcext:value-type="float">
            <text:p><text:s text:c="2"/>0.12354 </text:p>
          </table:table-cell>
          <table:table-cell table:style-name="ce49" table:formula="of:=[.M76]+[.M75]" office:value-type="float" office:value="0.12205" calcext:value-type="float">
            <text:p><text:s text:c="2"/>0.12205 </text:p>
          </table:table-cell>
          <table:table-cell table:style-name="ce49" table:formula="of:=[.N76]+[.N75]" office:value-type="float" office:value="0.12335" calcext:value-type="float">
            <text:p><text:s text:c="2"/>0.12335 </text:p>
          </table:table-cell>
          <table:table-cell table:style-name="ce40" table:formula="of:=[.O76]+[.O75]" office:value-type="float" office:value="0.12707" calcext:value-type="float">
            <text:p><text:s text:c="2"/>0.12707 </text:p>
          </table:table-cell>
          <table:table-cell table:style-name="ce31"/>
          <table:table-cell table:style-name="ce80" table:number-columns-repeated="1008"/>
        </table:table-row>
        <table:table-row table:style-name="ro1">
          <table:table-cell table:style-name="ce2" office:value-type="string" calcext:value-type="string">
            <text:p>Taxi</text:p>
          </table:table-cell>
          <table:table-cell table:style-name="ce2" office:value-type="string" calcext:value-type="string">
            <text:p>Regular Taxi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78]" office:value-type="float" office:value="0.20659" calcext:value-type="float">
            <text:p><text:s text:c="2"/>0.20659 </text:p>
          </table:table-cell>
          <table:table-cell table:style-name="ce38" table:formula="of:=[.G78]" office:value-type="float" office:value="0.20659" calcext:value-type="float">
            <text:p><text:s text:c="2"/>0.20659 </text:p>
          </table:table-cell>
          <table:table-cell table:style-name="ce38" table:formula="of:=[.H78]" office:value-type="float" office:value="0.20659" calcext:value-type="float">
            <text:p><text:s text:c="2"/>0.20659 </text:p>
          </table:table-cell>
          <table:table-cell table:style-name="ce38" table:formula="of:=[.I78]" office:value-type="float" office:value="0.20659" calcext:value-type="float">
            <text:p><text:s text:c="2"/>0.20659 </text:p>
          </table:table-cell>
          <table:table-cell table:style-name="ce38" table:formula="of:=[.J78]" office:value-type="float" office:value="0.20659" calcext:value-type="float">
            <text:p><text:s text:c="2"/>0.20659 </text:p>
          </table:table-cell>
          <table:table-cell table:style-name="ce45" office:value-type="float" office:value="0.20659" calcext:value-type="float">
            <text:p><text:s text:c="2"/>0.20659 </text:p>
          </table:table-cell>
          <table:table-cell table:style-name="ce45" office:value-type="float" office:value="0.20208" calcext:value-type="float">
            <text:p><text:s text:c="2"/>0.20208 </text:p>
          </table:table-cell>
          <table:table-cell table:style-name="ce45" office:value-type="float" office:value="0.24857" calcext:value-type="float">
            <text:p><text:s text:c="2"/>0.24857 </text:p>
          </table:table-cell>
          <table:table-cell table:style-name="ce48" office:value-type="float" office:value="0.24473" calcext:value-type="float">
            <text:p><text:s text:c="2"/>0.24473 </text:p>
          </table:table-cell>
          <table:table-cell table:style-name="ce53" office:value-type="float" office:value="0.228" calcext:value-type="float">
            <text:p><text:s text:c="2"/>0.228 <text:s text:c="2"/></text:p>
          </table:table-cell>
          <table:table-cell table:style-name="ce73" office:value-type="float" office:value="0.15617" calcext:value-type="float">
            <text:p><text:s text:c="2"/>0.15617 </text:p>
          </table:table-cell>
          <table:table-cell table:style-name="ce82" office:value-type="string" calcext:value-type="string">
            <text:p>Assumed all regular taxi - emissions from black cabs are higher (TfL info dhows only 40% of taxi journeys in London are via black cab)</text:p>
          </table:table-cell>
          <table:table-cell table:style-name="ce80" table:number-columns-repeated="1008"/>
        </table:table-row>
        <table:table-row table:style-name="ro1">
          <table:table-cell table:style-name="ce2" office:value-type="string" calcext:value-type="string">
            <text:p>Taxi - WTT</text:p>
          </table:table-cell>
          <table:table-cell table:style-name="ce2" office:value-type="string" calcext:value-type="string">
            <text:p>Regular Taxi</text:p>
          </table:table-cell>
          <table:table-cell table:style-name="ce23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79]" office:value-type="float" office:value="0.0266785714285714" calcext:value-type="float">
            <text:p><text:s text:c="2"/>0.026679</text:p>
          </table:table-cell>
          <table:table-cell table:style-name="ce38" table:formula="of:=[.G79]" office:value-type="float" office:value="0.0266785714285714" calcext:value-type="float">
            <text:p><text:s text:c="2"/>0.026679</text:p>
          </table:table-cell>
          <table:table-cell table:style-name="ce38" table:formula="of:=[.H79]" office:value-type="float" office:value="0.0266785714285714" calcext:value-type="float">
            <text:p><text:s text:c="2"/>0.026679</text:p>
          </table:table-cell>
          <table:table-cell table:style-name="ce38" table:formula="of:=[.I79]" office:value-type="float" office:value="0.0266785714285714" calcext:value-type="float">
            <text:p><text:s text:c="2"/>0.026679</text:p>
          </table:table-cell>
          <table:table-cell table:style-name="ce38" table:formula="of:=[.J79]" office:value-type="float" office:value="0.0266785714285714" calcext:value-type="float">
            <text:p><text:s text:c="2"/>0.026679</text:p>
          </table:table-cell>
          <table:table-cell table:style-name="ce45" office:value-type="float" office:value="0.0266785714285714" calcext:value-type="float">
            <text:p><text:s text:c="2"/>0.026679</text:p>
          </table:table-cell>
          <table:table-cell table:style-name="ce45" office:value-type="float" office:value="0.0429" calcext:value-type="float">
            <text:p><text:s text:c="2"/>0.0429 <text:s/></text:p>
          </table:table-cell>
          <table:table-cell table:style-name="ce45" office:value-type="float" office:value="0.053910533" calcext:value-type="float">
            <text:p><text:s text:c="2"/>0.053911</text:p>
          </table:table-cell>
          <table:table-cell table:style-name="ce45" office:value-type="float" office:value="0.05305785" calcext:value-type="float">
            <text:p><text:s text:c="2"/>0.053058</text:p>
          </table:table-cell>
          <table:table-cell table:style-name="ce53" office:value-type="float" office:value="0.4706" calcext:value-type="float">
            <text:p><text:s text:c="2"/>0.4706 <text:s/></text:p>
          </table:table-cell>
          <table:table-cell table:style-name="ce75" office:value-type="float" office:value="0.0521" calcext:value-type="float">
            <text:p><text:s text:c="2"/>0.0521 </text:p>
          </table:table-cell>
          <table:table-cell table:style-name="ce31"/>
          <table:table-cell table:style-name="ce80" table:number-columns-repeated="1008"/>
        </table:table-row>
        <table:table-row table:style-name="ro1">
          <table:table-cell table:style-name="ce3" office:value-type="string" calcext:value-type="string">
            <text:p>Taxi</text:p>
          </table:table-cell>
          <table:table-cell table:style-name="ce11" office:value-type="string" calcext:value-type="string">
            <text:p>Total:</text:p>
          </table:table-cell>
          <table:table-cell table:style-name="ce25" office:value-type="string" calcext:value-type="string">
            <text:p>km</text:p>
          </table:table-cell>
          <table:table-cell table:style-name="ce32" office:value-type="float" office:value="3" calcext:value-type="float">
            <text:p>3</text:p>
          </table:table-cell>
          <table:table-cell table:style-name="ce40" table:formula="of:=[.E79]+[.E78]" office:value-type="float" office:value="0.233268571428571" calcext:value-type="float">
            <text:p><text:s text:c="2"/>0.233269</text:p>
          </table:table-cell>
          <table:table-cell table:style-name="ce40" table:formula="of:=[.F79]+[.F78]" office:value-type="float" office:value="0.233268571428571" calcext:value-type="float">
            <text:p><text:s text:c="2"/>0.233269</text:p>
          </table:table-cell>
          <table:table-cell table:style-name="ce40" table:formula="of:=[.G79]+[.G78]" office:value-type="float" office:value="0.233268571428571" calcext:value-type="float">
            <text:p><text:s text:c="2"/>0.233269</text:p>
          </table:table-cell>
          <table:table-cell table:style-name="ce40" table:formula="of:=[.H79]+[.H78]" office:value-type="float" office:value="0.233268571428571" calcext:value-type="float">
            <text:p><text:s text:c="2"/>0.233269</text:p>
          </table:table-cell>
          <table:table-cell table:style-name="ce40" table:formula="of:=[.I79]+[.I78]" office:value-type="float" office:value="0.233268571428571" calcext:value-type="float">
            <text:p><text:s text:c="2"/>0.233269</text:p>
          </table:table-cell>
          <table:table-cell table:style-name="ce40" table:formula="of:=[.J79]+[.J78]" office:value-type="float" office:value="0.233268571428571" calcext:value-type="float">
            <text:p><text:s text:c="2"/>0.233269</text:p>
          </table:table-cell>
          <table:table-cell table:style-name="ce40" table:formula="of:=[.K79]+[.K78]" office:value-type="float" office:value="0.24498" calcext:value-type="float">
            <text:p><text:s text:c="2"/>0.24498 </text:p>
          </table:table-cell>
          <table:table-cell table:style-name="ce40" table:formula="of:=[.L79]+[.L78]" office:value-type="float" office:value="0.302480533" calcext:value-type="float">
            <text:p><text:s text:c="2"/>0.302481</text:p>
          </table:table-cell>
          <table:table-cell table:style-name="ce40" table:formula="of:=[.M79]+[.M78]" office:value-type="float" office:value="0.29778785" calcext:value-type="float">
            <text:p><text:s text:c="2"/>0.297788</text:p>
          </table:table-cell>
          <table:table-cell table:style-name="ce49" table:formula="of:=[.N79]+[.N78]" office:value-type="float" office:value="0.6986" calcext:value-type="float">
            <text:p><text:s text:c="2"/>0.6986 <text:s/></text:p>
          </table:table-cell>
          <table:table-cell table:style-name="ce40" table:formula="of:=[.O79]+[.O78]" office:value-type="float" office:value="0.20827" calcext:value-type="float">
            <text:p><text:s text:c="2"/>0.20827 </text:p>
          </table:table-cell>
          <table:table-cell table:style-name="ce81"/>
          <table:table-cell table:style-name="ce80" table:number-columns-repeated="1008"/>
        </table:table-row>
        <table:table-row table:style-name="ro1">
          <table:table-cell table:style-name="ce2" office:value-type="string" calcext:value-type="string">
            <text:p>Battery EV</text:p>
          </table:table-cell>
          <table:table-cell table:style-name="ce2" office:value-type="string" calcext:value-type="string">
            <text:p>Average car</text:p>
          </table:table-cell>
          <table:table-cell table:style-name="ce2" office:value-type="string" calcext:value-type="string">
            <text:p>km</text:p>
          </table:table-cell>
          <table:table-cell table:style-name="ce26" office:value-type="float" office:value="2" calcext:value-type="float">
            <text:p>2</text:p>
          </table:table-cell>
          <table:table-cell table:style-name="ce38" table:formula="of:=[.F81]" office:value-type="float" office:value="0.0558" calcext:value-type="float">
            <text:p><text:s text:c="2"/>0.0558 <text:s/></text:p>
          </table:table-cell>
          <table:table-cell table:style-name="ce38" table:formula="of:=[.G81]" office:value-type="float" office:value="0.0558" calcext:value-type="float">
            <text:p><text:s text:c="2"/>0.0558 <text:s/></text:p>
          </table:table-cell>
          <table:table-cell table:style-name="ce38" table:formula="of:=[.H81]" office:value-type="float" office:value="0.0558" calcext:value-type="float">
            <text:p><text:s text:c="2"/>0.0558 <text:s/></text:p>
          </table:table-cell>
          <table:table-cell table:style-name="ce38" table:formula="of:=[.I81]" office:value-type="float" office:value="0.0558" calcext:value-type="float">
            <text:p><text:s text:c="2"/>0.0558 <text:s/></text:p>
          </table:table-cell>
          <table:table-cell table:style-name="ce38" table:formula="of:=[.J81]" office:value-type="float" office:value="0.0558" calcext:value-type="float">
            <text:p><text:s text:c="2"/>0.0558 <text:s/></text:p>
          </table:table-cell>
          <table:table-cell table:style-name="ce38" table:formula="of:=[.K81]" office:value-type="float" office:value="0.0558" calcext:value-type="float">
            <text:p><text:s text:c="2"/>0.0558 <text:s/></text:p>
          </table:table-cell>
          <table:table-cell table:style-name="ce38" table:formula="of:=[.L81]" office:value-type="float" office:value="0.0558" calcext:value-type="float">
            <text:p><text:s text:c="2"/>0.0558 <text:s/></text:p>
          </table:table-cell>
          <table:table-cell table:style-name="ce38" table:formula="of:=[.M81]" office:value-type="float" office:value="0.0558" calcext:value-type="float">
            <text:p><text:s text:c="2"/>0.0558 <text:s/></text:p>
          </table:table-cell>
          <table:table-cell table:style-name="ce38" table:formula="of:=[.N81]" office:value-type="float" office:value="0.0558" calcext:value-type="float">
            <text:p><text:s text:c="2"/>0.0558 <text:s/></text:p>
          </table:table-cell>
          <table:table-cell table:style-name="ce57" table:formula="of:=[.O81]" office:value-type="float" office:value="0.0558" calcext:value-type="float">
            <text:p><text:s text:c="2"/>0.0558 <text:s/></text:p>
          </table:table-cell>
          <table:table-cell table:style-name="ce76" office:value-type="float" office:value="0.0558" calcext:value-type="float">
            <text:p>0.05580</text:p>
          </table:table-cell>
          <table:table-cell table:style-name="ce82"/>
          <table:table-cell table:style-name="ce80" table:number-columns-repeated="1008"/>
        </table:table-row>
        <table:table-row table:style-name="ro1">
          <table:table-cell table:style-name="ce2" office:value-type="string" calcext:value-type="string">
            <text:p>Battery EV</text:p>
          </table:table-cell>
          <table:table-cell table:style-name="ce2" office:value-type="string" calcext:value-type="string">
            <text:p>Average car - WTT</text:p>
          </table:table-cell>
          <table:table-cell table:style-name="ce2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82]" office:value-type="float" office:value="0.00522" calcext:value-type="float">
            <text:p><text:s text:c="2"/>0.00522 </text:p>
          </table:table-cell>
          <table:table-cell table:style-name="ce38" table:formula="of:=[.G82]" office:value-type="float" office:value="0.00522" calcext:value-type="float">
            <text:p><text:s text:c="2"/>0.00522 </text:p>
          </table:table-cell>
          <table:table-cell table:style-name="ce38" table:formula="of:=[.H82]" office:value-type="float" office:value="0.00522" calcext:value-type="float">
            <text:p><text:s text:c="2"/>0.00522 </text:p>
          </table:table-cell>
          <table:table-cell table:style-name="ce38" table:formula="of:=[.I82]" office:value-type="float" office:value="0.00522" calcext:value-type="float">
            <text:p><text:s text:c="2"/>0.00522 </text:p>
          </table:table-cell>
          <table:table-cell table:style-name="ce38" table:formula="of:=[.J82]" office:value-type="float" office:value="0.00522" calcext:value-type="float">
            <text:p><text:s text:c="2"/>0.00522 </text:p>
          </table:table-cell>
          <table:table-cell table:style-name="ce38" table:formula="of:=[.K82]" office:value-type="float" office:value="0.00522" calcext:value-type="float">
            <text:p><text:s text:c="2"/>0.00522 </text:p>
          </table:table-cell>
          <table:table-cell table:style-name="ce38" table:formula="of:=[.L82]" office:value-type="float" office:value="0.00522" calcext:value-type="float">
            <text:p><text:s text:c="2"/>0.00522 </text:p>
          </table:table-cell>
          <table:table-cell table:style-name="ce38" table:formula="of:=[.M82]" office:value-type="float" office:value="0.00522" calcext:value-type="float">
            <text:p><text:s text:c="2"/>0.00522 </text:p>
          </table:table-cell>
          <table:table-cell table:style-name="ce38" table:formula="of:=[.N82]" office:value-type="float" office:value="0.00522" calcext:value-type="float">
            <text:p><text:s text:c="2"/>0.00522 </text:p>
          </table:table-cell>
          <table:table-cell table:style-name="ce57" table:formula="of:=[.O82]" office:value-type="float" office:value="0.00522" calcext:value-type="float">
            <text:p><text:s text:c="2"/>0.00522 </text:p>
          </table:table-cell>
          <table:table-cell table:style-name="ce58" office:value-type="float" office:value="0.00522" calcext:value-type="float">
            <text:p>0.00522</text:p>
          </table:table-cell>
          <table:table-cell table:style-name="ce31"/>
          <table:table-cell table:style-name="ce80" table:number-columns-repeated="1008"/>
        </table:table-row>
        <table:table-row table:style-name="ro1">
          <table:table-cell table:style-name="ce2" office:value-type="string" calcext:value-type="string">
            <text:p>Plug in hybrid EV</text:p>
          </table:table-cell>
          <table:table-cell table:style-name="ce2" office:value-type="string" calcext:value-type="string">
            <text:p>Average car</text:p>
          </table:table-cell>
          <table:table-cell table:style-name="ce2" office:value-type="string" calcext:value-type="string">
            <text:p>km</text:p>
          </table:table-cell>
          <table:table-cell table:style-name="ce26" office:value-type="float" office:value="2" calcext:value-type="float">
            <text:p>2</text:p>
          </table:table-cell>
          <table:table-cell table:style-name="ce38" table:formula="of:=[.F83]" office:value-type="float" office:value="0.07341" calcext:value-type="float">
            <text:p><text:s text:c="2"/>0.07341 </text:p>
          </table:table-cell>
          <table:table-cell table:style-name="ce38" table:formula="of:=[.G83]" office:value-type="float" office:value="0.07341" calcext:value-type="float">
            <text:p><text:s text:c="2"/>0.07341 </text:p>
          </table:table-cell>
          <table:table-cell table:style-name="ce38" table:formula="of:=[.H83]" office:value-type="float" office:value="0.07341" calcext:value-type="float">
            <text:p><text:s text:c="2"/>0.07341 </text:p>
          </table:table-cell>
          <table:table-cell table:style-name="ce38" table:formula="of:=[.I83]" office:value-type="float" office:value="0.07341" calcext:value-type="float">
            <text:p><text:s text:c="2"/>0.07341 </text:p>
          </table:table-cell>
          <table:table-cell table:style-name="ce38" table:formula="of:=[.J83]" office:value-type="float" office:value="0.07341" calcext:value-type="float">
            <text:p><text:s text:c="2"/>0.07341 </text:p>
          </table:table-cell>
          <table:table-cell table:style-name="ce38" table:formula="of:=[.K83]" office:value-type="float" office:value="0.07341" calcext:value-type="float">
            <text:p><text:s text:c="2"/>0.07341 </text:p>
          </table:table-cell>
          <table:table-cell table:style-name="ce38" table:formula="of:=[.L83]" office:value-type="float" office:value="0.07341" calcext:value-type="float">
            <text:p><text:s text:c="2"/>0.07341 </text:p>
          </table:table-cell>
          <table:table-cell table:style-name="ce38" table:formula="of:=[.M83]" office:value-type="float" office:value="0.07341" calcext:value-type="float">
            <text:p><text:s text:c="2"/>0.07341 </text:p>
          </table:table-cell>
          <table:table-cell table:style-name="ce38" table:formula="of:=[.N83]" office:value-type="float" office:value="0.07341" calcext:value-type="float">
            <text:p><text:s text:c="2"/>0.07341 </text:p>
          </table:table-cell>
          <table:table-cell table:style-name="ce57" table:formula="of:=[.O83]" office:value-type="float" office:value="0.07341" calcext:value-type="float">
            <text:p><text:s text:c="2"/>0.07341 </text:p>
          </table:table-cell>
          <table:table-cell table:style-name="ce77" office:value-type="float" office:value="0.07341" calcext:value-type="float">
            <text:p>0.07341</text:p>
          </table:table-cell>
          <table:table-cell table:style-name="ce31"/>
          <table:table-cell table:style-name="ce80" table:number-columns-repeated="1008"/>
        </table:table-row>
        <table:table-row table:style-name="ro1">
          <table:table-cell table:style-name="ce2" office:value-type="string" calcext:value-type="string">
            <text:p>Plug in hybrid EV</text:p>
          </table:table-cell>
          <table:table-cell table:style-name="ce2" office:value-type="string" calcext:value-type="string">
            <text:p>Average car - WTT</text:p>
          </table:table-cell>
          <table:table-cell table:style-name="ce2" office:value-type="string" calcext:value-type="string">
            <text:p>km</text:p>
          </table:table-cell>
          <table:table-cell table:style-name="ce26" office:value-type="float" office:value="3" calcext:value-type="float">
            <text:p>3</text:p>
          </table:table-cell>
          <table:table-cell table:style-name="ce38" table:formula="of:=[.F84]" office:value-type="float" office:value="0.00686" calcext:value-type="float">
            <text:p><text:s text:c="2"/>0.00686 </text:p>
          </table:table-cell>
          <table:table-cell table:style-name="ce38" table:formula="of:=[.G84]" office:value-type="float" office:value="0.00686" calcext:value-type="float">
            <text:p><text:s text:c="2"/>0.00686 </text:p>
          </table:table-cell>
          <table:table-cell table:style-name="ce38" table:formula="of:=[.H84]" office:value-type="float" office:value="0.00686" calcext:value-type="float">
            <text:p><text:s text:c="2"/>0.00686 </text:p>
          </table:table-cell>
          <table:table-cell table:style-name="ce38" table:formula="of:=[.I84]" office:value-type="float" office:value="0.00686" calcext:value-type="float">
            <text:p><text:s text:c="2"/>0.00686 </text:p>
          </table:table-cell>
          <table:table-cell table:style-name="ce38" table:formula="of:=[.J84]" office:value-type="float" office:value="0.00686" calcext:value-type="float">
            <text:p><text:s text:c="2"/>0.00686 </text:p>
          </table:table-cell>
          <table:table-cell table:style-name="ce38" table:formula="of:=[.K84]" office:value-type="float" office:value="0.00686" calcext:value-type="float">
            <text:p><text:s text:c="2"/>0.00686 </text:p>
          </table:table-cell>
          <table:table-cell table:style-name="ce38" table:formula="of:=[.L84]" office:value-type="float" office:value="0.00686" calcext:value-type="float">
            <text:p><text:s text:c="2"/>0.00686 </text:p>
          </table:table-cell>
          <table:table-cell table:style-name="ce38" table:formula="of:=[.M84]" office:value-type="float" office:value="0.00686" calcext:value-type="float">
            <text:p><text:s text:c="2"/>0.00686 </text:p>
          </table:table-cell>
          <table:table-cell table:style-name="ce38" table:formula="of:=[.N84]" office:value-type="float" office:value="0.00686" calcext:value-type="float">
            <text:p><text:s text:c="2"/>0.00686 </text:p>
          </table:table-cell>
          <table:table-cell table:style-name="ce57" table:formula="of:=[.O84]" office:value-type="float" office:value="0.00686" calcext:value-type="float">
            <text:p><text:s text:c="2"/>0.00686 </text:p>
          </table:table-cell>
          <table:table-cell table:style-name="ce58" office:value-type="float" office:value="0.00686" calcext:value-type="float">
            <text:p>0.00686</text:p>
          </table:table-cell>
          <table:table-cell table:style-name="ce31"/>
          <table:table-cell table:style-name="ce80" table:number-columns-repeated="1008"/>
        </table:table-row>
        <table:table-row table:style-name="ro1">
          <table:table-cell table:style-name="ce14" office:value-type="string" calcext:value-type="string">
            <text:p>Average Battery and Plugin Hybrid EV</text:p>
          </table:table-cell>
          <table:table-cell table:style-name="ce11" office:value-type="string" calcext:value-type="string">
            <text:p>Total:</text:p>
          </table:table-cell>
          <table:table-cell table:style-name="ce25" office:value-type="string" calcext:value-type="string">
            <text:p>km</text:p>
          </table:table-cell>
          <table:table-cell table:style-name="ce27" office:value-type="string" calcext:value-type="string">
            <text:p>N/A</text:p>
          </table:table-cell>
          <table:table-cell table:style-name="ce40" table:formula="of:=AVERAGE((SUM([.E81:.E82]));(SUM([.E83:.E84])))" office:value-type="float" office:value="0.070645" calcext:value-type="float">
            <text:p><text:s text:c="2"/>0.070645</text:p>
          </table:table-cell>
          <table:table-cell table:style-name="ce40" table:formula="of:=AVERAGE((SUM([.F81:.F82]));(SUM([.F83:.F84])))" office:value-type="float" office:value="0.070645" calcext:value-type="float">
            <text:p><text:s text:c="2"/>0.070645</text:p>
          </table:table-cell>
          <table:table-cell table:style-name="ce40" table:formula="of:=AVERAGE((SUM([.G81:.G82]));(SUM([.G83:.G84])))" office:value-type="float" office:value="0.070645" calcext:value-type="float">
            <text:p><text:s text:c="2"/>0.070645</text:p>
          </table:table-cell>
          <table:table-cell table:style-name="ce40" table:formula="of:=AVERAGE((SUM([.H81:.H82]));(SUM([.H83:.H84])))" office:value-type="float" office:value="0.070645" calcext:value-type="float">
            <text:p><text:s text:c="2"/>0.070645</text:p>
          </table:table-cell>
          <table:table-cell table:style-name="ce40" table:formula="of:=AVERAGE((SUM([.I81:.I82]));(SUM([.I83:.I84])))" office:value-type="float" office:value="0.070645" calcext:value-type="float">
            <text:p><text:s text:c="2"/>0.070645</text:p>
          </table:table-cell>
          <table:table-cell table:style-name="ce40" table:formula="of:=AVERAGE((SUM([.J81:.J82]));(SUM([.J83:.J84])))" office:value-type="float" office:value="0.070645" calcext:value-type="float">
            <text:p><text:s text:c="2"/>0.070645</text:p>
          </table:table-cell>
          <table:table-cell table:style-name="ce40" table:formula="of:=AVERAGE((SUM([.K81:.K82]));(SUM([.K83:.K84])))" office:value-type="float" office:value="0.070645" calcext:value-type="float">
            <text:p><text:s text:c="2"/>0.070645</text:p>
          </table:table-cell>
          <table:table-cell table:style-name="ce40" table:formula="of:=AVERAGE((SUM([.L81:.L82]));(SUM([.L83:.L84])))" office:value-type="float" office:value="0.070645" calcext:value-type="float">
            <text:p><text:s text:c="2"/>0.070645</text:p>
          </table:table-cell>
          <table:table-cell table:style-name="ce40" table:formula="of:=AVERAGE((SUM([.M81:.M82]));(SUM([.M83:.M84])))" office:value-type="float" office:value="0.070645" calcext:value-type="float">
            <text:p><text:s text:c="2"/>0.070645</text:p>
          </table:table-cell>
          <table:table-cell table:style-name="ce40" table:formula="of:=AVERAGE((SUM([.N81:.N82]));(SUM([.N83:.N84])))" office:value-type="float" office:value="0.070645" calcext:value-type="float">
            <text:p><text:s text:c="2"/>0.070645</text:p>
          </table:table-cell>
          <table:table-cell table:style-name="ce40" table:formula="of:=AVERAGE((SUM([.O81:.O82]));(SUM([.O83:.O84])))" office:value-type="float" office:value="0.070645" calcext:value-type="float">
            <text:p><text:s text:c="2"/>0.070645</text:p>
          </table:table-cell>
          <table:table-cell table:style-name="ce81" office:value-type="string" calcext:value-type="string">
            <text:p>SDU calculated from average battery EV and Plug in Hybrid EV</text:p>
          </table:table-cell>
          <table:table-cell table:style-name="ce80" table:number-columns-repeated="1008"/>
        </table:table-row>
        <table:table-row table:style-name="ro1">
          <table:table-cell table:style-name="ce15" office:value-type="string" calcext:value-type="string">
            <text:p>Anaesthetic Gases</text:p>
          </table:table-cell>
          <table:table-cell table:style-name="ce21" table:number-columns-repeated="3"/>
          <table:table-cell table:style-name="ce41" table:number-columns-repeated="10"/>
          <table:table-cell table:style-name="ce78"/>
          <table:table-cell table:style-name="ce83"/>
          <table:table-cell/>
          <table:table-cell table:style-name="ce88" office:value-type="string" calcext:value-type="string">
            <text:p>Acute/bed</text:p>
          </table:table-cell>
          <table:table-cell table:style-name="ce94" office:value-type="string" calcext:value-type="string">
            <text:p>Ambulance/£000</text:p>
          </table:table-cell>
          <table:table-cell table:number-columns-repeated="1005"/>
        </table:table-row>
        <table:table-row table:style-name="ro1">
          <table:table-cell table:style-name="ce16" office:value-type="string" calcext:value-type="string">
            <text:p>Anaesthetic Gases</text:p>
          </table:table-cell>
          <table:table-cell table:style-name="ce20" office:value-type="string" calcext:value-type="string">
            <text:p>Desflurane</text:p>
          </table:table-cell>
          <table:table-cell table:style-name="ce20" office:value-type="string" calcext:value-type="string">
            <text:p>litre</text:p>
          </table:table-cell>
          <table:table-cell table:style-name="ce26" office:value-type="float" office:value="1" calcext:value-type="float">
            <text:p>1</text:p>
          </table:table-cell>
          <table:table-cell table:style-name="ce38" table:formula="of:=[.F87]" office:value-type="float" office:value="3.7211" calcext:value-type="float">
            <text:p><text:s text:c="2"/>3.7211 <text:s/></text:p>
          </table:table-cell>
          <table:table-cell table:style-name="ce38" table:formula="of:=[.G87]" office:value-type="float" office:value="3.7211" calcext:value-type="float">
            <text:p><text:s text:c="2"/>3.7211 <text:s/></text:p>
          </table:table-cell>
          <table:table-cell table:style-name="ce38" table:formula="of:=[.H87]" office:value-type="float" office:value="3.7211" calcext:value-type="float">
            <text:p><text:s text:c="2"/>3.7211 <text:s/></text:p>
          </table:table-cell>
          <table:table-cell table:style-name="ce38" table:formula="of:=[.I87]" office:value-type="float" office:value="3.7211" calcext:value-type="float">
            <text:p><text:s text:c="2"/>3.7211 <text:s/></text:p>
          </table:table-cell>
          <table:table-cell table:style-name="ce38" table:formula="of:=[.J87]" office:value-type="float" office:value="3.7211" calcext:value-type="float">
            <text:p><text:s text:c="2"/>3.7211 <text:s/></text:p>
          </table:table-cell>
          <table:table-cell table:style-name="ce38" table:formula="of:=[.K87]" office:value-type="float" office:value="3.7211" calcext:value-type="float">
            <text:p><text:s text:c="2"/>3.7211 <text:s/></text:p>
          </table:table-cell>
          <table:table-cell table:style-name="ce38" table:formula="of:=[.L87]" office:value-type="float" office:value="3.7211" calcext:value-type="float">
            <text:p><text:s text:c="2"/>3.7211 <text:s/></text:p>
          </table:table-cell>
          <table:table-cell table:style-name="ce38" table:formula="of:=[.N87]" office:value-type="float" office:value="3.7211" calcext:value-type="float">
            <text:p><text:s text:c="2"/>3.7211 <text:s/></text:p>
          </table:table-cell>
          <table:table-cell table:number-columns-repeated="3" table:style-name="ce38" office:value-type="float" office:value="3.7211" calcext:value-type="float">
            <text:p><text:s text:c="2"/>3.7211 <text:s/></text:p>
          </table:table-cell>
          <table:table-cell table:style-name="ce84" office:value-type="string" calcext:value-type="string">
            <text:p>SDU carbon work on anaesthetic gases</text:p>
          </table:table-cell>
          <table:table-cell/>
          <table:table-cell table:style-name="ce89"/>
          <table:table-cell table:style-name="ce95"/>
          <table:table-cell table:number-columns-repeated="1005"/>
        </table:table-row>
        <table:table-row table:style-name="ro1">
          <table:table-cell table:style-name="ce16" office:value-type="string" calcext:value-type="string">
            <text:p>Anaesthetic Gases</text:p>
          </table:table-cell>
          <table:table-cell table:style-name="ce20" office:value-type="string" calcext:value-type="string">
            <text:p>Isoflurane</text:p>
          </table:table-cell>
          <table:table-cell table:style-name="ce20" office:value-type="string" calcext:value-type="string">
            <text:p>litre</text:p>
          </table:table-cell>
          <table:table-cell table:style-name="ce26" office:value-type="float" office:value="1" calcext:value-type="float">
            <text:p>1</text:p>
          </table:table-cell>
          <table:table-cell table:style-name="ce38" table:formula="of:=[.F88]" office:value-type="float" office:value="0.76296" calcext:value-type="float">
            <text:p><text:s text:c="2"/>0.76296 </text:p>
          </table:table-cell>
          <table:table-cell table:style-name="ce38" table:formula="of:=[.G88]" office:value-type="float" office:value="0.76296" calcext:value-type="float">
            <text:p><text:s text:c="2"/>0.76296 </text:p>
          </table:table-cell>
          <table:table-cell table:style-name="ce38" table:formula="of:=[.H88]" office:value-type="float" office:value="0.76296" calcext:value-type="float">
            <text:p><text:s text:c="2"/>0.76296 </text:p>
          </table:table-cell>
          <table:table-cell table:style-name="ce38" table:formula="of:=[.I88]" office:value-type="float" office:value="0.76296" calcext:value-type="float">
            <text:p><text:s text:c="2"/>0.76296 </text:p>
          </table:table-cell>
          <table:table-cell table:style-name="ce38" table:formula="of:=[.J88]" office:value-type="float" office:value="0.76296" calcext:value-type="float">
            <text:p><text:s text:c="2"/>0.76296 </text:p>
          </table:table-cell>
          <table:table-cell table:style-name="ce38" table:formula="of:=[.K88]" office:value-type="float" office:value="0.76296" calcext:value-type="float">
            <text:p><text:s text:c="2"/>0.76296 </text:p>
          </table:table-cell>
          <table:table-cell table:style-name="ce38" table:formula="of:=[.L88]" office:value-type="float" office:value="0.76296" calcext:value-type="float">
            <text:p><text:s text:c="2"/>0.76296 </text:p>
          </table:table-cell>
          <table:table-cell table:style-name="ce38" table:formula="of:=[.N88]" office:value-type="float" office:value="0.76296" calcext:value-type="float">
            <text:p><text:s text:c="2"/>0.76296 </text:p>
          </table:table-cell>
          <table:table-cell table:number-columns-repeated="3" table:style-name="ce38" office:value-type="float" office:value="0.76296" calcext:value-type="float">
            <text:p><text:s text:c="2"/>0.76296 </text:p>
          </table:table-cell>
          <table:table-cell table:style-name="ce84" office:value-type="string" calcext:value-type="string">
            <text:p>SDU carbon work on anaesthetic gases</text:p>
          </table:table-cell>
          <table:table-cell/>
          <table:table-cell table:style-name="ce89"/>
          <table:table-cell table:style-name="ce95"/>
          <table:table-cell table:number-columns-repeated="5"/>
          <table:table-cell table:formula="of:=200000*0.5169" office:value-type="float" office:value="103380" calcext:value-type="float">
            <text:p>103380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Anaesthetic Gases</text:p>
          </table:table-cell>
          <table:table-cell table:style-name="ce20" office:value-type="string" calcext:value-type="string">
            <text:p>Sevoflurane</text:p>
          </table:table-cell>
          <table:table-cell table:style-name="ce20" office:value-type="string" calcext:value-type="string">
            <text:p>litre</text:p>
          </table:table-cell>
          <table:table-cell table:style-name="ce26" office:value-type="float" office:value="1" calcext:value-type="float">
            <text:p>1</text:p>
          </table:table-cell>
          <table:table-cell table:style-name="ce38" table:formula="of:=[.F89]" office:value-type="float" office:value="0.19786" calcext:value-type="float">
            <text:p><text:s text:c="2"/>0.19786 </text:p>
          </table:table-cell>
          <table:table-cell table:style-name="ce38" table:formula="of:=[.G89]" office:value-type="float" office:value="0.19786" calcext:value-type="float">
            <text:p><text:s text:c="2"/>0.19786 </text:p>
          </table:table-cell>
          <table:table-cell table:style-name="ce38" table:formula="of:=[.H89]" office:value-type="float" office:value="0.19786" calcext:value-type="float">
            <text:p><text:s text:c="2"/>0.19786 </text:p>
          </table:table-cell>
          <table:table-cell table:style-name="ce38" table:formula="of:=[.I89]" office:value-type="float" office:value="0.19786" calcext:value-type="float">
            <text:p><text:s text:c="2"/>0.19786 </text:p>
          </table:table-cell>
          <table:table-cell table:style-name="ce38" table:formula="of:=[.J89]" office:value-type="float" office:value="0.19786" calcext:value-type="float">
            <text:p><text:s text:c="2"/>0.19786 </text:p>
          </table:table-cell>
          <table:table-cell table:style-name="ce38" table:formula="of:=[.K89]" office:value-type="float" office:value="0.19786" calcext:value-type="float">
            <text:p><text:s text:c="2"/>0.19786 </text:p>
          </table:table-cell>
          <table:table-cell table:style-name="ce38" table:formula="of:=[.L89]" office:value-type="float" office:value="0.19786" calcext:value-type="float">
            <text:p><text:s text:c="2"/>0.19786 </text:p>
          </table:table-cell>
          <table:table-cell table:style-name="ce38" table:formula="of:=[.N89]" office:value-type="float" office:value="0.19786" calcext:value-type="float">
            <text:p><text:s text:c="2"/>0.19786 </text:p>
          </table:table-cell>
          <table:table-cell table:number-columns-repeated="3" table:style-name="ce38" office:value-type="float" office:value="0.19786" calcext:value-type="float">
            <text:p><text:s text:c="2"/>0.19786 </text:p>
          </table:table-cell>
          <table:table-cell table:style-name="ce84" office:value-type="string" calcext:value-type="string">
            <text:p>SDU carbon work on anaesthetic gases</text:p>
          </table:table-cell>
          <table:table-cell/>
          <table:table-cell table:style-name="ce89"/>
          <table:table-cell table:style-name="ce95"/>
          <table:table-cell table:number-columns-repeated="5"/>
          <table:table-cell table:formula="of:=100000*0.41205" office:value-type="float" office:value="41205" calcext:value-type="float">
            <text:p>41205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Anaesthetic Gases</text:p>
          </table:table-cell>
          <table:table-cell table:style-name="ce20" office:value-type="string" calcext:value-type="string">
            <text:p>Nitrous oxide</text:p>
          </table:table-cell>
          <table:table-cell table:style-name="ce20" office:value-type="string" calcext:value-type="string">
            <text:p>litre</text:p>
          </table:table-cell>
          <table:table-cell table:style-name="ce26" office:value-type="float" office:value="1" calcext:value-type="float">
            <text:p>1</text:p>
          </table:table-cell>
          <table:table-cell table:style-name="ce38" table:formula="of:=[.F90]" office:value-type="float" office:value="0.00055875" calcext:value-type="float">
            <text:p><text:s text:c="2"/>0.000559</text:p>
          </table:table-cell>
          <table:table-cell table:style-name="ce38" table:formula="of:=[.G90]" office:value-type="float" office:value="0.00055875" calcext:value-type="float">
            <text:p><text:s text:c="2"/>0.000559</text:p>
          </table:table-cell>
          <table:table-cell table:style-name="ce38" table:formula="of:=[.H90]" office:value-type="float" office:value="0.00055875" calcext:value-type="float">
            <text:p><text:s text:c="2"/>0.000559</text:p>
          </table:table-cell>
          <table:table-cell table:style-name="ce38" table:formula="of:=[.I90]" office:value-type="float" office:value="0.00055875" calcext:value-type="float">
            <text:p><text:s text:c="2"/>0.000559</text:p>
          </table:table-cell>
          <table:table-cell table:style-name="ce38" table:formula="of:=[.J90]" office:value-type="float" office:value="0.00055875" calcext:value-type="float">
            <text:p><text:s text:c="2"/>0.000559</text:p>
          </table:table-cell>
          <table:table-cell table:style-name="ce38" table:formula="of:=[.K90]" office:value-type="float" office:value="0.00055875" calcext:value-type="float">
            <text:p><text:s text:c="2"/>0.000559</text:p>
          </table:table-cell>
          <table:table-cell table:style-name="ce38" table:formula="of:=[.L90]" office:value-type="float" office:value="0.00055875" calcext:value-type="float">
            <text:p><text:s text:c="2"/>0.000559</text:p>
          </table:table-cell>
          <table:table-cell table:style-name="ce38" table:formula="of:=[.N90]" office:value-type="float" office:value="0.00055875" calcext:value-type="float">
            <text:p><text:s text:c="2"/>0.000559</text:p>
          </table:table-cell>
          <table:table-cell table:style-name="ce38" table:formula="of:=1.875*298/1000000" office:value-type="float" office:value="0.00055875" calcext:value-type="float">
            <text:p><text:s text:c="2"/>0.000559</text:p>
          </table:table-cell>
          <table:table-cell table:style-name="ce38" table:formula="of:=1.875*298/1000000" office:value-type="float" office:value="0.00055875" calcext:value-type="float">
            <text:p><text:s text:c="2"/>0.000559</text:p>
          </table:table-cell>
          <table:table-cell table:style-name="ce38" table:formula="of:=1.875*298/1000000" office:value-type="float" office:value="0.00055875" calcext:value-type="float">
            <text:p><text:s text:c="2"/>0.000559</text:p>
          </table:table-cell>
          <table:table-cell table:style-name="ce84" office:value-type="string" calcext:value-type="string">
            <text:p>SDU carbon work on anaesthetic gases</text:p>
          </table:table-cell>
          <table:table-cell/>
          <table:table-cell table:style-name="ce90" office:value-type="float" office:value="1739.37711250604" calcext:value-type="float">
            <text:p>1,739</text:p>
          </table:table-cell>
          <table:table-cell table:style-name="ce95"/>
          <table:table-cell table:number-columns-repeated="5"/>
          <table:table-cell table:formula="of:=-50000*0.25179" office:value-type="float" office:value="-12589.5" calcext:value-type="float">
            <text:p>-12589.5</text:p>
          </table:table-cell>
          <table:table-cell table:number-columns-repeated="999"/>
        </table:table-row>
        <table:table-row table:style-name="ro1">
          <table:table-cell table:style-name="ce16" office:value-type="string" calcext:value-type="string">
            <text:p>Anaesthetic Gases</text:p>
          </table:table-cell>
          <table:table-cell table:style-name="ce20" office:value-type="string" calcext:value-type="string">
            <text:p>Nitrous oxide with oxygen 50/50 split</text:p>
          </table:table-cell>
          <table:table-cell table:style-name="ce20" office:value-type="string" calcext:value-type="string">
            <text:p>litr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1" table:style-name="ce42" office:value-type="float" office:value="0.000278034" calcext:value-type="float">
            <text:p><text:s text:c="2"/>0.000278</text:p>
          </table:table-cell>
          <table:table-cell table:style-name="ce84" office:value-type="string" calcext:value-type="string">
            <text:p>SDU carbon work on anaesthetic gases</text:p>
          </table:table-cell>
          <table:table-cell/>
          <table:table-cell table:style-name="ce91"/>
          <table:table-cell table:style-name="ce96"/>
          <table:table-cell table:number-columns-repeated="5"/>
          <table:table-cell table:formula="of:=SUM([.Y88:.Y90])" office:value-type="float" office:value="131995.5" calcext:value-type="float">
            <text:p>131995.5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Anaesthetic Gases</text:p>
          </table:table-cell>
          <table:table-cell table:style-name="ce22" office:value-type="string" calcext:value-type="string">
            <text:p>Nitrous oxide with oxygen 50/50 split</text:p>
          </table:table-cell>
          <table:table-cell table:style-name="ce22" office:value-type="string" calcext:value-type="string">
            <text:p>litre</text:p>
          </table:table-cell>
          <table:table-cell table:style-name="ce33" office:value-type="float" office:value="1" calcext:value-type="float">
            <text:p>1</text:p>
          </table:table-cell>
          <table:table-cell table:style-name="ce43" table:formula="of:=[.F92]" office:value-type="float" office:value="0.000278034" calcext:value-type="float">
            <text:p><text:s text:c="2"/>0.000278</text:p>
          </table:table-cell>
          <table:table-cell table:style-name="ce43" table:formula="of:=[.G92]" office:value-type="float" office:value="0.000278034" calcext:value-type="float">
            <text:p><text:s text:c="2"/>0.000278</text:p>
          </table:table-cell>
          <table:table-cell table:style-name="ce43" table:formula="of:=[.H92]" office:value-type="float" office:value="0.000278034" calcext:value-type="float">
            <text:p><text:s text:c="2"/>0.000278</text:p>
          </table:table-cell>
          <table:table-cell table:style-name="ce43" table:formula="of:=[.I92]" office:value-type="float" office:value="0.000278034" calcext:value-type="float">
            <text:p><text:s text:c="2"/>0.000278</text:p>
          </table:table-cell>
          <table:table-cell table:style-name="ce43" table:formula="of:=[.J92]" office:value-type="float" office:value="0.000278034" calcext:value-type="float">
            <text:p><text:s text:c="2"/>0.000278</text:p>
          </table:table-cell>
          <table:table-cell table:style-name="ce43" table:formula="of:=[.K92]" office:value-type="float" office:value="0.000278034" calcext:value-type="float">
            <text:p><text:s text:c="2"/>0.000278</text:p>
          </table:table-cell>
          <table:table-cell table:style-name="ce43" table:formula="of:=[.L92]" office:value-type="float" office:value="0.000278034" calcext:value-type="float">
            <text:p><text:s text:c="2"/>0.000278</text:p>
          </table:table-cell>
          <table:table-cell table:style-name="ce43" table:formula="of:=[.N92]" office:value-type="float" office:value="0.000278034" calcext:value-type="float">
            <text:p><text:s text:c="2"/>0.000278</text:p>
          </table:table-cell>
          <table:table-cell table:style-name="ce43" table:formula="of:=0.933*298/1000000" office:value-type="float" office:value="0.000278034" calcext:value-type="float">
            <text:p><text:s text:c="2"/>0.000278</text:p>
          </table:table-cell>
          <table:table-cell table:style-name="ce43" table:formula="of:=0.933*298/1000000" office:value-type="float" office:value="0.000278034" calcext:value-type="float">
            <text:p><text:s text:c="2"/>0.000278</text:p>
          </table:table-cell>
          <table:table-cell table:style-name="ce43" table:formula="of:=0.933*298/1000000" office:value-type="float" office:value="0.000278034" calcext:value-type="float">
            <text:p><text:s text:c="2"/>0.000278</text:p>
          </table:table-cell>
          <table:table-cell table:style-name="ce85" office:value-type="string" calcext:value-type="string">
            <text:p>SDU carbon work on anaesthetic gases</text:p>
          </table:table-cell>
          <table:table-cell/>
          <table:table-cell table:style-name="ce92" office:value-type="float" office:value="9478.21342346692" calcext:value-type="float">
            <text:p>9,478</text:p>
          </table:table-cell>
          <table:table-cell table:style-name="ce97" office:value-type="float" office:value="113.819781770339" calcext:value-type="float">
            <text:p>113.820</text:p>
          </table:table-cell>
          <table:table-cell table:number-columns-repeated="5"/>
          <table:table-cell table:formula="of:=[.Y91]/1000" office:value-type="float" office:value="131.9955" calcext:value-type="float">
            <text:p>131.995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Electrical export (gas fired CHP)</text:p>
          </table:table-cell>
          <table:table-cell table:style-name="ce2" office:value-type="string" calcext:value-type="string">
            <text:p>Calculated SDU</text:p>
          </table:table-cell>
          <table:table-cell table:style-name="ce2" office:value-type="string" calcext:value-type="string">
            <text:p>kWh</text:p>
          </table:table-cell>
          <table:table-cell table:style-name="ce34" office:value-type="float" office:value="1" calcext:value-type="float">
            <text:p>1</text:p>
          </table:table-cell>
          <table:table-cell table:style-name="ce44" table:formula="of:=[.E14]/0.83" office:value-type="float" office:value="0.223144578313253" calcext:value-type="float">
            <text:p><text:s text:c="2"/>0.22314</text:p>
          </table:table-cell>
          <table:table-cell table:style-name="ce44" table:formula="of:=[.F14]/0.83" office:value-type="float" office:value="0.223144578313253" calcext:value-type="float">
            <text:p><text:s text:c="2"/>0.22314</text:p>
          </table:table-cell>
          <table:table-cell table:style-name="ce44" table:formula="of:=[.G14]/0.83" office:value-type="float" office:value="0.223144578313253" calcext:value-type="float">
            <text:p><text:s text:c="2"/>0.22314</text:p>
          </table:table-cell>
          <table:table-cell table:style-name="ce44" table:formula="of:=[.H14]/0.83" office:value-type="float" office:value="0.223144578313253" calcext:value-type="float">
            <text:p><text:s text:c="2"/>0.22314</text:p>
          </table:table-cell>
          <table:table-cell table:style-name="ce44" table:formula="of:=[.I14]/0.83" office:value-type="float" office:value="0.223144578313253" calcext:value-type="float">
            <text:p><text:s text:c="2"/>0.22314</text:p>
          </table:table-cell>
          <table:table-cell table:style-name="ce44" table:formula="of:=[.J14]/0.83" office:value-type="float" office:value="0.223144578313253" calcext:value-type="float">
            <text:p><text:s text:c="2"/>0.22314</text:p>
          </table:table-cell>
          <table:table-cell table:style-name="ce44" table:formula="of:=[.K14]/0.83" office:value-type="float" office:value="0.221734939759036" calcext:value-type="float">
            <text:p><text:s text:c="2"/>0.22173</text:p>
          </table:table-cell>
          <table:table-cell table:style-name="ce44" table:formula="of:=[.L14]/0.83" office:value-type="float" office:value="0.222859039759036" calcext:value-type="float">
            <text:p><text:s text:c="2"/>0.22286</text:p>
          </table:table-cell>
          <table:table-cell table:style-name="ce44" table:formula="of:=[.M14]/0.83" office:value-type="float" office:value="0.222228915662651" calcext:value-type="float">
            <text:p><text:s text:c="2"/>0.22223</text:p>
          </table:table-cell>
          <table:table-cell table:style-name="ce44" table:formula="of:=[.N14]/0.83" office:value-type="float" office:value="0.221682913471416" calcext:value-type="float">
            <text:p><text:s text:c="2"/>0.22168</text:p>
          </table:table-cell>
          <table:table-cell table:style-name="ce44" table:formula="of:=[.O14]/0.83" office:value-type="float" office:value="0.221884324189608" calcext:value-type="float">
            <text:p><text:s text:c="2"/>0.22188</text:p>
          </table:table-cell>
          <table:table-cell table:style-name="ce86" office:value-type="string" calcext:value-type="string">
            <text:p>SDU assumptions = based on 80% CHP gas fired efficiency and a heat and electrical output ratio of 1.5:1</text:p>
          </table:table-cell>
          <table:table-cell/>
          <table:table-cell table:style-name="ce93"/>
          <table:table-cell table:style-name="ce98"/>
          <table:table-cell table:number-columns-repeated="1005"/>
        </table:table-row>
        <table:table-row table:style-name="ro2">
          <table:table-cell table:style-name="ce2" office:value-type="string" calcext:value-type="string">
            <text:p>Electrical export (gas fired CHP)</text:p>
          </table:table-cell>
          <table:table-cell table:style-name="ce2" office:value-type="string" calcext:value-type="string">
            <text:p>Calculated SDU</text:p>
          </table:table-cell>
          <table:table-cell table:style-name="ce2" office:value-type="string" calcext:value-type="string">
            <text:p>kWh</text:p>
          </table:table-cell>
          <table:table-cell table:style-name="ce34" office:value-type="float" office:value="3" calcext:value-type="float">
            <text:p>3</text:p>
          </table:table-cell>
          <table:table-cell table:style-name="ce44" table:formula="of:=[.E15]/0.83" office:value-type="float" office:value="0.0230602409638554" calcext:value-type="float">
            <text:p><text:s text:c="2"/>0.02306</text:p>
          </table:table-cell>
          <table:table-cell table:style-name="ce44" table:formula="of:=[.F15]/0.83" office:value-type="float" office:value="0.0230602409638554" calcext:value-type="float">
            <text:p><text:s text:c="2"/>0.02306</text:p>
          </table:table-cell>
          <table:table-cell table:style-name="ce44" table:formula="of:=[.G15]/0.83" office:value-type="float" office:value="0.0230602409638554" calcext:value-type="float">
            <text:p><text:s text:c="2"/>0.02306</text:p>
          </table:table-cell>
          <table:table-cell table:style-name="ce44" table:formula="of:=[.H15]/0.83" office:value-type="float" office:value="0.0230602409638554" calcext:value-type="float">
            <text:p><text:s text:c="2"/>0.02306</text:p>
          </table:table-cell>
          <table:table-cell table:style-name="ce44" table:formula="of:=[.I15]/0.83" office:value-type="float" office:value="0.0230602409638554" calcext:value-type="float">
            <text:p><text:s text:c="2"/>0.02306</text:p>
          </table:table-cell>
          <table:table-cell table:style-name="ce44" table:formula="of:=[.J15]/0.83" office:value-type="float" office:value="0.0230602409638554" calcext:value-type="float">
            <text:p><text:s text:c="2"/>0.02306</text:p>
          </table:table-cell>
          <table:table-cell table:style-name="ce44" table:formula="of:=[.K15]/0.83" office:value-type="float" office:value="0.033855421686747" calcext:value-type="float">
            <text:p><text:s text:c="2"/>0.03386</text:p>
          </table:table-cell>
          <table:table-cell table:style-name="ce44" table:formula="of:=[.L15]/0.83" office:value-type="float" office:value="0.0299156626506024" calcext:value-type="float">
            <text:p><text:s text:c="2"/>0.02992</text:p>
          </table:table-cell>
          <table:table-cell table:style-name="ce44" table:formula="of:=[.M15]/0.83" office:value-type="float" office:value="0.0299156626506024" calcext:value-type="float">
            <text:p><text:s text:c="2"/>0.02992</text:p>
          </table:table-cell>
          <table:table-cell table:style-name="ce44" table:formula="of:=[.N15]/0.83" office:value-type="float" office:value="0.0301084337349398" calcext:value-type="float">
            <text:p><text:s text:c="2"/>0.03011</text:p>
          </table:table-cell>
          <table:table-cell table:style-name="ce44" table:formula="of:=[.O15]/0.83" office:value-type="float" office:value="0.0335542168674699" calcext:value-type="float">
            <text:p><text:s text:c="2"/>0.03355</text:p>
          </table:table-cell>
          <table:table-cell table:style-name="ce86" office:value-type="string" calcext:value-type="string">
            <text:p>SDU assumptions = based on 80% CHP gas fired efficiency and a heat and electrical output ratio of 1.5:0</text:p>
          </table:table-cell>
          <table:table-cell/>
          <table:table-cell table:style-name="ce93"/>
          <table:table-cell table:style-name="ce98"/>
          <table:table-cell table:number-columns-repeated="1005"/>
        </table:table-row>
        <table:table-row table:style-name="ro1">
          <table:table-cell table:style-name="ce11" office:value-type="string" calcext:value-type="string">
            <text:p>Electrical export (gas fired CHP)</text:p>
          </table:table-cell>
          <table:table-cell table:style-name="ce11" office:value-type="string" calcext:value-type="string">
            <text:p>Total:</text:p>
          </table:table-cell>
          <table:table-cell table:style-name="ce11" office:value-type="string" calcext:value-type="string">
            <text:p>kWh </text:p>
          </table:table-cell>
          <table:table-cell table:style-name="ce34" office:value-type="string" calcext:value-type="string">
            <text:p>N/A</text:p>
          </table:table-cell>
          <table:table-cell table:style-name="ce44" table:formula="of:=SUM([.E93:.E94])" office:value-type="float" office:value="0.246204819277108" calcext:value-type="float">
            <text:p><text:s text:c="2"/>0.2462 </text:p>
          </table:table-cell>
          <table:table-cell table:style-name="ce44" table:formula="of:=SUM([.F93:.F94])" office:value-type="float" office:value="0.246204819277108" calcext:value-type="float">
            <text:p><text:s text:c="2"/>0.2462 </text:p>
          </table:table-cell>
          <table:table-cell table:style-name="ce44" table:formula="of:=SUM([.G93:.G94])" office:value-type="float" office:value="0.246204819277108" calcext:value-type="float">
            <text:p><text:s text:c="2"/>0.2462 </text:p>
          </table:table-cell>
          <table:table-cell table:style-name="ce44" table:formula="of:=SUM([.H93:.H94])" office:value-type="float" office:value="0.246204819277108" calcext:value-type="float">
            <text:p><text:s text:c="2"/>0.2462 </text:p>
          </table:table-cell>
          <table:table-cell table:style-name="ce44" table:formula="of:=SUM([.I93:.I94])" office:value-type="float" office:value="0.246204819277108" calcext:value-type="float">
            <text:p><text:s text:c="2"/>0.2462 </text:p>
          </table:table-cell>
          <table:table-cell table:style-name="ce44" table:formula="of:=SUM([.J93:.J94])" office:value-type="float" office:value="0.246204819277108" calcext:value-type="float">
            <text:p><text:s text:c="2"/>0.2462 </text:p>
          </table:table-cell>
          <table:table-cell table:style-name="ce44" table:formula="of:=SUM([.K93:.K94])" office:value-type="float" office:value="0.255590361445783" calcext:value-type="float">
            <text:p><text:s text:c="2"/>0.25559</text:p>
          </table:table-cell>
          <table:table-cell table:style-name="ce44" table:formula="of:=SUM([.L93:.L94])" office:value-type="float" office:value="0.252774702409639" calcext:value-type="float">
            <text:p><text:s text:c="2"/>0.25277</text:p>
          </table:table-cell>
          <table:table-cell table:style-name="ce44" table:formula="of:=SUM([.M93:.M94])" office:value-type="float" office:value="0.252144578313253" calcext:value-type="float">
            <text:p><text:s text:c="2"/>0.25214</text:p>
          </table:table-cell>
          <table:table-cell table:style-name="ce44" table:formula="of:=SUM([.N93:.N94])" office:value-type="float" office:value="0.251791347206356" calcext:value-type="float">
            <text:p><text:s text:c="2"/>0.25179</text:p>
          </table:table-cell>
          <table:table-cell table:style-name="ce44" table:formula="of:=SUM([.O93:.O94])" office:value-type="float" office:value="0.255438541057078" calcext:value-type="float">
            <text:p><text:s text:c="2"/>0.25544</text:p>
          </table:table-cell>
          <table:table-cell table:style-name="ce86" office:value-type="string" calcext:value-type="string">
            <text:p>SDU assumptions = based on 80% CHP gas fired efficiency and a heat and electrical output ratio of 1.5:1</text:p>
          </table:table-cell>
          <table:table-cell table:number-columns-repeated="1008"/>
        </table:table-row>
        <table:table-row table:style-name="ro1">
          <table:table-cell table:style-name="ce17" office:value-type="string" calcext:value-type="string">
            <text:p>Procurement eClass - Category A </text:p>
          </table:table-cell>
          <table:table-cell table:style-name="ce17" office:value-type="string" calcext:value-type="string">
            <text:p>Provisions</text:p>
          </table:table-cell>
          <table:table-cell table:style-name="ce17" office:value-type="string" calcext:value-type="string">
            <text:p>£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" table:style-name="ce17" office:value-type="float" office:value="0.97" calcext:value-type="float">
            <text:p>0.97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B</text:p>
          </table:table-cell>
          <table:table-cell table:style-name="ce18" office:value-type="string" calcext:value-type="string">
            <text:p>Staff Clothing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29" calcext:value-type="float">
            <text:p>0.29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C</text:p>
          </table:table-cell>
          <table:table-cell table:style-name="ce18" office:value-type="string" calcext:value-type="string">
            <text:p>Patients Clothing &amp; Footwear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29" calcext:value-type="float">
            <text:p>0.29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D</text:p>
          </table:table-cell>
          <table:table-cell table:style-name="ce18" office:value-type="string" calcext:value-type="string">
            <text:p>Pharmaceuticals Blood Products &amp; Medical Gase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43" calcext:value-type="float">
            <text:p>0.43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E</text:p>
          </table:table-cell>
          <table:table-cell table:style-name="ce18" office:value-type="string" calcext:value-type="string">
            <text:p>Dressing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1.54" calcext:value-type="float">
            <text:p>1.54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F</text:p>
          </table:table-cell>
          <table:table-cell table:style-name="ce18" office:value-type="string" calcext:value-type="string">
            <text:p>Medical &amp; Surgical Equipment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3" calcext:value-type="float">
            <text:p>0.3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G</text:p>
          </table:table-cell>
          <table:table-cell table:style-name="ce18" office:value-type="string" calcext:value-type="string">
            <text:p>Patients Appliance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1.54" calcext:value-type="float">
            <text:p>1.54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H</text:p>
          </table:table-cell>
          <table:table-cell table:style-name="ce18" office:value-type="string" calcext:value-type="string">
            <text:p>Chemicals &amp; Reagent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76" calcext:value-type="float">
            <text:p>0.76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I</text:p>
          </table:table-cell>
          <table:table-cell table:style-name="ce18" office:value-type="string" calcext:value-type="string">
            <text:p>Dental &amp; Optical Equipment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3" calcext:value-type="float">
            <text:p>0.3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J</text:p>
          </table:table-cell>
          <table:table-cell table:style-name="ce18" office:value-type="string" calcext:value-type="string">
            <text:p>Diagnostic Imaging &amp; Radiotherapy Equipment &amp; Service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3" calcext:value-type="float">
            <text:p>0.3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K</text:p>
          </table:table-cell>
          <table:table-cell table:style-name="ce18" office:value-type="string" calcext:value-type="string">
            <text:p>Laboratory Equipment &amp; Service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3" calcext:value-type="float">
            <text:p>0.3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M</text:p>
          </table:table-cell>
          <table:table-cell table:style-name="ce18" office:value-type="string" calcext:value-type="string">
            <text:p>Hotel Services Equipment Materials &amp; Service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49" calcext:value-type="float">
            <text:p>0.49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P</text:p>
          </table:table-cell>
          <table:table-cell table:style-name="ce18" office:value-type="string" calcext:value-type="string">
            <text:p>Building &amp; Engineering Products &amp; Service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49" calcext:value-type="float">
            <text:p>0.49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R</text:p>
          </table:table-cell>
          <table:table-cell table:style-name="ce18" office:value-type="string" calcext:value-type="string">
            <text:p>Purchased Healthcare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34" calcext:value-type="float">
            <text:p>0.34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S</text:p>
          </table:table-cell>
          <table:table-cell table:style-name="ce18" office:value-type="string" calcext:value-type="string">
            <text:p>Gardening &amp; Farming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2.68" calcext:value-type="float">
            <text:p>2.68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T</text:p>
          </table:table-cell>
          <table:table-cell table:style-name="ce18" office:value-type="string" calcext:value-type="string">
            <text:p>Furniture Fitting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48" calcext:value-type="float">
            <text:p>0.48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U</text:p>
          </table:table-cell>
          <table:table-cell table:style-name="ce18" office:value-type="string" calcext:value-type="string">
            <text:p>Hardware Crockery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58" calcext:value-type="float">
            <text:p>0.58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V</text:p>
          </table:table-cell>
          <table:table-cell table:style-name="ce18" office:value-type="string" calcext:value-type="string">
            <text:p>Bedding Linen &amp; Textile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32" calcext:value-type="float">
            <text:p>0.32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W</text:p>
          </table:table-cell>
          <table:table-cell table:style-name="ce18" office:value-type="string" calcext:value-type="string">
            <text:p>Office Equipment Telecomms Computers &amp; Stationery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53" calcext:value-type="float">
            <text:p>0.53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8" office:value-type="string" calcext:value-type="string">
            <text:p>Procurement eClass - Category Y</text:p>
          </table:table-cell>
          <table:table-cell table:style-name="ce18" office:value-type="string" calcext:value-type="string">
            <text:p>Recreational Equipment &amp; Souvenirs</text:p>
          </table:table-cell>
          <table:table-cell table:style-name="ce18" office:value-type="string" calcext:value-type="string">
            <text:p>£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 table:style-name="ce18" office:value-type="float" office:value="0.28" calcext:value-type="float">
            <text:p>0.28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19" office:value-type="string" calcext:value-type="string">
            <text:p>Procurement eClass - Category Z</text:p>
          </table:table-cell>
          <table:table-cell table:style-name="ce19" office:value-type="string" calcext:value-type="string">
            <text:p>Staff &amp; Patient Consulting Services &amp; Expenses</text:p>
          </table:table-cell>
          <table:table-cell table:style-name="ce19" office:value-type="string" calcext:value-type="string">
            <text:p>£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" table:style-name="ce19" office:value-type="float" office:value="0.31" calcext:value-type="float">
            <text:p>0.31</text:p>
          </table:table-cell>
          <table:table-cell table:style-name="ce79"/>
          <table:table-cell table:number-columns-repeated="1009"/>
        </table:table-row>
        <table:table-row table:style-name="ro1" table:number-rows-repeated="1048352">
          <table:table-cell table:number-columns-repeated="1024"/>
        </table:table-row>
        <table:table-row table:style-name="ro3" table:number-rows-repeated="1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llOrgs" table:base-cell-address="" table:cell-range-address="#REF!"/>
        <table:named-range table:name="Baseline_Years" table:base-cell-address="" table:cell-range-address="#REF!"/>
        <table:named-range table:name="CCGs" table:base-cell-address="" table:cell-range-address="#REF!"/>
        <table:named-range table:name="Footprint_category" table:base-cell-address="" table:cell-range-address="#REF!"/>
        <table:named-range table:name="Models" table:base-cell-address="" table:cell-range-address="#REF!"/>
        <table:named-range table:name="NHS_Providers" table:base-cell-address="" table:cell-range-address="#REF!"/>
        <table:named-range table:name="Organisation_List" table:base-cell-address="" table:cell-range-address="#REF!"/>
        <table:named-range table:name="Organisation_Type" table:base-cell-address="" table:cell-range-address="#REF!"/>
        <table:named-range table:name="SDMP_Answer" table:base-cell-address="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/>
    <style:font-face style:name="Inherit" svg:font-family="Inherit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6">
      <number:fraction number:min-integer-digits="0" number:min-numerator-digits="2" loext:max-numerator-digits="2" number:min-denominator-digits="2" loext:max-denominator-value="99"/>
    </number:number-style>
    <number:text-style style:name="N100">
      <number:text-content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£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0">
      <number:number number:decimal-places="3" loext:min-decimal-places="3" number:min-integer-digits="1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number:text>-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5P0" style:volatile="true">
      <number:text> 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">
      <number:text> </number:text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6P0" style:volatile="true">
      <number:number number:decimal-places="0" loext:min-decimal-places="0" number:min-integer-digits="1" number:grouping="true"/>
    </number:number-style>
    <number:number-style style:name="N136P1" style:volatile="true">
      <number:text>-</number:text>
      <number:number number:decimal-places="0" loext:min-decimal-places="0" number:min-integer-digits="1" number:grouping="true"/>
    </number:number-style>
    <number:number-style style:name="N136">
      <number:text>-</number:text>
      <style:map style:condition="value()&gt;0.5" style:apply-style-name="N136P0"/>
      <style:map style:condition="value()&lt;-0.5" style:apply-style-name="N136P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39P2" style:volatile="true">
      <loext:text> </loext:text>
      <loext:fill-character> </loext:fill-character>
      <number:text>- F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loext:min-decimal-places="1" number:min-integer-digits="0"/>
    </number:number-style>
    <number:number-style style:name="N142">
      <number:number number:decimal-places="1" loext:min-decimal-places="1" number:min-integer-digits="0"/>
    </number:number-style>
    <number:number-style style:name="N144P0" style:volatile="true">
      <loext:text> öS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öS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öS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öS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öS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öS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6" loext:min-decimal-places="1" number:min-integer-digits="0" number:decimal-replacement=" "/>
    </number:number-style>
    <number:currency-style style:name="N122P0" style:volatile="true">
      <number:text> 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text> </number:text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1" loext:min-decimal-places="1" number:min-integer-digits="1"/>
    </number:number-style>
    <number:currency-style style:name="N124P0" style:volatile="true">
      <number:text> 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4P2" style:volatile="true">
      <number:text> </number:text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5P2" style:volatile="true">
      <number:text> </number:text>
      <number:currency-symbol number:language="en" number:country="GB">£</number:currency-symbol>
      <loext:fill-character> </loext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percentage-style style:name="N126">
      <number:number number:decimal-places="1" loext:min-decimal-places="1" number:min-integer-digits="1"/>
      <number:text>%</number:text>
    </number:percentage-style>
    <number:number-style style:name="N128">
      <number:number number:decimal-places="3" loext:min-decimal-places="3" number:min-integer-digits="1" number:grouping="true"/>
    </number:number-style>
    <number:date-style style:name="N129">
      <number:year number:style="long"/>
    </number:date-style>
    <number:number-style style:name="N130">
      <number:number number:decimal-places="5" loext:min-decimal-places="1" number:min-integer-digits="0" number:decimal-replacement=" "/>
    </number:number-style>
    <number:number-style style:name="N131">
      <number:number number:decimal-places="4" loext:min-decimal-places="4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text>£</number:text>
      <number:number number:decimal-places="2" loext:min-decimal-places="2" number:min-integer-digits="1" number:grouping="true"/>
    </number:number-style>
    <number:number-style style:name="N143">
      <number:number number:decimal-places="0" loext:min-decimal-places="0" number:min-integer-digits="1" number:grouping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5" loext:min-decimal-places="5" number:min-integer-digits="1"/>
    </number:number-style>
    <number:number-style style:name="N148">
      <number:number number:decimal-places="5" loext:min-decimal-places="5" number:min-integer-digits="0"/>
    </number:number-style>
    <number:number-style style:name="N149">
      <number:number number:decimal-places="9" loext:min-decimal-places="1" number:min-integer-digits="0" number:decimal-replacement=" "/>
    </number:number-style>
    <number:number-style style:name="N150P0" style:volatile="true">
      <number:number number:decimal-places="1" loext:min-decimal-places="1" number:min-integer-digits="1" number:grouping="true"/>
      <number:text> </number:text>
    </number:number-style>
    <number:number-style style:name="N150">
      <number:text>-</number:text>
      <number:number number:decimal-places="1" loext:min-decimal-places="1" number:min-integer-digits="1" number:grouping="true"/>
      <number:text> </number:text>
      <style:map style:condition="value()&gt;=0" style:apply-style-name="N150P0"/>
    </number:number-style>
    <number:number-style style:name="N151">
      <number:number number:decimal-places="1" loext:min-decimal-places="1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25_" style:display-name="%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_20_2_20_2" style:display-name="20% - Accent1 2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_20_2_20_2_20_2" style:display-name="20% - Accent1 2 2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_20_2_20_2_20_3" style:display-name="20% - Accent1 2 2 3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2_20_2_20_2" style:display-name="20% - Accent2 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2_20_2_20_2_20_2" style:display-name="20% - Accent2 2 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2_20_2_20_2_20_3" style:display-name="20% - Accent2 2 2 3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3_20_2_20_2" style:display-name="20% - Accent3 2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3_20_2_20_2_20_2" style:display-name="20% - Accent3 2 2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3_20_2_20_2_20_3" style:display-name="20% - Accent3 2 2 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4_20_2_20_2" style:display-name="20% - Accent4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4_20_2_20_2_20_2" style:display-name="20% - Accent4 2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4_20_2_20_2_20_3" style:display-name="20% - Accent4 2 2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5_20_2_20_2" style:display-name="20% - Accent5 2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5_20_2_20_2_20_2" style:display-name="20% - Accent5 2 2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5_20_2_20_2_20_3" style:display-name="20% - Accent5 2 2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6_20_2_20_2" style:display-name="20% - Accent6 2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6_20_2_20_2_20_2" style:display-name="20% - Accent6 2 2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6_20_2_20_2_20_3" style:display-name="20% - Accent6 2 2 3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1_20_2_20_2" style:display-name="40% - Accent1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1_20_2_20_2_20_2" style:display-name="40% - Accent1 2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1_20_2_20_2_20_3" style:display-name="40% - Accent1 2 2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2_20_2_20_2" style:display-name="40% - Accent2 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2_20_2_20_2_20_2" style:display-name="40% - Accent2 2 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2_20_2_20_2_20_3" style:display-name="40% - Accent2 2 2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3_20_2_20_2" style:display-name="40% - Accent3 2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3_20_2_20_2_20_2" style:display-name="40% - Accent3 2 2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3_20_2_20_2_20_3" style:display-name="40% - Accent3 2 2 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4_20_2_20_2_20_2" style:display-name="40% - Accent4 2 2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4_20_2_20_2_20_3" style:display-name="40% - Accent4 2 2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5_20_2_20_2" style:display-name="40% - Accent5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5_20_2_20_2_20_2" style:display-name="40% - Accent5 2 2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5_20_2_20_2_20_3" style:display-name="40% - Accent5 2 2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6_20_2_20_2" style:display-name="40% - Accent6 2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6_20_2_20_2_20_2" style:display-name="40% - Accent6 2 2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6_20_2_20_2_20_3" style:display-name="40% - Accent6 2 2 3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5_x_20_indented_20_GHG_20_Textfiels" style:display-name="5x indented GHG Textfiels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2.54mm" style:writing-mode="page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1_20_2_20_2" style:display-name="60% - Accent1 2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1_20_2_20_2_20_2" style:display-name="60% - Accent1 2 2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1_20_2_20_2_20_3" style:display-name="60% - Accent1 2 2 3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2_20_2_20_2" style:display-name="60% - Accent2 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2_20_2_20_2_20_2" style:display-name="60% - Accent2 2 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2_20_2_20_2_20_3" style:display-name="60% - Accent2 2 2 3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3_20_2_20_2" style:display-name="60% - Accent3 2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3_20_2_20_2_20_2" style:display-name="60% - Accent3 2 2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3_20_2_20_2_20_3" style:display-name="60% - Accent3 2 2 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4_20_2_20_2" style:display-name="60% - Accent4 2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4_20_2_20_2_20_2" style:display-name="60% - Accent4 2 2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4_20_2_20_2_20_3" style:display-name="60% - Accent4 2 2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5_20_2_20_2" style:display-name="60% - Accent5 2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5_20_2_20_2_20_2" style:display-name="60% - Accent5 2 2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5_20_2_20_2_20_3" style:display-name="60% - Accent5 2 2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6_20_2_20_2" style:display-name="60% - Accent6 2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6_20_2_20_2_20_2" style:display-name="60% - Accent6 2 2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6_20_2_20_2_20_3" style:display-name="60% - Accent6 2 2 3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1_20_2_20_2" style:display-name="Accent1 2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1_20_2_20_2_20_2" style:display-name="Accent1 2 2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1_20_2_20_2_20_3" style:display-name="Accent1 2 2 3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2_20_2_20_2" style:display-name="Accent2 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2_20_2_20_2_20_2" style:display-name="Accent2 2 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2_20_2_20_2_20_3" style:display-name="Accent2 2 2 3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3_20_2_20_2" style:display-name="Accent3 2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3_20_2_20_2_20_2" style:display-name="Accent3 2 2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3_20_2_20_2_20_3" style:display-name="Accent3 2 2 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4_20_2_20_2" style:display-name="Accent4 2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4_20_2_20_2_20_2" style:display-name="Accent4 2 2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4_20_2_20_2_20_3" style:display-name="Accent4 2 2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5_20_2_20_2" style:display-name="Accent5 2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5_20_2_20_2_20_2" style:display-name="Accent5 2 2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5_20_2_20_2_20_3" style:display-name="Accent5 2 2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6_20_2_20_2_20_2" style:display-name="Accent6 2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6_20_2_20_2_20_3" style:display-name="Accent6 2 2 3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AggblueCels_5f_1x" style:display-name="AggblueCels_1x" style:family="table-cell" style:parent-style-name="Default" style:data-style-name="N4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2_20_2" style:display-name="Bad 2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2_20_2_20_2" style:display-name="Bad 2 2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2_20_2_20_3" style:display-name="Bad 2 2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old_20_GHG_20_Numbers_20__28_0.00_29_" style:display-name="Bold GHG Numbers (0.00)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bold" style:font-size-asian="9pt" style:font-style-asian="normal" style:font-weight-asian="bold" style:font-name-complex="Times New Roman" style:font-family-complex="'Times New Roman'" style:font-family-generic-complex="roman" style:font-size-complex="9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" style:display-name="Calculation 2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2" style:display-name="Calculation 2 2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2_20_2" style:display-name="Calculation 2 2 2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2_20_2_20_2" style:display-name="Calculation 2 2 2 2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2_20_2_20_3" style:display-name="Calculation 2 2 2 2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2_20_3" style:display-name="Calculation 2 2 2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2_20_3_20_2" style:display-name="Calculation 2 2 2 3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2_20_3_20_3" style:display-name="Calculation 2 2 2 3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2_20_4" style:display-name="Calculation 2 2 2 4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2_20_5" style:display-name="Calculation 2 2 2 5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3" style:display-name="Calculation 2 2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2_20_4" style:display-name="Calculation 2 2 4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" style:display-name="Calculation 2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2" style:display-name="Calculation 2 3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2_20_2" style:display-name="Calculation 2 3 2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2_20_2_20_2" style:display-name="Calculation 2 3 2 2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2_20_2_20_3" style:display-name="Calculation 2 3 2 2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2_20_3" style:display-name="Calculation 2 3 2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2_20_3_20_2" style:display-name="Calculation 2 3 2 3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2_20_3_20_3" style:display-name="Calculation 2 3 2 3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2_20_4" style:display-name="Calculation 2 3 2 4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2_20_5" style:display-name="Calculation 2 3 2 5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3" style:display-name="Calculation 2 3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3_20_4" style:display-name="Calculation 2 3 4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4" style:display-name="Calculation 2 4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4_20_2" style:display-name="Calculation 2 4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4_20_2_20_2" style:display-name="Calculation 2 4 2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4_20_2_20_3" style:display-name="Calculation 2 4 2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4_20_3" style:display-name="Calculation 2 4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4_20_3_20_2" style:display-name="Calculation 2 4 3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4_20_3_20_3" style:display-name="Calculation 2 4 3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4_20_4" style:display-name="Calculation 2 4 4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4_20_5" style:display-name="Calculation 2 4 5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5" style:display-name="Calculation 2 5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2_20_6" style:display-name="Calculation 2 6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heck_20_Cell_20_2_20_2" style:display-name="Check Cell 2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heck_20_Cell_20_2_20_2_20_2" style:display-name="Check Cell 2 2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heck_20_Cell_20_2_20_2_20_3" style:display-name="Check Cell 2 2 3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Comma_20_10" style:display-name="Comma 10" style:family="table-cell" style:parent-style-name="Default" style:data-style-name="N114"/>
    <style:style style:name="Comma_20_2" style:display-name="Comma 2" style:family="table-cell" style:parent-style-name="Default" style:data-style-name="N114"/>
    <style:style style:name="Comma_20_2_20_2" style:display-name="Comma 2 2" style:family="table-cell" style:parent-style-name="Default" style:data-style-name="N114"/>
    <style:style style:name="Comma_20_2_20_3" style:display-name="Comma 2 3" style:family="table-cell" style:parent-style-name="Default" style:data-style-name="N114"/>
    <style:style style:name="Comma_20_2_20_4" style:display-name="Comma 2 4" style:family="table-cell" style:parent-style-name="Default" style:data-style-name="N134"/>
    <style:style style:name="Comma_20_3" style:display-name="Comma 3" style:family="table-cell" style:parent-style-name="Default" style:data-style-name="N114"/>
    <style:style style:name="Cover" style:family="table-cell" style:parent-style-name="Default">
      <style:table-cell-properties fo:background-color="#ffff99" style:cell-protect="protected" style:print-content="true"/>
    </style:style>
    <style:style style:name="Dezimal_20__5b_0_5d__5f_Tfz-Anzahl" style:display-name="Dezimal [0]_Tfz-Anzahl" style:family="table-cell" style:parent-style-name="Default" style:data-style-name="N112"/>
    <style:style style:name="Dezimal_5f_Tfz-Anzahl" style:display-name="Dezimal_Tfz-Anzahl" style:family="table-cell" style:parent-style-name="Default" style:data-style-name="N114"/>
    <style:style style:name="Euro" style:family="table-cell" style:parent-style-name="Default" style:data-style-name="N135"/>
    <style:style style:name="Euro_20_2" style:display-name="Euro 2" style:family="table-cell" style:parent-style-name="Default" style:data-style-name="N135"/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Good_20_2_20_2_20_2" style:display-name="Good 2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Good_20_2_20_2_20_3" style:display-name="Good 2 2 3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 style:data-style-name="N1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Arial" style:font-family-complex="Arial" style:font-family-generic-complex="swiss" style:font-size-complex="14pt" style:font-style-complex="normal" style:font-weight-complex="normal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Hyperlink_20_2" style:display-name="Hyperlink 2" style:family="table-cell" style:parent-style-name="Default">
      <style:text-properties fo:color="#007ac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3" style:display-name="Hyperlink 3" style:family="table-cell" style:parent-style-name="Default">
      <style:text-properties fo:color="#007ac3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4" style:display-name="Hyperlink 4" style:family="table-cell" style:parent-style-name="Default">
      <style:text-properties fo:color="#007ac3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5" style:display-name="Hyperlink 5" style:family="table-cell" style:parent-style-name="Default">
      <style:text-properties fo:color="#007ac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" style:display-name="Input 2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2" style:display-name="Input 2 2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2_20_2" style:display-name="Input 2 2 2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2_20_2_20_2" style:display-name="Input 2 2 2 2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2_20_2_20_3" style:display-name="Input 2 2 2 2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2_20_3" style:display-name="Input 2 2 2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2_20_3_20_2" style:display-name="Input 2 2 2 3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2_20_3_20_3" style:display-name="Input 2 2 2 3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2_20_4" style:display-name="Input 2 2 2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2_20_5" style:display-name="Input 2 2 2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3" style:display-name="Input 2 2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2_20_4" style:display-name="Input 2 2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" style:display-name="Input 2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2" style:display-name="Input 2 3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2_20_2" style:display-name="Input 2 3 2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2_20_2_20_2" style:display-name="Input 2 3 2 2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2_20_2_20_3" style:display-name="Input 2 3 2 2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2_20_3" style:display-name="Input 2 3 2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2_20_3_20_2" style:display-name="Input 2 3 2 3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2_20_3_20_3" style:display-name="Input 2 3 2 3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2_20_4" style:display-name="Input 2 3 2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2_20_5" style:display-name="Input 2 3 2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3" style:display-name="Input 2 3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3_20_4" style:display-name="Input 2 3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4" style:display-name="Input 2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4_20_2" style:display-name="Input 2 4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4_20_2_20_2" style:display-name="Input 2 4 2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4_20_2_20_3" style:display-name="Input 2 4 2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4_20_3" style:display-name="Input 2 4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4_20_3_20_2" style:display-name="Input 2 4 3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4_20_3_20_3" style:display-name="Input 2 4 3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4_20_4" style:display-name="Input 2 4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4_20_5" style:display-name="Input 2 4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5" style:display-name="Input 2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2_20_6" style:display-name="Input 2 6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InputCells12_5f_BBorder_5f_CRFReport-template" style:display-name="InputCells12_BBorder_CRFReport-template" style:family="table-cell" style:parent-style-name="Default" style:data-style-name="N4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Menu" style:family="table-cell" style:parent-style-name="Default">
      <style:table-cell-properties fo:background-color="#ffcc99" style:cell-protect="protected" style:print-content="true"/>
    </style:style>
    <style:style style:name="Milliers_20__5b_0_5d__5f_03tabmat" style:display-name="Milliers [0]_03tabmat" style:family="table-cell" style:parent-style-name="Default" style:data-style-name="N137"/>
    <style:style style:name="Milliers_5f_03tabmat" style:display-name="Milliers_03tabmat" style:family="table-cell" style:parent-style-name="Default" style:data-style-name="N138"/>
    <style:style style:name="Monétaire_20__5b_0_5d__5f_03tabmat" style:display-name="Monétaire [0]_03tabmat" style:family="table-cell" style:parent-style-name="Default" style:data-style-name="N139"/>
    <style:style style:name="Monétaire_5f_03tabmat" style:display-name="Monétaire_03tabmat" style:family="table-cell" style:parent-style-name="Default" style:data-style-name="N140"/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Neutral_20_2_20_2" style:display-name="Neutral 2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Neutral_20_2_20_2_20_2" style:display-name="Neutral 2 2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Neutral_20_2_20_2_20_3" style:display-name="Neutral 2 2 3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_20_2_20_2" style:display-name="Normal 10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_20_3" style:display-name="Normal 10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_20_3_20_2" style:display-name="Normal 10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_20_4" style:display-name="Normal 10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3_20_2" style:display-name="Normal 1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3_20_3" style:display-name="Normal 1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4_20_2_20_2_20_2" style:display-name="Normal 1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5_20_2_20_2_20_2" style:display-name="Normal 15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6_20_2" style:display-name="Normal 1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6_20_3" style:display-name="Normal 1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7_20_4" style:display-name="Normal 1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09_20_2" style:display-name="Normal 20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GHG-Shade" style:display-name="Normal GHG-Shade" style:family="table-cell" style:parent-style-name="Default">
      <style:table-cell-properties fo:background-color="#969696"/>
    </style:style>
    <style:style style:name="Normal_5f_Compiled_5f_tables" style:display-name="Normal_Compiled_tabl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" style:display-name="Note 2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2" style:display-name="Note 2 2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2_20_2" style:display-name="Note 2 2 2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2_20_2_20_2" style:display-name="Note 2 2 2 2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2_20_2_20_3" style:display-name="Note 2 2 2 2 3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2_20_3" style:display-name="Note 2 2 2 3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2_20_3_20_2" style:display-name="Note 2 2 2 3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2_20_3_20_3" style:display-name="Note 2 2 2 3 3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2_20_4" style:display-name="Note 2 2 2 4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2_20_5" style:display-name="Note 2 2 2 5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3" style:display-name="Note 2 2 3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2_20_4" style:display-name="Note 2 2 4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3" style:display-name="Note 2 3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3_20_2" style:display-name="Note 2 3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3_20_2_20_2" style:display-name="Note 2 3 2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3_20_2_20_3" style:display-name="Note 2 3 2 3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3_20_3" style:display-name="Note 2 3 3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3_20_3_20_2" style:display-name="Note 2 3 3 2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3_20_3_20_3" style:display-name="Note 2 3 3 3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3_20_4" style:display-name="Note 2 3 4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3_20_5" style:display-name="Note 2 3 5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4" style:display-name="Note 2 4" style:family="table-cell" style:parent-style-name="Default">
      <style:table-cell-properties fo:background-color="#ffffcc" style:diagonal-bl-tr="none" style:diagonal-tl-br="none" fo:border="0.74pt solid #c0c0c0"/>
    </style:style>
    <style:style style:name="Note_20_2_20_5" style:display-name="Note 2 5" style:family="table-cell" style:parent-style-name="Default">
      <style:table-cell-properties fo:background-color="#ffffcc" style:diagonal-bl-tr="none" style:diagonal-tl-br="none" fo:border="0.74pt solid #c0c0c0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c0c0c0"/>
    </style:style>
    <style:style style:name="NumResAccts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" style:display-name="Output 2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2" style:display-name="Output 2 2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2_20_2" style:display-name="Output 2 2 2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2_20_2_20_2" style:display-name="Output 2 2 2 2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2_20_2_20_3" style:display-name="Output 2 2 2 2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2_20_3" style:display-name="Output 2 2 2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2_20_3_20_2" style:display-name="Output 2 2 2 3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2_20_3_20_3" style:display-name="Output 2 2 2 3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2_20_4" style:display-name="Output 2 2 2 4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2_20_5" style:display-name="Output 2 2 2 5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3" style:display-name="Output 2 2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2_20_4" style:display-name="Output 2 2 4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3" style:display-name="Output 2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3_20_2" style:display-name="Output 2 3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3_20_2_20_2" style:display-name="Output 2 3 2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3_20_2_20_3" style:display-name="Output 2 3 2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3_20_3" style:display-name="Output 2 3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3_20_3_20_2" style:display-name="Output 2 3 3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3_20_3_20_3" style:display-name="Output 2 3 3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3_20_4" style:display-name="Output 2 3 4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3_20_5" style:display-name="Output 2 3 5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4" style:display-name="Output 2 4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2_20_5" style:display-name="Output 2 5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Percent_20_10" style:display-name="Percent 10" style:family="table-cell" style:parent-style-name="Default" style:data-style-name="N10"/>
    <style:style style:name="Percent_20_10_20_2" style:display-name="Percent 10 2" style:family="table-cell" style:parent-style-name="Default" style:data-style-name="N10"/>
    <style:style style:name="Percent_20_10_20_3" style:display-name="Percent 10 3" style:family="table-cell" style:parent-style-name="Default" style:data-style-name="N10"/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2_20_3" style:display-name="Percent 2 3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Percent_20_5_20_2" style:display-name="Percent 5 2" style:family="table-cell" style:parent-style-name="Default" style:data-style-name="N10"/>
    <style:style style:name="Percent_20_6" style:display-name="Percent 6" style:family="table-cell" style:parent-style-name="Default" style:data-style-name="N10"/>
    <style:style style:name="Percent_20_7" style:display-name="Percent 7" style:family="table-cell" style:parent-style-name="Default" style:data-style-name="N10"/>
    <style:style style:name="Percent_20_8" style:display-name="Percent 8" style:family="table-cell" style:parent-style-name="Default" style:data-style-name="N6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Percent_20_9" style:display-name="Percent 9" style:family="table-cell" style:parent-style-name="Default" style:data-style-name="N10"/>
    <style:style style:name="Publication_5f_style" style:display-name="Publication_style" style:family="table-cell" style:parent-style-name="Default" style:data-style-name="N136"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Refdb_20_standard" style:display-name="Refdb standar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fdb_20_standard_20_2" style:display-name="Refdb 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hade" style:family="table-cell" style:parent-style-name="Default" style:data-style-name="N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Shade_20_2" style:display-name="Shade 2" style:family="table-cell" style:parent-style-name="Default" style:data-style-name="N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Shade_20_2_20_2" style:display-name="Shade 2 2" style:family="table-cell" style:parent-style-name="Default" style:data-style-name="N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Shade_20_3" style:display-name="Shade 3" style:family="table-cell" style:parent-style-name="Default" style:data-style-name="N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Shade_20_3_20_2" style:display-name="Shade 3 2" style:family="table-cell" style:parent-style-name="Default" style:data-style-name="N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Shade_20_4" style:display-name="Shade 4" style:family="table-cell" style:parent-style-name="Default" style:data-style-name="N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Sourc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italic" fo:text-shadow="none" style:text-underline-style="none" fo:font-weight="normal" style:font-size-asian="12pt" style:font-style-asian="italic" style:font-weight-asian="normal" style:font-name-complex="Times New Roman" style:font-family-complex="'Times New Roman'" style:font-family-generic-complex="roman" style:font-size-complex="12pt" style:font-style-complex="italic" style:font-weight-complex="normal"/>
    </style:style>
    <style:style style:name="Source_20_Hed" style:display-name="Source Hed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size-complex="8pt" style:font-style-complex="normal" style:font-weight-complex="normal"/>
    </style:style>
    <style:style style:name="Source_20_Text" style:display-name="Source Text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size-complex="8pt" style:font-style-complex="normal" style:font-weight-complex="normal"/>
    </style:style>
    <style:style style:name="Standard_5f_E00seit45" style:display-name="Standard_E00seit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tyle_20_2" style:display-name="Style 2" style:family="table-cell" style:parent-style-name="Default" style:data-style-name="N0">
      <style:table-cell-properties fo:background-color="#6c6c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_20_21" style:display-name="Style 21" style:family="table-cell" style:parent-style-name="Default" style:data-style-name="N141"/>
    <style:style style:name="Style_20_21_20_2" style:display-name="Style 21 2" style:family="table-cell" style:parent-style-name="Default" style:data-style-name="N141"/>
    <style:style style:name="Style_20_22" style:display-name="Style 22" style:family="table-cell" style:parent-style-name="Default" style:data-style-name="N120"/>
    <style:style style:name="Style_20_22_20_2" style:display-name="Style 22 2" style:family="table-cell" style:parent-style-name="Default" style:data-style-name="N120"/>
    <style:style style:name="Style_20_23" style:display-name="Style 23" style:family="table-cell" style:parent-style-name="Default" style:data-style-name="N142"/>
    <style:style style:name="Style_20_23_20_2" style:display-name="Style 23 2" style:family="table-cell" style:parent-style-name="Default" style:data-style-name="N142"/>
    <style:style style:name="Style_20_24" style:display-name="Style 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24_20_2" style:display-name="Style 24 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29" style:display-name="Style 29" style:family="table-cell" style:parent-style-name="Default" style:data-style-name="N141"/>
    <style:style style:name="Style_20_29_20_2" style:display-name="Style 29 2" style:family="table-cell" style:parent-style-name="Default" style:data-style-name="N141"/>
    <style:style style:name="Style_20_30" style:display-name="Style 30" style:family="table-cell" style:parent-style-name="Default" style:data-style-name="N120"/>
    <style:style style:name="Style_20_30_20_2" style:display-name="Style 30 2" style:family="table-cell" style:parent-style-name="Default" style:data-style-name="N120"/>
    <style:style style:name="Style_20_31" style:display-name="Style 31" style:family="table-cell" style:parent-style-name="Default" style:data-style-name="N142"/>
    <style:style style:name="Style_20_31_20_2" style:display-name="Style 31 2" style:family="table-cell" style:parent-style-name="Default" style:data-style-name="N142"/>
    <style:style style:name="Style_20_32" style:display-name="Style 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32_20_2" style:display-name="Style 32 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itle_20_2" style:display-name="Title 2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le-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14pt" fo:font-style="normal" fo:text-shadow="none" style:text-underline-style="none" fo:font-weight="bold" style:font-size-asian="14pt" style:font-style-asian="normal" style:font-weight-asian="bold" style:font-name-complex="Helv" style:font-family-complex="Helv" style:font-size-complex="14pt" style:font-style-complex="normal" style:font-weight-complex="bold"/>
    </style:style>
    <style:style style:name="Title-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size-complex="12pt" style:font-style-complex="normal" style:font-weight-complex="bold"/>
    </style:style>
    <style:style style:name="Titre_20_ligne" style:display-name="Titre ligne" style:family="table-cell" style:parent-style-name="Default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otal_20_2" style:display-name="Total 2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Total_20_2_20_2" style:display-name="Total 2 2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Total_20_2_20_2_20_2" style:display-name="Total 2 2 2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Total_20_2_20_2_20_3" style:display-name="Total 2 2 3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Total_20_2_20_3" style:display-name="Total 2 3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Total_20_2_20_4" style:display-name="Total 2 4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Total_20_intermediaire" style:display-name="Total intermediaire" style:family="table-cell" style:parent-style-name="Default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usenskille_20__5b_0_5d__5f_rob4-mon.xls_20_Diagram_20_1" style:display-name="Tusenskille [0]_rob4-mon.xls Diagram 1" style:family="table-cell" style:parent-style-name="Default" style:data-style-name="N112"/>
    <style:style style:name="Tusenskille_5f_rob4-mon.xls_20_Diagram_20_1" style:display-name="Tusenskille_rob4-mon.xls Diagram 1" style:family="table-cell" style:parent-style-name="Default" style:data-style-name="N114"/>
    <style:style style:name="Valuta_20__5b_0_5d__5f_rob4-mon.xls_20_Diagram_20_1" style:display-name="Valuta [0]_rob4-mon.xls Diagram 1" style:family="table-cell" style:parent-style-name="Default" style:data-style-name="N113"/>
    <style:style style:name="Valuta_5f_rob4-mon.xls_20_Diagram_20_1" style:display-name="Valuta_rob4-mon.xls Diagram 1" style:family="table-cell" style:parent-style-name="Default" style:data-style-name="N115"/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Währung_20__5b_0_5d__5f_Excel2" style:display-name="Währung [0]_Excel2" style:family="table-cell" style:parent-style-name="Default" style:data-style-name="N144"/>
    <style:style style:name="Währung_5f_Excel2" style:display-name="Währung_Excel2" style:family="table-cell" style:parent-style-name="Default" style:data-style-name="N145"/>
    <style:style style:name="Year" style:family="table-cell" style:parent-style-name="Default" style:data-style-name="N0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fo:color="#00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Обычный_5f_2_2b__2b__5f_CRFReport-template" style:display-name="Обычный_2++_CRFReport-template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ConditionalStyle_5f_166" style:display-name="ConditionalStyle_166" style:family="table-cell" style:parent-style-name="Default">
      <style:table-cell-properties fo:background-color="#ff8157"/>
    </style:style>
    <style:style style:name="Excel_20_Built-in_20_Hyperlink" style:display-name="Excel Built-in Hyperlink" style:family="table-cell" style:parent-style-name="Default">
      <style:text-properties fo:color="#007ac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007ac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65" style:display-name="ConditionalStyle_165" style:family="table-cell" style:parent-style-name="Default">
      <style:table-cell-properties fo:background-color="#ddedbb"/>
    </style:style>
    <style:style style:name="ConditionalStyle_5f_164" style:display-name="ConditionalStyle_164" style:family="table-cell" style:parent-style-name="Default">
      <style:table-cell-properties fo:background-color="#eef6dd"/>
    </style:style>
    <style:style style:name="ConditionalStyle_5f_163" style:display-name="ConditionalStyle_163" style:family="table-cell" style:parent-style-name="Default">
      <style:table-cell-properties fo:background-color="#ffe5d9"/>
    </style:style>
    <style:style style:name="ConditionalStyle_5f_162" style:display-name="ConditionalStyle_162" style:family="table-cell" style:parent-style-name="Default">
      <style:table-cell-properties fo:background-color="#ffcbb3"/>
    </style:style>
    <style:style style:name="ConditionalStyle_5f_161" style:display-name="ConditionalStyle_161" style:family="table-cell" style:parent-style-name="Default">
      <style:table-cell-properties fo:background-color="#d9d9d9"/>
    </style:style>
    <style:style style:name="ConditionalStyle_5f_160" style:display-name="ConditionalStyle_160" style:family="table-cell" style:parent-style-name="Default">
      <style:table-cell-properties fo:background-color="#ddedbb"/>
    </style:style>
    <style:style style:name="ConditionalStyle_5f_159" style:display-name="ConditionalStyle_159" style:family="table-cell" style:parent-style-name="Default">
      <style:table-cell-properties fo:background-color="#ddedbb"/>
    </style:style>
    <style:style style:name="ConditionalStyle_5f_158" style:display-name="ConditionalStyle_158" style:family="table-cell" style:parent-style-name="Default">
      <style:table-cell-properties fo:background-color="#eef6dd"/>
    </style:style>
    <style:style style:name="ConditionalStyle_5f_157" style:display-name="ConditionalStyle_157" style:family="table-cell" style:parent-style-name="Default">
      <style:table-cell-properties fo:background-color="#eef6dd"/>
    </style:style>
    <style:style style:name="ConditionalStyle_5f_156" style:display-name="ConditionalStyle_156" style:family="table-cell" style:parent-style-name="Default">
      <style:table-cell-properties fo:background-color="#ffe5d9"/>
    </style:style>
    <style:style style:name="ConditionalStyle_5f_155" style:display-name="ConditionalStyle_155" style:family="table-cell" style:parent-style-name="Default">
      <style:table-cell-properties fo:background-color="#ffe5d9"/>
    </style:style>
    <style:style style:name="ConditionalStyle_5f_154" style:display-name="ConditionalStyle_154" style:family="table-cell" style:parent-style-name="Default">
      <style:table-cell-properties fo:background-color="#ffcbb3"/>
    </style:style>
    <style:style style:name="ConditionalStyle_5f_153" style:display-name="ConditionalStyle_153" style:family="table-cell" style:parent-style-name="Default">
      <style:table-cell-properties fo:background-color="#ffcbb3"/>
    </style:style>
    <style:style style:name="ConditionalStyle_5f_152" style:display-name="ConditionalStyle_152" style:family="table-cell" style:parent-style-name="Default">
      <style:table-cell-properties fo:background-color="#ffb18c"/>
    </style:style>
    <style:style style:name="ConditionalStyle_5f_151" style:display-name="ConditionalStyle_151" style:family="table-cell" style:parent-style-name="Default">
      <style:table-cell-properties fo:background-color="#cbe39a"/>
    </style:style>
    <style:style style:name="ConditionalStyle_5f_150" style:display-name="ConditionalStyle_150" style:family="table-cell" style:parent-style-name="Default">
      <style:table-cell-properties fo:background-color="#ddedbb"/>
    </style:style>
    <style:style style:name="ConditionalStyle_5f_149" style:display-name="ConditionalStyle_149" style:family="table-cell" style:parent-style-name="Default">
      <style:table-cell-properties fo:background-color="#eef6dd"/>
    </style:style>
    <style:style style:name="ConditionalStyle_5f_148" style:display-name="ConditionalStyle_148" style:family="table-cell" style:parent-style-name="Default">
      <style:table-cell-properties fo:background-color="#ffe5d9"/>
    </style:style>
    <style:style style:name="ConditionalStyle_5f_147" style:display-name="ConditionalStyle_147" style:family="table-cell" style:parent-style-name="Default">
      <style:table-cell-properties fo:background-color="#ffcbb3"/>
    </style:style>
    <style:style style:name="ConditionalStyle_5f_146" style:display-name="ConditionalStyle_146" style:family="table-cell" style:parent-style-name="Default">
      <style:table-cell-properties fo:background-color="#d9d9d9"/>
    </style:style>
    <style:style style:name="ConditionalStyle_5f_145" style:display-name="ConditionalStyle_145" style:family="table-cell" style:parent-style-name="Default">
      <style:table-cell-properties fo:background-color="#ddedbb"/>
    </style:style>
    <style:style style:name="ConditionalStyle_5f_144" style:display-name="ConditionalStyle_144" style:family="table-cell" style:parent-style-name="Default">
      <style:table-cell-properties fo:background-color="#ddedbb"/>
    </style:style>
    <style:style style:name="ConditionalStyle_5f_143" style:display-name="ConditionalStyle_143" style:family="table-cell" style:parent-style-name="Default">
      <style:table-cell-properties fo:background-color="#eef6dd"/>
    </style:style>
    <style:style style:name="ConditionalStyle_5f_142" style:display-name="ConditionalStyle_142" style:family="table-cell" style:parent-style-name="Default">
      <style:table-cell-properties fo:background-color="#eef6dd"/>
    </style:style>
    <style:style style:name="ConditionalStyle_5f_141" style:display-name="ConditionalStyle_141" style:family="table-cell" style:parent-style-name="Default">
      <style:table-cell-properties fo:background-color="#ffe5d9"/>
    </style:style>
    <style:style style:name="ConditionalStyle_5f_140" style:display-name="ConditionalStyle_140" style:family="table-cell" style:parent-style-name="Default">
      <style:table-cell-properties fo:background-color="#ffe5d9"/>
    </style:style>
    <style:style style:name="ConditionalStyle_5f_139" style:display-name="ConditionalStyle_139" style:family="table-cell" style:parent-style-name="Default">
      <style:table-cell-properties fo:background-color="#ffcbb3"/>
    </style:style>
    <style:style style:name="ConditionalStyle_5f_138" style:display-name="ConditionalStyle_138" style:family="table-cell" style:parent-style-name="Default">
      <style:table-cell-properties fo:background-color="#ffcbb3"/>
    </style:style>
    <style:style style:name="ConditionalStyle_5f_137" style:display-name="ConditionalStyle_137" style:family="table-cell" style:parent-style-name="Default">
      <style:table-cell-properties fo:background-color="#ffb18c"/>
    </style:style>
    <style:style style:name="ConditionalStyle_5f_136" style:display-name="ConditionalStyle_136" style:family="table-cell" style:parent-style-name="Default">
      <style:table-cell-properties fo:background-color="#cbe39a"/>
    </style:style>
    <style:style style:name="ConditionalStyle_5f_135" style:display-name="ConditionalStyle_135" style:family="table-cell" style:parent-style-name="Default">
      <style:table-cell-properties fo:background-color="#ddedbb"/>
    </style:style>
    <style:style style:name="ConditionalStyle_5f_134" style:display-name="ConditionalStyle_134" style:family="table-cell" style:parent-style-name="Default">
      <style:table-cell-properties fo:background-color="#eef6dd"/>
    </style:style>
    <style:style style:name="ConditionalStyle_5f_133" style:display-name="ConditionalStyle_133" style:family="table-cell" style:parent-style-name="Default">
      <style:table-cell-properties fo:background-color="#ffe5d9"/>
    </style:style>
    <style:style style:name="ConditionalStyle_5f_132" style:display-name="ConditionalStyle_132" style:family="table-cell" style:parent-style-name="Default">
      <style:table-cell-properties fo:background-color="#ffcbb3"/>
    </style:style>
    <style:style style:name="ConditionalStyle_5f_131" style:display-name="ConditionalStyle_131" style:family="table-cell" style:parent-style-name="Default">
      <style:table-cell-properties fo:background-color="#d9d9d9"/>
    </style:style>
    <style:style style:name="ConditionalStyle_5f_130" style:display-name="ConditionalStyle_130" style:family="table-cell" style:parent-style-name="Default">
      <style:table-cell-properties fo:background-color="#ddedbb"/>
    </style:style>
    <style:style style:name="ConditionalStyle_5f_129" style:display-name="ConditionalStyle_129" style:family="table-cell" style:parent-style-name="Default">
      <style:table-cell-properties fo:background-color="#ddedbb"/>
    </style:style>
    <style:style style:name="ConditionalStyle_5f_128" style:display-name="ConditionalStyle_128" style:family="table-cell" style:parent-style-name="Default">
      <style:table-cell-properties fo:background-color="#eef6dd"/>
    </style:style>
    <style:style style:name="ConditionalStyle_5f_127" style:display-name="ConditionalStyle_127" style:family="table-cell" style:parent-style-name="Default">
      <style:table-cell-properties fo:background-color="#eef6dd"/>
    </style:style>
    <style:style style:name="ConditionalStyle_5f_126" style:display-name="ConditionalStyle_126" style:family="table-cell" style:parent-style-name="Default">
      <style:table-cell-properties fo:background-color="#ffe5d9"/>
    </style:style>
    <style:style style:name="ConditionalStyle_5f_125" style:display-name="ConditionalStyle_125" style:family="table-cell" style:parent-style-name="Default">
      <style:table-cell-properties fo:background-color="#ffe5d9"/>
    </style:style>
    <style:style style:name="ConditionalStyle_5f_124" style:display-name="ConditionalStyle_124" style:family="table-cell" style:parent-style-name="Default">
      <style:table-cell-properties fo:background-color="#ffcbb3"/>
    </style:style>
    <style:style style:name="ConditionalStyle_5f_123" style:display-name="ConditionalStyle_123" style:family="table-cell" style:parent-style-name="Default">
      <style:table-cell-properties fo:background-color="#ffcbb3"/>
    </style:style>
    <style:style style:name="ConditionalStyle_5f_122" style:display-name="ConditionalStyle_122" style:family="table-cell" style:parent-style-name="Default">
      <style:table-cell-properties fo:background-color="#ffb18c"/>
    </style:style>
    <style:style style:name="ConditionalStyle_5f_121" style:display-name="ConditionalStyle_121" style:family="table-cell" style:parent-style-name="Default">
      <style:table-cell-properties fo:background-color="#cbe39a"/>
    </style:style>
    <style:style style:name="ConditionalStyle_5f_120" style:display-name="ConditionalStyle_120" style:family="table-cell" style:parent-style-name="Default">
      <style:table-cell-properties fo:background-color="#ddedbb"/>
    </style:style>
    <style:style style:name="ConditionalStyle_5f_119" style:display-name="ConditionalStyle_119" style:family="table-cell" style:parent-style-name="Default">
      <style:table-cell-properties fo:background-color="#eef6dd"/>
    </style:style>
    <style:style style:name="ConditionalStyle_5f_118" style:display-name="ConditionalStyle_118" style:family="table-cell" style:parent-style-name="Default">
      <style:table-cell-properties fo:background-color="#ffe5d9"/>
    </style:style>
    <style:style style:name="ConditionalStyle_5f_117" style:display-name="ConditionalStyle_117" style:family="table-cell" style:parent-style-name="Default">
      <style:table-cell-properties fo:background-color="#ffcbb3"/>
    </style:style>
    <style:style style:name="ConditionalStyle_5f_116" style:display-name="ConditionalStyle_116" style:family="table-cell" style:parent-style-name="Default">
      <style:table-cell-properties fo:background-color="#d9d9d9"/>
    </style:style>
    <style:style style:name="ConditionalStyle_5f_115" style:display-name="ConditionalStyle_115" style:family="table-cell" style:parent-style-name="Default">
      <style:table-cell-properties fo:background-color="#ddedbb"/>
    </style:style>
    <style:style style:name="ConditionalStyle_5f_114" style:display-name="ConditionalStyle_114" style:family="table-cell" style:parent-style-name="Default">
      <style:table-cell-properties fo:background-color="#ddedbb"/>
    </style:style>
    <style:style style:name="ConditionalStyle_5f_113" style:display-name="ConditionalStyle_113" style:family="table-cell" style:parent-style-name="Default">
      <style:table-cell-properties fo:background-color="#eef6dd"/>
    </style:style>
    <style:style style:name="ConditionalStyle_5f_112" style:display-name="ConditionalStyle_112" style:family="table-cell" style:parent-style-name="Default">
      <style:table-cell-properties fo:background-color="#eef6dd"/>
    </style:style>
    <style:style style:name="ConditionalStyle_5f_111" style:display-name="ConditionalStyle_111" style:family="table-cell" style:parent-style-name="Default">
      <style:table-cell-properties fo:background-color="#ffe5d9"/>
    </style:style>
    <style:style style:name="ConditionalStyle_5f_110" style:display-name="ConditionalStyle_110" style:family="table-cell" style:parent-style-name="Default">
      <style:table-cell-properties fo:background-color="#ffe5d9"/>
    </style:style>
    <style:style style:name="ConditionalStyle_5f_109" style:display-name="ConditionalStyle_109" style:family="table-cell" style:parent-style-name="Default">
      <style:table-cell-properties fo:background-color="#ffcbb3"/>
    </style:style>
    <style:style style:name="ConditionalStyle_5f_108" style:display-name="ConditionalStyle_108" style:family="table-cell" style:parent-style-name="Default">
      <style:table-cell-properties fo:background-color="#ffcbb3"/>
    </style:style>
    <style:style style:name="ConditionalStyle_5f_107" style:display-name="ConditionalStyle_107" style:family="table-cell" style:parent-style-name="Default">
      <style:table-cell-properties fo:background-color="#ffb18c"/>
    </style:style>
    <style:style style:name="ConditionalStyle_5f_106" style:display-name="ConditionalStyle_106" style:family="table-cell" style:parent-style-name="Default">
      <style:table-cell-properties fo:background-color="#cbe39a"/>
    </style:style>
    <style:style style:name="ConditionalStyle_5f_105" style:display-name="ConditionalStyle_105" style:family="table-cell" style:parent-style-name="Default">
      <style:table-cell-properties fo:background-color="#ddedbb"/>
    </style:style>
    <style:style style:name="ConditionalStyle_5f_104" style:display-name="ConditionalStyle_104" style:family="table-cell" style:parent-style-name="Default">
      <style:table-cell-properties fo:background-color="#eef6dd"/>
    </style:style>
    <style:style style:name="ConditionalStyle_5f_103" style:display-name="ConditionalStyle_103" style:family="table-cell" style:parent-style-name="Default">
      <style:table-cell-properties fo:background-color="#ffe5d9"/>
    </style:style>
    <style:style style:name="ConditionalStyle_5f_102" style:display-name="ConditionalStyle_102" style:family="table-cell" style:parent-style-name="Default">
      <style:table-cell-properties fo:background-color="#ffcbb3"/>
    </style:style>
    <style:style style:name="ConditionalStyle_5f_101" style:display-name="ConditionalStyle_101" style:family="table-cell" style:parent-style-name="Default">
      <style:table-cell-properties fo:background-color="#d9d9d9"/>
    </style:style>
    <style:style style:name="ConditionalStyle_5f_100" style:display-name="ConditionalStyle_100" style:family="table-cell" style:parent-style-name="Default">
      <style:table-cell-properties fo:background-color="#ddedbb"/>
    </style:style>
    <style:style style:name="ConditionalStyle_5f_99" style:display-name="ConditionalStyle_99" style:family="table-cell" style:parent-style-name="Default">
      <style:table-cell-properties fo:background-color="#ddedbb"/>
    </style:style>
    <style:style style:name="ConditionalStyle_5f_98" style:display-name="ConditionalStyle_98" style:family="table-cell" style:parent-style-name="Default">
      <style:table-cell-properties fo:background-color="#eef6dd"/>
    </style:style>
    <style:style style:name="ConditionalStyle_5f_97" style:display-name="ConditionalStyle_97" style:family="table-cell" style:parent-style-name="Default">
      <style:table-cell-properties fo:background-color="#eef6dd"/>
    </style:style>
    <style:style style:name="ConditionalStyle_5f_96" style:display-name="ConditionalStyle_96" style:family="table-cell" style:parent-style-name="Default">
      <style:table-cell-properties fo:background-color="#ffe5d9"/>
    </style:style>
    <style:style style:name="ConditionalStyle_5f_95" style:display-name="ConditionalStyle_95" style:family="table-cell" style:parent-style-name="Default">
      <style:table-cell-properties fo:background-color="#ffe5d9"/>
    </style:style>
    <style:style style:name="ConditionalStyle_5f_94" style:display-name="ConditionalStyle_94" style:family="table-cell" style:parent-style-name="Default">
      <style:table-cell-properties fo:background-color="#ffcbb3"/>
    </style:style>
    <style:style style:name="ConditionalStyle_5f_93" style:display-name="ConditionalStyle_93" style:family="table-cell" style:parent-style-name="Default">
      <style:table-cell-properties fo:background-color="#ffcbb3"/>
    </style:style>
    <style:style style:name="ConditionalStyle_5f_92" style:display-name="ConditionalStyle_92" style:family="table-cell" style:parent-style-name="Default">
      <style:table-cell-properties fo:background-color="#ffb18c"/>
    </style:style>
    <style:style style:name="ConditionalStyle_5f_91" style:display-name="ConditionalStyle_91" style:family="table-cell" style:parent-style-name="Default">
      <style:table-cell-properties fo:background-color="#cbe39a"/>
    </style:style>
    <style:style style:name="ConditionalStyle_5f_90" style:display-name="ConditionalStyle_90" style:family="table-cell" style:parent-style-name="Default">
      <style:table-cell-properties fo:background-color="#cbe39a"/>
    </style:style>
    <style:style style:name="ConditionalStyle_5f_89" style:display-name="ConditionalStyle_89" style:family="table-cell" style:parent-style-name="Default">
      <style:table-cell-properties fo:background-color="#eef6dd"/>
    </style:style>
    <style:style style:name="ConditionalStyle_5f_88" style:display-name="ConditionalStyle_88" style:family="table-cell" style:parent-style-name="Default">
      <style:table-cell-properties fo:background-color="#ffab8f"/>
    </style:style>
    <style:style style:name="ConditionalStyle_5f_87" style:display-name="ConditionalStyle_87" style:family="table-cell" style:parent-style-name="Default">
      <style:table-cell-properties fo:background-color="#ddedbb"/>
    </style:style>
    <style:style style:name="ConditionalStyle_5f_86" style:display-name="ConditionalStyle_86" style:family="table-cell" style:parent-style-name="Default">
      <style:table-cell-properties fo:background-color="#eef6dd"/>
    </style:style>
    <style:style style:name="ConditionalStyle_5f_85" style:display-name="ConditionalStyle_85" style:family="table-cell" style:parent-style-name="Default">
      <style:table-cell-properties fo:background-color="#ffe5d9"/>
    </style:style>
    <style:style style:name="ConditionalStyle_5f_84" style:display-name="ConditionalStyle_84" style:family="table-cell" style:parent-style-name="Default">
      <style:table-cell-properties fo:background-color="#ffcbb3"/>
    </style:style>
    <style:style style:name="ConditionalStyle_5f_83" style:display-name="ConditionalStyle_83" style:family="table-cell" style:parent-style-name="Default">
      <style:table-cell-properties fo:background-color="#d9d9d9"/>
    </style:style>
    <style:style style:name="ConditionalStyle_5f_82" style:display-name="ConditionalStyle_82" style:family="table-cell" style:parent-style-name="Default">
      <style:table-cell-properties fo:background-color="#ddedbb"/>
    </style:style>
    <style:style style:name="ConditionalStyle_5f_81" style:display-name="ConditionalStyle_81" style:family="table-cell" style:parent-style-name="Default">
      <style:table-cell-properties fo:background-color="#ddedbb"/>
    </style:style>
    <style:style style:name="ConditionalStyle_5f_80" style:display-name="ConditionalStyle_80" style:family="table-cell" style:parent-style-name="Default">
      <style:table-cell-properties fo:background-color="#eef6dd"/>
    </style:style>
    <style:style style:name="ConditionalStyle_5f_79" style:display-name="ConditionalStyle_79" style:family="table-cell" style:parent-style-name="Default">
      <style:table-cell-properties fo:background-color="#eef6dd"/>
    </style:style>
    <style:style style:name="ConditionalStyle_5f_78" style:display-name="ConditionalStyle_78" style:family="table-cell" style:parent-style-name="Default">
      <style:table-cell-properties fo:background-color="#ffe5d9"/>
    </style:style>
    <style:style style:name="ConditionalStyle_5f_77" style:display-name="ConditionalStyle_77" style:family="table-cell" style:parent-style-name="Default">
      <style:table-cell-properties fo:background-color="#ffe5d9"/>
    </style:style>
    <style:style style:name="ConditionalStyle_5f_76" style:display-name="ConditionalStyle_76" style:family="table-cell" style:parent-style-name="Default">
      <style:table-cell-properties fo:background-color="#ffcbb3"/>
    </style:style>
    <style:style style:name="ConditionalStyle_5f_75" style:display-name="ConditionalStyle_75" style:family="table-cell" style:parent-style-name="Default">
      <style:table-cell-properties fo:background-color="#ffcbb3"/>
    </style:style>
    <style:style style:name="ConditionalStyle_5f_74" style:display-name="ConditionalStyle_74" style:family="table-cell" style:parent-style-name="Default">
      <style:table-cell-properties fo:background-color="#ffb18c"/>
    </style:style>
    <style:style style:name="ConditionalStyle_5f_73" style:display-name="ConditionalStyle_73" style:family="table-cell" style:parent-style-name="Default">
      <style:table-cell-properties fo:background-color="#cbe39a"/>
    </style:style>
    <style:style style:name="ConditionalStyle_5f_72" style:display-name="ConditionalStyle_72" style:family="table-cell" style:parent-style-name="Default">
      <style:table-cell-properties fo:background-color="#ddedbb"/>
    </style:style>
    <style:style style:name="ConditionalStyle_5f_71" style:display-name="ConditionalStyle_71" style:family="table-cell" style:parent-style-name="Default">
      <style:table-cell-properties fo:background-color="#eef6dd"/>
    </style:style>
    <style:style style:name="ConditionalStyle_5f_70" style:display-name="ConditionalStyle_70" style:family="table-cell" style:parent-style-name="Default">
      <style:table-cell-properties fo:background-color="#ffe5d9"/>
    </style:style>
    <style:style style:name="ConditionalStyle_5f_69" style:display-name="ConditionalStyle_69" style:family="table-cell" style:parent-style-name="Default">
      <style:table-cell-properties fo:background-color="#ffcbb3"/>
    </style:style>
    <style:style style:name="ConditionalStyle_5f_68" style:display-name="ConditionalStyle_68" style:family="table-cell" style:parent-style-name="Default">
      <style:table-cell-properties fo:background-color="#d9d9d9"/>
    </style:style>
    <style:style style:name="ConditionalStyle_5f_67" style:display-name="ConditionalStyle_67" style:family="table-cell" style:parent-style-name="Default">
      <style:table-cell-properties fo:background-color="#ddedbb"/>
    </style:style>
    <style:style style:name="ConditionalStyle_5f_66" style:display-name="ConditionalStyle_66" style:family="table-cell" style:parent-style-name="Default">
      <style:table-cell-properties fo:background-color="#ddedbb"/>
    </style:style>
    <style:style style:name="ConditionalStyle_5f_65" style:display-name="ConditionalStyle_65" style:family="table-cell" style:parent-style-name="Default">
      <style:table-cell-properties fo:background-color="#eef6dd"/>
    </style:style>
    <style:style style:name="ConditionalStyle_5f_64" style:display-name="ConditionalStyle_64" style:family="table-cell" style:parent-style-name="Default">
      <style:table-cell-properties fo:background-color="#eef6dd"/>
    </style:style>
    <style:style style:name="ConditionalStyle_5f_63" style:display-name="ConditionalStyle_63" style:family="table-cell" style:parent-style-name="Default">
      <style:table-cell-properties fo:background-color="#ffe5d9"/>
    </style:style>
    <style:style style:name="ConditionalStyle_5f_62" style:display-name="ConditionalStyle_62" style:family="table-cell" style:parent-style-name="Default">
      <style:table-cell-properties fo:background-color="#ffe5d9"/>
    </style:style>
    <style:style style:name="ConditionalStyle_5f_61" style:display-name="ConditionalStyle_61" style:family="table-cell" style:parent-style-name="Default">
      <style:table-cell-properties fo:background-color="#ffcbb3"/>
    </style:style>
    <style:style style:name="ConditionalStyle_5f_60" style:display-name="ConditionalStyle_60" style:family="table-cell" style:parent-style-name="Default">
      <style:table-cell-properties fo:background-color="#ffcbb3"/>
    </style:style>
    <style:style style:name="ConditionalStyle_5f_59" style:display-name="ConditionalStyle_59" style:family="table-cell" style:parent-style-name="Default">
      <style:table-cell-properties fo:background-color="#ffb18c"/>
    </style:style>
    <style:style style:name="ConditionalStyle_5f_58" style:display-name="ConditionalStyle_58" style:family="table-cell" style:parent-style-name="Default">
      <style:table-cell-properties fo:background-color="#cbe39a"/>
    </style:style>
    <style:style style:name="ConditionalStyle_5f_57" style:display-name="ConditionalStyle_57" style:family="table-cell" style:parent-style-name="Default">
      <style:table-cell-properties fo:background-color="#ddedbb"/>
    </style:style>
    <style:style style:name="ConditionalStyle_5f_56" style:display-name="ConditionalStyle_56" style:family="table-cell" style:parent-style-name="Default">
      <style:table-cell-properties fo:background-color="#eef6dd"/>
    </style:style>
    <style:style style:name="ConditionalStyle_5f_55" style:display-name="ConditionalStyle_55" style:family="table-cell" style:parent-style-name="Default">
      <style:table-cell-properties fo:background-color="#ffe5d9"/>
    </style:style>
    <style:style style:name="ConditionalStyle_5f_54" style:display-name="ConditionalStyle_54" style:family="table-cell" style:parent-style-name="Default">
      <style:table-cell-properties fo:background-color="#ffcbb3"/>
    </style:style>
    <style:style style:name="ConditionalStyle_5f_53" style:display-name="ConditionalStyle_53" style:family="table-cell" style:parent-style-name="Default">
      <style:table-cell-properties fo:background-color="#d9d9d9"/>
    </style:style>
    <style:style style:name="ConditionalStyle_5f_52" style:display-name="ConditionalStyle_52" style:family="table-cell" style:parent-style-name="Default">
      <style:table-cell-properties fo:background-color="#ddedbb"/>
    </style:style>
    <style:style style:name="ConditionalStyle_5f_51" style:display-name="ConditionalStyle_51" style:family="table-cell" style:parent-style-name="Default">
      <style:table-cell-properties fo:background-color="#ddedbb"/>
    </style:style>
    <style:style style:name="ConditionalStyle_5f_50" style:display-name="ConditionalStyle_50" style:family="table-cell" style:parent-style-name="Default">
      <style:table-cell-properties fo:background-color="#eef6dd"/>
    </style:style>
    <style:style style:name="ConditionalStyle_5f_49" style:display-name="ConditionalStyle_49" style:family="table-cell" style:parent-style-name="Default">
      <style:table-cell-properties fo:background-color="#eef6dd"/>
    </style:style>
    <style:style style:name="ConditionalStyle_5f_48" style:display-name="ConditionalStyle_48" style:family="table-cell" style:parent-style-name="Default">
      <style:table-cell-properties fo:background-color="#ffe5d9"/>
    </style:style>
    <style:style style:name="ConditionalStyle_5f_47" style:display-name="ConditionalStyle_47" style:family="table-cell" style:parent-style-name="Default">
      <style:table-cell-properties fo:background-color="#ffe5d9"/>
    </style:style>
    <style:style style:name="ConditionalStyle_5f_46" style:display-name="ConditionalStyle_46" style:family="table-cell" style:parent-style-name="Default">
      <style:table-cell-properties fo:background-color="#ffcbb3"/>
    </style:style>
    <style:style style:name="ConditionalStyle_5f_45" style:display-name="ConditionalStyle_45" style:family="table-cell" style:parent-style-name="Default">
      <style:table-cell-properties fo:background-color="#ffcbb3"/>
    </style:style>
    <style:style style:name="ConditionalStyle_5f_44" style:display-name="ConditionalStyle_44" style:family="table-cell" style:parent-style-name="Default">
      <style:table-cell-properties fo:background-color="#ffb18c"/>
    </style:style>
    <style:style style:name="ConditionalStyle_5f_43" style:display-name="ConditionalStyle_43" style:family="table-cell" style:parent-style-name="Default">
      <style:table-cell-properties fo:background-color="#cbe39a"/>
    </style:style>
    <style:style style:name="ConditionalStyle_5f_42" style:display-name="ConditionalStyle_42" style:family="table-cell" style:parent-style-name="Default">
      <style:table-cell-properties fo:background-color="#cbe39a"/>
    </style:style>
    <style:style style:name="ConditionalStyle_5f_41" style:display-name="ConditionalStyle_41" style:family="table-cell" style:parent-style-name="Default">
      <style:table-cell-properties fo:background-color="#eef6dd"/>
    </style:style>
    <style:style style:name="ConditionalStyle_5f_40" style:display-name="ConditionalStyle_40" style:family="table-cell" style:parent-style-name="Default">
      <style:table-cell-properties fo:background-color="#ffab8f"/>
    </style:style>
    <style:style style:name="ConditionalStyle_5f_39" style:display-name="ConditionalStyle_39" style:family="table-cell" style:parent-style-name="Default">
      <style:table-cell-properties fo:background-color="#ffd5c7"/>
    </style:style>
    <style:style style:name="ConditionalStyle_5f_38" style:display-name="ConditionalStyle_38" style:family="table-cell" style:parent-style-name="Default">
      <style:table-cell-properties fo:background-color="#ddedbb"/>
    </style:style>
    <style:style style:name="ConditionalStyle_5f_37" style:display-name="ConditionalStyle_37" style:family="table-cell" style:parent-style-name="Default">
      <style:table-cell-properties fo:background-color="#eef6dd"/>
    </style:style>
    <style:style style:name="ConditionalStyle_5f_36" style:display-name="ConditionalStyle_36" style:family="table-cell" style:parent-style-name="Default">
      <style:table-cell-properties fo:background-color="#ffe5d9"/>
    </style:style>
    <style:style style:name="ConditionalStyle_5f_35" style:display-name="ConditionalStyle_35" style:family="table-cell" style:parent-style-name="Default">
      <style:table-cell-properties fo:background-color="#ffcbb3"/>
    </style:style>
    <style:style style:name="ConditionalStyle_5f_34" style:display-name="ConditionalStyle_34" style:family="table-cell" style:parent-style-name="Default">
      <style:table-cell-properties fo:background-color="#d9d9d9"/>
    </style:style>
    <style:style style:name="ConditionalStyle_5f_33" style:display-name="ConditionalStyle_33" style:family="table-cell" style:parent-style-name="Default">
      <style:table-cell-properties fo:background-color="#ddedbb"/>
    </style:style>
    <style:style style:name="ConditionalStyle_5f_32" style:display-name="ConditionalStyle_32" style:family="table-cell" style:parent-style-name="Default">
      <style:table-cell-properties fo:background-color="#ddedbb"/>
    </style:style>
    <style:style style:name="ConditionalStyle_5f_31" style:display-name="ConditionalStyle_31" style:family="table-cell" style:parent-style-name="Default">
      <style:table-cell-properties fo:background-color="#eef6dd"/>
    </style:style>
    <style:style style:name="ConditionalStyle_5f_30" style:display-name="ConditionalStyle_30" style:family="table-cell" style:parent-style-name="Default">
      <style:table-cell-properties fo:background-color="#eef6dd"/>
    </style:style>
    <style:style style:name="ConditionalStyle_5f_29" style:display-name="ConditionalStyle_29" style:family="table-cell" style:parent-style-name="Default">
      <style:table-cell-properties fo:background-color="#ffe5d9"/>
    </style:style>
    <style:style style:name="ConditionalStyle_5f_28" style:display-name="ConditionalStyle_28" style:family="table-cell" style:parent-style-name="Default">
      <style:table-cell-properties fo:background-color="#ffe5d9"/>
    </style:style>
    <style:style style:name="ConditionalStyle_5f_27" style:display-name="ConditionalStyle_27" style:family="table-cell" style:parent-style-name="Default">
      <style:table-cell-properties fo:background-color="#ffcbb3"/>
    </style:style>
    <style:style style:name="ConditionalStyle_5f_26" style:display-name="ConditionalStyle_26" style:family="table-cell" style:parent-style-name="Default">
      <style:table-cell-properties fo:background-color="#ffcbb3"/>
    </style:style>
    <style:style style:name="ConditionalStyle_5f_25" style:display-name="ConditionalStyle_25" style:family="table-cell" style:parent-style-name="Default">
      <style:table-cell-properties fo:background-color="#ffb18c"/>
    </style:style>
    <style:style style:name="ConditionalStyle_5f_24" style:display-name="ConditionalStyle_24" style:family="table-cell" style:parent-style-name="Default">
      <style:table-cell-properties fo:background-color="#cbe39a"/>
    </style:style>
    <style:style style:name="ConditionalStyle_5f_23" style:display-name="ConditionalStyle_23" style:family="table-cell" style:parent-style-name="Default">
      <style:table-cell-properties fo:background-color="#cbe39a"/>
    </style:style>
    <style:style style:name="ConditionalStyle_5f_22" style:display-name="ConditionalStyle_22" style:family="table-cell" style:parent-style-name="Default">
      <style:table-cell-properties fo:background-color="#eef6dd"/>
    </style:style>
    <style:style style:name="ConditionalStyle_5f_21" style:display-name="ConditionalStyle_21" style:family="table-cell" style:parent-style-name="Default">
      <style:table-cell-properties fo:background-color="#ffab8f"/>
    </style:style>
    <style:style style:name="ConditionalStyle_5f_20" style:display-name="ConditionalStyle_20" style:family="table-cell" style:parent-style-name="Default">
      <style:table-cell-properties fo:background-color="#ffd5c7"/>
    </style:style>
    <style:style style:name="ConditionalStyle_5f_19" style:display-name="ConditionalStyle_19" style:family="table-cell" style:parent-style-name="Default">
      <style:table-cell-properties fo:background-color="#ddedbb"/>
    </style:style>
    <style:style style:name="ConditionalStyle_5f_18" style:display-name="ConditionalStyle_18" style:family="table-cell" style:parent-style-name="Default">
      <style:table-cell-properties fo:background-color="#eef6dd"/>
    </style:style>
    <style:style style:name="ConditionalStyle_5f_17" style:display-name="ConditionalStyle_17" style:family="table-cell" style:parent-style-name="Default">
      <style:table-cell-properties fo:background-color="#ffe5d9"/>
    </style:style>
    <style:style style:name="ConditionalStyle_5f_16" style:display-name="ConditionalStyle_16" style:family="table-cell" style:parent-style-name="Default">
      <style:table-cell-properties fo:background-color="#ffcbb3"/>
    </style:style>
    <style:style style:name="ConditionalStyle_5f_15" style:display-name="ConditionalStyle_15" style:family="table-cell" style:parent-style-name="Default">
      <style:table-cell-properties fo:background-color="#d9d9d9"/>
    </style:style>
    <style:style style:name="ConditionalStyle_5f_14" style:display-name="ConditionalStyle_14" style:family="table-cell" style:parent-style-name="Default">
      <style:table-cell-properties fo:background-color="#ddedbb"/>
    </style:style>
    <style:style style:name="ConditionalStyle_5f_13" style:display-name="ConditionalStyle_13" style:family="table-cell" style:parent-style-name="Default">
      <style:table-cell-properties fo:background-color="#ddedbb"/>
    </style:style>
    <style:style style:name="ConditionalStyle_5f_12" style:display-name="ConditionalStyle_12" style:family="table-cell" style:parent-style-name="Default">
      <style:table-cell-properties fo:background-color="#eef6dd"/>
    </style:style>
    <style:style style:name="ConditionalStyle_5f_11" style:display-name="ConditionalStyle_11" style:family="table-cell" style:parent-style-name="Default">
      <style:table-cell-properties fo:background-color="#eef6dd"/>
    </style:style>
    <style:style style:name="ConditionalStyle_5f_10" style:display-name="ConditionalStyle_10" style:family="table-cell" style:parent-style-name="Default">
      <style:table-cell-properties fo:background-color="#ffe5d9"/>
    </style:style>
    <style:style style:name="ConditionalStyle_5f_9" style:display-name="ConditionalStyle_9" style:family="table-cell" style:parent-style-name="Default">
      <style:table-cell-properties fo:background-color="#ffe5d9"/>
    </style:style>
    <style:style style:name="ConditionalStyle_5f_8" style:display-name="ConditionalStyle_8" style:family="table-cell" style:parent-style-name="Default">
      <style:table-cell-properties fo:background-color="#ffcbb3"/>
    </style:style>
    <style:style style:name="ConditionalStyle_5f_7" style:display-name="ConditionalStyle_7" style:family="table-cell" style:parent-style-name="Default">
      <style:table-cell-properties fo:background-color="#ffcbb3"/>
    </style:style>
    <style:style style:name="ConditionalStyle_5f_6" style:display-name="ConditionalStyle_6" style:family="table-cell" style:parent-style-name="Default">
      <style:table-cell-properties fo:background-color="#ffb18c"/>
    </style:style>
    <style:style style:name="ConditionalStyle_5f_5" style:display-name="ConditionalStyle_5" style:family="table-cell" style:parent-style-name="Default">
      <style:table-cell-properties fo:background-color="#cbe39a"/>
    </style:style>
    <style:style style:name="ConditionalStyle_5f_4" style:display-name="ConditionalStyle_4" style:family="table-cell" style:parent-style-name="Default">
      <style:table-cell-properties fo:background-color="#cbe39a"/>
    </style:style>
    <style:style style:name="ConditionalStyle_5f_3" style:display-name="ConditionalStyle_3" style:family="table-cell" style:parent-style-name="Default">
      <style:table-cell-properties fo:background-color="#eef6dd"/>
    </style:style>
    <style:style style:name="ConditionalStyle_5f_2" style:display-name="ConditionalStyle_2" style:family="table-cell" style:parent-style-name="Default">
      <style:table-cell-properties fo:background-color="#ffd5c7"/>
    </style:style>
    <style:style style:name="ConditionalStyle_5f_1" style:display-name="ConditionalStyle_1" style:family="table-cell" style:parent-style-name="Default">
      <style:table-cell-properties fo:background-color="#ffab8f"/>
    </style:style>
    <style:style style:name="Excel_20_Built-in_20_Comma" style:display-name="Excel Built-in Comma" style:family="table-cell" style:parent-style-name="Default" style:data-style-name="N114"/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235" style:display-name="ConditionalStyle_235" style:family="table-cell" style:parent-style-name="Default">
      <style:table-cell-properties fo:border="none"/>
    </style:style>
    <style:style style:name="ConditionalStyle_5f_234" style:display-name="ConditionalStyle_234" style:family="table-cell" style:parent-style-name="Default">
      <style:table-cell-properties fo:border="none"/>
    </style:style>
    <style:style style:name="ConditionalStyle_5f_233" style:display-name="ConditionalStyle_233" style:family="table-cell" style:parent-style-name="Default">
      <style:table-cell-properties fo:background-color="transparent" fo:border="none"/>
    </style:style>
    <style:style style:name="ConditionalStyle_5f_232" style:display-name="ConditionalStyle_232" style:family="table-cell" style:parent-style-name="Default">
      <style:table-cell-properties fo:background-color="#9f9fa0" fo:border="none"/>
      <style:text-properties fo:color="#ffffff"/>
    </style:style>
    <style:style style:name="ConditionalStyle_5f_231" style:display-name="ConditionalStyle_231" style:family="table-cell" style:parent-style-name="Default">
      <style:table-cell-properties fo:border="none"/>
    </style:style>
    <style:style style:name="ConditionalStyle_5f_230" style:display-name="ConditionalStyle_230" style:family="table-cell" style:parent-style-name="Default">
      <style:table-cell-properties fo:border="none"/>
    </style:style>
    <style:style style:name="ConditionalStyle_5f_229" style:display-name="ConditionalStyle_229" style:family="table-cell" style:parent-style-name="Default">
      <style:table-cell-properties fo:border="none"/>
    </style:style>
    <style:style style:name="ConditionalStyle_5f_228" style:display-name="ConditionalStyle_228" style:family="table-cell" style:parent-style-name="Default">
      <style:table-cell-properties fo:background-color="transparent" fo:border="none"/>
    </style:style>
    <style:style style:name="ConditionalStyle_5f_227" style:display-name="ConditionalStyle_227" style:family="table-cell" style:parent-style-name="Default">
      <style:table-cell-properties fo:background-color="transparent" fo:border="0.74pt solid #f79646"/>
    </style:style>
    <style:style style:name="ConditionalStyle_5f_226" style:display-name="ConditionalStyle_226" style:family="table-cell" style:parent-style-name="Default">
      <style:table-cell-properties fo:background-color="transparent" fo:border="0.74pt solid #f79646"/>
    </style:style>
    <style:style style:name="ConditionalStyle_5f_225" style:display-name="ConditionalStyle_225" style:family="table-cell" style:parent-style-name="Default">
      <style:table-cell-properties fo:background-color="transparent" fo:border="0.74pt solid #f79646"/>
    </style:style>
    <style:style style:name="ConditionalStyle_5f_224" style:display-name="ConditionalStyle_224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223" style:display-name="ConditionalStyle_223" style:family="table-cell" style:parent-style-name="Default">
      <style:table-cell-properties fo:background-color="#9f9fa0" fo:border="none"/>
      <style:text-properties fo:color="#000000"/>
    </style:style>
    <style:style style:name="ConditionalStyle_5f_222" style:display-name="ConditionalStyle_222" style:family="table-cell" style:parent-style-name="Default">
      <style:table-cell-properties fo:background-color="transparent" fo:border="0.74pt solid #f79646"/>
    </style:style>
    <style:style style:name="ConditionalStyle_5f_221" style:display-name="ConditionalStyle_221" style:family="table-cell" style:parent-style-name="Default">
      <style:table-cell-properties fo:background-color="transparent" fo:border="0.74pt solid #f79646"/>
    </style:style>
    <style:style style:name="ConditionalStyle_5f_220" style:display-name="ConditionalStyle_220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219" style:display-name="ConditionalStyle_219" style:family="table-cell" style:parent-style-name="Default">
      <style:table-cell-properties fo:background-color="transparent" fo:border="0.74pt solid #f79646"/>
    </style:style>
    <style:style style:name="ConditionalStyle_5f_218" style:display-name="ConditionalStyle_218" style:family="table-cell" style:parent-style-name="Default">
      <style:table-cell-properties fo:background-color="transparent" fo:border="0.74pt solid #f79646"/>
    </style:style>
    <style:style style:name="ConditionalStyle_5f_217" style:display-name="ConditionalStyle_217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216" style:display-name="ConditionalStyle_216" style:family="table-cell" style:parent-style-name="Default">
      <style:table-cell-properties fo:background-color="transparent" fo:border="0.74pt solid #f79646"/>
    </style:style>
    <style:style style:name="ConditionalStyle_5f_215" style:display-name="ConditionalStyle_215" style:family="table-cell" style:parent-style-name="Default">
      <style:table-cell-properties fo:background-color="transparent" fo:border="0.74pt solid #f79646"/>
    </style:style>
    <style:style style:name="ConditionalStyle_5f_214" style:display-name="ConditionalStyle_214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213" style:display-name="ConditionalStyle_213" style:family="table-cell" style:parent-style-name="Default">
      <style:table-cell-properties fo:background-color="transparent" fo:border="0.74pt solid #f79646"/>
    </style:style>
    <style:style style:name="ConditionalStyle_5f_212" style:display-name="ConditionalStyle_212" style:family="table-cell" style:parent-style-name="Default">
      <style:table-cell-properties fo:background-color="transparent" fo:border="0.74pt solid #f79646"/>
    </style:style>
    <style:style style:name="ConditionalStyle_5f_211" style:display-name="ConditionalStyle_211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210" style:display-name="ConditionalStyle_210" style:family="table-cell" style:parent-style-name="Default">
      <style:table-cell-properties fo:background-color="transparent" fo:border="0.74pt solid #f79646"/>
    </style:style>
    <style:style style:name="ConditionalStyle_5f_209" style:display-name="ConditionalStyle_209" style:family="table-cell" style:parent-style-name="Default">
      <style:table-cell-properties fo:background-color="transparent" fo:border="0.74pt solid #f79646"/>
    </style:style>
    <style:style style:name="ConditionalStyle_5f_208" style:display-name="ConditionalStyle_208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207" style:display-name="ConditionalStyle_207" style:family="table-cell" style:parent-style-name="Default">
      <style:table-cell-properties fo:background-color="transparent" fo:border="0.74pt solid #f79646"/>
    </style:style>
    <style:style style:name="ConditionalStyle_5f_206" style:display-name="ConditionalStyle_206" style:family="table-cell" style:parent-style-name="Default">
      <style:table-cell-properties fo:background-color="transparent" fo:border="0.74pt solid #f79646"/>
    </style:style>
    <style:style style:name="ConditionalStyle_5f_205" style:display-name="ConditionalStyle_205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204" style:display-name="ConditionalStyle_204" style:family="table-cell" style:parent-style-name="Default">
      <style:table-cell-properties fo:background-color="transparent" fo:border="0.74pt solid #f79646"/>
    </style:style>
    <style:style style:name="ConditionalStyle_5f_203" style:display-name="ConditionalStyle_203" style:family="table-cell" style:parent-style-name="Default">
      <style:table-cell-properties fo:background-color="transparent" fo:border="0.74pt solid #f79646"/>
    </style:style>
    <style:style style:name="ConditionalStyle_5f_202" style:display-name="ConditionalStyle_202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201" style:display-name="ConditionalStyle_201" style:family="table-cell" style:parent-style-name="Default">
      <style:table-cell-properties fo:background-color="transparent" fo:border="0.74pt solid #f79646"/>
    </style:style>
    <style:style style:name="ConditionalStyle_5f_200" style:display-name="ConditionalStyle_200" style:family="table-cell" style:parent-style-name="Default">
      <style:table-cell-properties fo:background-color="transparent" fo:border="0.74pt solid #f79646"/>
    </style:style>
    <style:style style:name="ConditionalStyle_5f_199" style:display-name="ConditionalStyle_199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198" style:display-name="ConditionalStyle_198" style:family="table-cell" style:parent-style-name="Default">
      <style:table-cell-properties fo:background-color="transparent" fo:border="0.74pt solid #f79646"/>
    </style:style>
    <style:style style:name="ConditionalStyle_5f_197" style:display-name="ConditionalStyle_197" style:family="table-cell" style:parent-style-name="Default">
      <style:table-cell-properties fo:background-color="transparent" fo:border="0.74pt solid #f79646"/>
    </style:style>
    <style:style style:name="ConditionalStyle_5f_196" style:display-name="ConditionalStyle_196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195" style:display-name="ConditionalStyle_195" style:family="table-cell" style:parent-style-name="Default">
      <style:table-cell-properties fo:background-color="transparent" fo:border="0.74pt solid #f79646"/>
    </style:style>
    <style:style style:name="ConditionalStyle_5f_194" style:display-name="ConditionalStyle_194" style:family="table-cell" style:parent-style-name="Default">
      <style:table-cell-properties fo:background-color="transparent" fo:border="0.74pt solid #f79646"/>
    </style:style>
    <style:style style:name="ConditionalStyle_5f_193" style:display-name="ConditionalStyle_193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192" style:display-name="ConditionalStyle_192" style:family="table-cell" style:parent-style-name="Default">
      <style:table-cell-properties fo:background-color="transparent" fo:border="0.74pt solid #f79646"/>
    </style:style>
    <style:style style:name="ConditionalStyle_5f_191" style:display-name="ConditionalStyle_191" style:family="table-cell" style:parent-style-name="Default">
      <style:table-cell-properties fo:background-color="transparent" fo:border="0.74pt solid #f79646"/>
    </style:style>
    <style:style style:name="ConditionalStyle_5f_190" style:display-name="ConditionalStyle_190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189" style:display-name="ConditionalStyle_189" style:family="table-cell" style:parent-style-name="Default">
      <style:table-cell-properties fo:background-color="transparent" fo:border="0.74pt solid #f79646"/>
    </style:style>
    <style:style style:name="ConditionalStyle_5f_188" style:display-name="ConditionalStyle_188" style:family="table-cell" style:parent-style-name="Default">
      <style:table-cell-properties fo:background-color="transparent" fo:border="0.74pt solid #f79646"/>
    </style:style>
    <style:style style:name="ConditionalStyle_5f_187" style:display-name="ConditionalStyle_187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186" style:display-name="ConditionalStyle_186" style:family="table-cell" style:parent-style-name="Default">
      <style:table-cell-properties fo:background-color="transparent" fo:border="0.74pt solid #f79646"/>
    </style:style>
    <style:style style:name="ConditionalStyle_5f_185" style:display-name="ConditionalStyle_185" style:family="table-cell" style:parent-style-name="Default">
      <style:table-cell-properties fo:background-color="transparent" fo:border="0.74pt solid #f79646"/>
    </style:style>
    <style:style style:name="ConditionalStyle_5f_184" style:display-name="ConditionalStyle_184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183" style:display-name="ConditionalStyle_183" style:family="table-cell" style:parent-style-name="Default">
      <style:table-cell-properties fo:background-color="transparent" fo:border="0.74pt solid #f79646"/>
    </style:style>
    <style:style style:name="ConditionalStyle_5f_182" style:display-name="ConditionalStyle_182" style:family="table-cell" style:parent-style-name="Default">
      <style:table-cell-properties fo:background-color="transparent" fo:border="0.74pt solid #f79646"/>
    </style:style>
    <style:style style:name="ConditionalStyle_5f_181" style:display-name="ConditionalStyle_181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180" style:display-name="ConditionalStyle_180" style:family="table-cell" style:parent-style-name="Default">
      <style:table-cell-properties fo:background-color="#9f9fa0"/>
    </style:style>
    <style:style style:name="ConditionalStyle_5f_179" style:display-name="ConditionalStyle_179" style:family="table-cell" style:parent-style-name="Default">
      <style:table-cell-properties fo:background-color="#9f9fa0" fo:border="none"/>
      <style:text-properties style:text-line-through-style="none" style:text-line-through-type="none"/>
    </style:style>
    <style:style style:name="ConditionalStyle_5f_178" style:display-name="ConditionalStyle_178" style:family="table-cell" style:parent-style-name="Default">
      <style:table-cell-properties fo:background-color="#ffeb9c"/>
    </style:style>
    <style:style style:name="ConditionalStyle_5f_177" style:display-name="ConditionalStyle_177" style:family="table-cell" style:parent-style-name="Default">
      <style:table-cell-properties fo:background-color="#9f9fa0" fo:border="none"/>
      <style:text-properties style:text-line-through-style="none" style:text-line-through-type="none"/>
    </style:style>
    <style:style style:name="ConditionalStyle_5f_176" style:display-name="ConditionalStyle_176" style:family="table-cell" style:parent-style-name="Default">
      <style:table-cell-properties fo:background-color="#9f9fa0" fo:border="none"/>
      <style:text-properties style:text-line-through-style="none" style:text-line-through-type="none"/>
    </style:style>
    <style:style style:name="ConditionalStyle_5f_175" style:display-name="ConditionalStyle_175" style:family="table-cell" style:parent-style-name="Default">
      <style:table-cell-properties fo:background-color="#9f9fa0" fo:border="none"/>
      <style:text-properties style:text-line-through-style="none" style:text-line-through-type="none"/>
    </style:style>
    <style:style style:name="ConditionalStyle_5f_174" style:display-name="ConditionalStyle_174" style:family="table-cell" style:parent-style-name="Default">
      <style:table-cell-properties fo:background-color="transparent" fo:border="0.74pt solid #f79646"/>
    </style:style>
    <style:style style:name="ConditionalStyle_5f_173" style:display-name="ConditionalStyle_173" style:family="table-cell" style:parent-style-name="Default">
      <style:table-cell-properties fo:background-color="transparent" fo:border="0.74pt solid #f79646"/>
    </style:style>
    <style:style style:name="ConditionalStyle_5f_172" style:display-name="ConditionalStyle_172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171" style:display-name="ConditionalStyle_171" style:family="table-cell" style:parent-style-name="Default">
      <style:table-cell-properties fo:background-color="transparent" fo:border="0.74pt solid #f79646"/>
    </style:style>
    <style:style style:name="ConditionalStyle_5f_170" style:display-name="ConditionalStyle_170" style:family="table-cell" style:parent-style-name="Default">
      <style:table-cell-properties fo:background-color="transparent" fo:border="0.74pt solid #f79646"/>
    </style:style>
    <style:style style:name="ConditionalStyle_5f_169" style:display-name="ConditionalStyle_169" style:family="table-cell" style:parent-style-name="Default">
      <style:table-cell-properties fo:border-bottom="0.74pt solid #f79646" fo:background-color="transparent" fo:border-left="0.74pt solid #f79646" fo:border-right="none" fo:border-top="0.74pt solid #f79646"/>
    </style:style>
    <style:style style:name="ConditionalStyle_5f_168" style:display-name="ConditionalStyle_168" style:family="table-cell" style:parent-style-name="Default">
      <style:table-cell-properties fo:background-color="transparent" fo:border="none"/>
    </style:style>
    <style:style style:name="ConditionalStyle_5f_167" style:display-name="ConditionalStyle_167" style:family="table-cell" style:parent-style-name="Default">
      <style:table-cell-properties fo:background-color="transparent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91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loext:scale-to-Y="99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97mm" fo:page-height="210.01mm" style:num-format="1" style:print-orientation="landscape" fo:margin-top="25.4mm" fo:margin-bottom="25.4mm" fo:margin-left="19.05mm" fo:margin-right="19.05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9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0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lidation" style:display-name="PageStyle_Valid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put_20_-_20_Report_20__28_CCG_29_" style:display-name="PageStyle_Output - Report (CCG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nchmarking_20_-_20_Hotspots_20_profile" style:display-name="PageStyle_Benchmarking - Hotspots 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20_-_20_Treasury_20_format" style:display-name="PageStyle_Output - Treasury form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put_20_-_20_Report_20__28_provider_29_" style:display-name="PageStyle_Output - Report (provider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rganisation_20_summary_20_201612" style:display-name="PageStyle_Organisation summary 2016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llating_20_info" style:display-name="PageStyle_Collating 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050_20_whole_20_2012_20_curve" style:display-name="PageStyle_T2050 whole 2012 curve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argets_20_to_20_2050_20_whole_20_curve" style:display-name="PageStyle_Targets to 2050 whole curv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Taxi_20_" style:display-name="PageStyle_Taxi 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GoUltraLow" style:display-name="PageStyle_GoUltraLo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" style:display-name="PageStyle_Input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arbon_20_Factors" style:display-name="PageStyle_Carbon Facto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 Department</meta:initial-creator>
    <meta:print-date>2014-12-01T16:21:48</meta:print-date>
    <meta:creation-date>2013-09-24T09:01:59</meta:creation-date>
    <dc:date>2017-11-24T16:55:42.178645330</dc:date>
    <meta:generator>LibreOffice/5.4.1.2$Linux_X86_64 LibreOffice_project/40m0$Build-2</meta:generator>
    <meta:editing-duration>PT15M54S</meta:editing-duration>
    <meta:editing-cycles>1</meta:editing-cycles>
    <meta:document-statistic meta:table-count="1" meta:cell-count="1784" meta:object-count="0"/>
    <meta:user-defined meta:name="AppVersion">14.0300</meta:user-defined>
    <meta:user-defined meta:name="Company">SH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